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 table:protected="true" table:protection-key="ANhKMX9NW9gAtxJxgDOgqmGJi5I=" table:protection-key-digest-algorithm="http://www.w3.org/2000/09/xmldsig#sha1">
        <loext:table-protection loext:select-protected-cells="true" loext:select-unprotected-cells="true"/>
        <table:table-column table:style-name="co1" table:number-columns-repeated="4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[.A1]+PI() / 25" office:value-type="float" office:value="0.125663706143592" calcext:value-type="float">
            <text:p>0,125663706143592</text:p>
          </table:table-cell>
          <table:table-cell office:value-type="float" office:value="10" calcext:value-type="float">
            <text:p>10</text:p>
          </table:table-cell>
          <table:table-cell table:formula="of:=3*SIN([.A1])" office:value-type="float" office:value="0" calcext:value-type="float">
            <text:p>0</text:p>
          </table:table-cell>
          <table:table-cell table:formula="of:=3*COS([.A1])" office:value-type="float" office:value="3" calcext:value-type="float">
            <text:p>3</text:p>
          </table:table-cell>
          <table:table-cell office:value-type="string" calcext:value-type="string">
            <text:p>;</text:p>
          </table:table-cell>
          <table:table-cell office:value-type="float" office:value="10" calcext:value-type="float">
            <text:p>10</text:p>
          </table:table-cell>
          <table:table-cell table:formula="of:=3*SIN([.B1])" office:value-type="float" office:value="0.375999700692913" calcext:value-type="float">
            <text:p>0,375999700692913</text:p>
          </table:table-cell>
          <table:table-cell table:formula="of:=3*COS([.B1])" office:value-type="float" office:value="2.97634410394343" calcext:value-type="float">
            <text:p>2,97634410394343</text:p>
          </table:table-cell>
          <table:table-cell office:value-type="string" calcext:value-type="string">
            <text:p>|</text:p>
          </table:table-cell>
          <table:table-cell office:value-type="float" office:value="-10" calcext:value-type="float">
            <text:p>-10</text:p>
          </table:table-cell>
          <table:table-cell table:formula="of:=3*SIN([.A1])" office:value-type="float" office:value="0" calcext:value-type="float">
            <text:p>0</text:p>
          </table:table-cell>
          <table:table-cell table:formula="of:=3*COS([.A1])" office:value-type="float" office:value="3" calcext:value-type="float">
            <text:p>3</text:p>
          </table:table-cell>
          <table:table-cell office:value-type="string" calcext:value-type="string">
            <text:p>;</text:p>
          </table:table-cell>
          <table:table-cell office:value-type="float" office:value="-10" calcext:value-type="float">
            <text:p>-10</text:p>
          </table:table-cell>
          <table:table-cell table:formula="of:=3*SIN([.B1])" office:value-type="float" office:value="0.375999700692913" calcext:value-type="float">
            <text:p>0,375999700692913</text:p>
          </table:table-cell>
          <table:table-cell table:formula="of:=3*COS([.B1])" office:value-type="float" office:value="2.97634410394343" calcext:value-type="float">
            <text:p>2,97634410394343</text:p>
          </table:table-cell>
          <table:table-cell office:value-type="string" calcext:value-type="string">
            <text:p>|</text:p>
          </table:table-cell>
          <table:table-cell table:formula="of:=3*SIN([.A1]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3*COS([.A1])" office:value-type="float" office:value="3" calcext:value-type="float">
            <text:p>3</text:p>
          </table:table-cell>
          <table:table-cell office:value-type="string" calcext:value-type="string">
            <text:p>;</text:p>
          </table:table-cell>
          <table:table-cell table:formula="of:=3*SIN([.B1])" office:value-type="float" office:value="0.375999700692913" calcext:value-type="float">
            <text:p>0,375999700692913</text:p>
          </table:table-cell>
          <table:table-cell office:value-type="float" office:value="10" calcext:value-type="float">
            <text:p>10</text:p>
          </table:table-cell>
          <table:table-cell table:formula="of:=3*COS([.B1])" office:value-type="float" office:value="2.97634410394343" calcext:value-type="float">
            <text:p>2,97634410394343</text:p>
          </table:table-cell>
          <table:table-cell office:value-type="string" calcext:value-type="string">
            <text:p>|</text:p>
          </table:table-cell>
          <table:table-cell table:formula="of:=3*SIN([.A1])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formula="of:=3*COS([.A1])" office:value-type="float" office:value="3" calcext:value-type="float">
            <text:p>3</text:p>
          </table:table-cell>
          <table:table-cell office:value-type="string" calcext:value-type="string">
            <text:p>;</text:p>
          </table:table-cell>
          <table:table-cell table:formula="of:=3*SIN([.B1])" office:value-type="float" office:value="0.375999700692913" calcext:value-type="float">
            <text:p>0,375999700692913</text:p>
          </table:table-cell>
          <table:table-cell office:value-type="float" office:value="-10" calcext:value-type="float">
            <text:p>-10</text:p>
          </table:table-cell>
          <table:table-cell table:formula="of:=3*COS([.B1])" office:value-type="float" office:value="2.97634410394343" calcext:value-type="float">
            <text:p>2,97634410394343</text:p>
          </table:table-cell>
          <table:table-cell office:value-type="string" calcext:value-type="string">
            <text:p>|</text:p>
          </table:table-cell>
          <table:table-cell table:formula="of:=3*SIN(4*[.A1])" office:value-type="float" office:value="0" calcext:value-type="float">
            <text:p>0</text:p>
          </table:table-cell>
          <table:table-cell table:formula="of:=3*COS(4*[.A1])" office:value-type="float" office:value="3" calcext:value-type="float">
            <text:p>3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;</text:p>
          </table:table-cell>
          <table:table-cell table:formula="of:=3*SIN(4*[.B1])" office:value-type="float" office:value="1.44526102230515" calcext:value-type="float">
            <text:p>1,44526102230515</text:p>
          </table:table-cell>
          <table:table-cell table:formula="of:=3*COS(4*[.B1])" office:value-type="float" office:value="2.62892004013159" calcext:value-type="float">
            <text:p>2,62892004013159</text:p>
          </table:table-cell>
          <table:table-cell table:formula="of:=-15 + 30/50" office:value-type="float" office:value="-14.4" calcext:value-type="float">
            <text:p>-14,4</text:p>
          </table:table-cell>
        </table:table-row>
        <table:table-row table:style-name="ro1">
          <table:table-cell table:formula="of:=[.A1]+2*PI() / 50" office:value-type="float" office:value="0.125663706143592" calcext:value-type="float">
            <text:p>0,125663706143592</text:p>
          </table:table-cell>
          <table:table-cell table:formula="of:=[.A2]+PI() / 25" office:value-type="float" office:value="0.251327412287183" calcext:value-type="float">
            <text:p>0,251327412287183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2])" office:value-type="float" office:value="0.375999700692913" calcext:value-type="float">
            <text:p>0,375999700692913</text:p>
          </table:table-cell>
          <table:table-cell table:formula="of:=3*COS([.A2])" office:value-type="float" office:value="2.97634410394343" calcext:value-type="float">
            <text:p>2,97634410394343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2])" office:value-type="float" office:value="0.746069661494564" calcext:value-type="float">
            <text:p>0,746069661494564</text:p>
          </table:table-cell>
          <table:table-cell table:formula="of:=3*COS([.B2])" office:value-type="float" office:value="2.90574948338589" calcext:value-type="float">
            <text:p>2,90574948338589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2])" office:value-type="float" office:value="0.375999700692913" calcext:value-type="float">
            <text:p>0,375999700692913</text:p>
          </table:table-cell>
          <table:table-cell table:formula="of:=3*COS([.A2])" office:value-type="float" office:value="2.97634410394343" calcext:value-type="float">
            <text:p>2,97634410394343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2])" office:value-type="float" office:value="0.746069661494564" calcext:value-type="float">
            <text:p>0,746069661494564</text:p>
          </table:table-cell>
          <table:table-cell table:formula="of:=3*COS([.B2])" office:value-type="float" office:value="2.90574948338589" calcext:value-type="float">
            <text:p>2,90574948338589</text:p>
          </table:table-cell>
          <table:table-cell office:value-type="string" calcext:value-type="string">
            <text:p>|</text:p>
          </table:table-cell>
          <table:table-cell table:formula="of:=3*SIN([.A2])" office:value-type="float" office:value="0.375999700692913" calcext:value-type="float">
            <text:p>0,375999700692913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2])" office:value-type="float" office:value="2.97634410394343" calcext:value-type="float">
            <text:p>2,97634410394343</text:p>
          </table:table-cell>
          <table:table-cell office:value-type="string" calcext:value-type="string">
            <text:p>;</text:p>
          </table:table-cell>
          <table:table-cell table:formula="of:=3*SIN([.B2])" office:value-type="float" office:value="0.746069661494564" calcext:value-type="float">
            <text:p>0,746069661494564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2])" office:value-type="float" office:value="2.90574948338589" calcext:value-type="float">
            <text:p>2,90574948338589</text:p>
          </table:table-cell>
          <table:table-cell office:value-type="string" calcext:value-type="string">
            <text:p>|</text:p>
          </table:table-cell>
          <table:table-cell table:formula="of:=3*SIN([.A2])" office:value-type="float" office:value="0.375999700692913" calcext:value-type="float">
            <text:p>0,375999700692913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2])" office:value-type="float" office:value="2.97634410394343" calcext:value-type="float">
            <text:p>2,97634410394343</text:p>
          </table:table-cell>
          <table:table-cell office:value-type="string" calcext:value-type="string">
            <text:p>;</text:p>
          </table:table-cell>
          <table:table-cell table:formula="of:=3*SIN([.B2])" office:value-type="float" office:value="0.746069661494564" calcext:value-type="float">
            <text:p>0,746069661494564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2])" office:value-type="float" office:value="2.90574948338589" calcext:value-type="float">
            <text:p>2,90574948338589</text:p>
          </table:table-cell>
          <table:table-cell office:value-type="string" calcext:value-type="string">
            <text:p>|</text:p>
          </table:table-cell>
          <table:table-cell table:formula="of:=3*SIN(4*[.A2])" office:value-type="float" office:value="1.44526102230515" calcext:value-type="float">
            <text:p>1,44526102230515</text:p>
          </table:table-cell>
          <table:table-cell table:formula="of:=3*COS(4*[.A2])" office:value-type="float" office:value="2.62892004013159" calcext:value-type="float">
            <text:p>2,62892004013159</text:p>
          </table:table-cell>
          <table:table-cell table:formula="of:=[.AK1] + 30/50" office:value-type="float" office:value="-14.4" calcext:value-type="float">
            <text:p>-14,4</text:p>
          </table:table-cell>
          <table:table-cell office:value-type="string" calcext:value-type="string">
            <text:p>;</text:p>
          </table:table-cell>
          <table:table-cell table:formula="of:=3*SIN(4*[.B2])" office:value-type="float" office:value="2.53298377650605" calcext:value-type="float">
            <text:p>2,53298377650605</text:p>
          </table:table-cell>
          <table:table-cell table:formula="of:=3*COS(4*[.B2])" office:value-type="float" office:value="1.60748038493699" calcext:value-type="float">
            <text:p>1,60748038493699</text:p>
          </table:table-cell>
          <table:table-cell table:formula="of:=[.AO1] + 30/50" office:value-type="float" office:value="-13.8" calcext:value-type="float">
            <text:p>-13,8</text:p>
          </table:table-cell>
        </table:table-row>
        <table:table-row table:style-name="ro1">
          <table:table-cell table:formula="of:=[.A2]+2*PI() / 50" office:value-type="float" office:value="0.251327412287183" calcext:value-type="float">
            <text:p>0,251327412287183</text:p>
          </table:table-cell>
          <table:table-cell table:formula="of:=[.A3]+PI() / 25" office:value-type="float" office:value="0.376991118430775" calcext:value-type="float">
            <text:p>0,376991118430775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3])" office:value-type="float" office:value="0.746069661494564" calcext:value-type="float">
            <text:p>0,746069661494564</text:p>
          </table:table-cell>
          <table:table-cell table:formula="of:=3*COS([.A3])" office:value-type="float" office:value="2.90574948338589" calcext:value-type="float">
            <text:p>2,90574948338589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3])" office:value-type="float" office:value="1.10437365805403" calcext:value-type="float">
            <text:p>1,10437365805403</text:p>
          </table:table-cell>
          <table:table-cell table:formula="of:=3*COS([.B3])" office:value-type="float" office:value="2.78932945766475" calcext:value-type="float">
            <text:p>2,78932945766475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3])" office:value-type="float" office:value="0.746069661494564" calcext:value-type="float">
            <text:p>0,746069661494564</text:p>
          </table:table-cell>
          <table:table-cell table:formula="of:=3*COS([.A3])" office:value-type="float" office:value="2.90574948338589" calcext:value-type="float">
            <text:p>2,90574948338589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3])" office:value-type="float" office:value="1.10437365805403" calcext:value-type="float">
            <text:p>1,10437365805403</text:p>
          </table:table-cell>
          <table:table-cell table:formula="of:=3*COS([.B3])" office:value-type="float" office:value="2.78932945766475" calcext:value-type="float">
            <text:p>2,78932945766475</text:p>
          </table:table-cell>
          <table:table-cell office:value-type="string" calcext:value-type="string">
            <text:p>|</text:p>
          </table:table-cell>
          <table:table-cell table:formula="of:=3*SIN([.A3])" office:value-type="float" office:value="0.746069661494564" calcext:value-type="float">
            <text:p>0,746069661494564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3])" office:value-type="float" office:value="2.90574948338589" calcext:value-type="float">
            <text:p>2,90574948338589</text:p>
          </table:table-cell>
          <table:table-cell office:value-type="string" calcext:value-type="string">
            <text:p>;</text:p>
          </table:table-cell>
          <table:table-cell table:formula="of:=3*SIN([.B3])" office:value-type="float" office:value="1.10437365805403" calcext:value-type="float">
            <text:p>1,10437365805403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3])" office:value-type="float" office:value="2.78932945766475" calcext:value-type="float">
            <text:p>2,78932945766475</text:p>
          </table:table-cell>
          <table:table-cell office:value-type="string" calcext:value-type="string">
            <text:p>|</text:p>
          </table:table-cell>
          <table:table-cell table:formula="of:=3*SIN([.A3])" office:value-type="float" office:value="0.746069661494564" calcext:value-type="float">
            <text:p>0,746069661494564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3])" office:value-type="float" office:value="2.90574948338589" calcext:value-type="float">
            <text:p>2,90574948338589</text:p>
          </table:table-cell>
          <table:table-cell office:value-type="string" calcext:value-type="string">
            <text:p>;</text:p>
          </table:table-cell>
          <table:table-cell table:formula="of:=3*SIN([.B3])" office:value-type="float" office:value="1.10437365805403" calcext:value-type="float">
            <text:p>1,10437365805403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3])" office:value-type="float" office:value="2.78932945766475" calcext:value-type="float">
            <text:p>2,78932945766475</text:p>
          </table:table-cell>
          <table:table-cell office:value-type="string" calcext:value-type="string">
            <text:p>|</text:p>
          </table:table-cell>
          <table:table-cell table:formula="of:=3*SIN(4*[.A3])" office:value-type="float" office:value="2.53298377650605" calcext:value-type="float">
            <text:p>2,53298377650605</text:p>
          </table:table-cell>
          <table:table-cell table:formula="of:=3*COS(4*[.A3])" office:value-type="float" office:value="1.60748038493699" calcext:value-type="float">
            <text:p>1,60748038493699</text:p>
          </table:table-cell>
          <table:table-cell table:formula="of:=[.AK2] + 30/50" office:value-type="float" office:value="-13.8" calcext:value-type="float">
            <text:p>-13,8</text:p>
          </table:table-cell>
          <table:table-cell office:value-type="string" calcext:value-type="string">
            <text:p>;</text:p>
          </table:table-cell>
          <table:table-cell table:formula="of:=3*SIN(4*[.B3])" office:value-type="float" office:value="2.99408018528481" calcext:value-type="float">
            <text:p>2,99408018528481</text:p>
          </table:table-cell>
          <table:table-cell table:formula="of:=3*COS(4*[.B3])" office:value-type="float" office:value="0.18837155858794" calcext:value-type="float">
            <text:p>0,18837155858794</text:p>
          </table:table-cell>
          <table:table-cell table:formula="of:=[.AO2] + 30/50" office:value-type="float" office:value="-13.2" calcext:value-type="float">
            <text:p>-13,2</text:p>
          </table:table-cell>
        </table:table-row>
        <table:table-row table:style-name="ro1">
          <table:table-cell table:formula="of:=[.A3]+2*PI() / 50" office:value-type="float" office:value="0.376991118430775" calcext:value-type="float">
            <text:p>0,376991118430775</text:p>
          </table:table-cell>
          <table:table-cell table:formula="of:=[.A4]+PI() / 25" office:value-type="float" office:value="0.502654824574367" calcext:value-type="float">
            <text:p>0,502654824574367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4])" office:value-type="float" office:value="1.10437365805403" calcext:value-type="float">
            <text:p>1,10437365805403</text:p>
          </table:table-cell>
          <table:table-cell table:formula="of:=3*COS([.A4])" office:value-type="float" office:value="2.78932945766475" calcext:value-type="float">
            <text:p>2,78932945766475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4])" office:value-type="float" office:value="1.44526102230515" calcext:value-type="float">
            <text:p>1,44526102230515</text:p>
          </table:table-cell>
          <table:table-cell table:formula="of:=3*COS([.B4])" office:value-type="float" office:value="2.62892004013159" calcext:value-type="float">
            <text:p>2,62892004013159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4])" office:value-type="float" office:value="1.10437365805403" calcext:value-type="float">
            <text:p>1,10437365805403</text:p>
          </table:table-cell>
          <table:table-cell table:formula="of:=3*COS([.A4])" office:value-type="float" office:value="2.78932945766475" calcext:value-type="float">
            <text:p>2,78932945766475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4])" office:value-type="float" office:value="1.44526102230515" calcext:value-type="float">
            <text:p>1,44526102230515</text:p>
          </table:table-cell>
          <table:table-cell table:formula="of:=3*COS([.B4])" office:value-type="float" office:value="2.62892004013159" calcext:value-type="float">
            <text:p>2,62892004013159</text:p>
          </table:table-cell>
          <table:table-cell office:value-type="string" calcext:value-type="string">
            <text:p>|</text:p>
          </table:table-cell>
          <table:table-cell table:formula="of:=3*SIN([.A4])" office:value-type="float" office:value="1.10437365805403" calcext:value-type="float">
            <text:p>1,10437365805403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4])" office:value-type="float" office:value="2.78932945766475" calcext:value-type="float">
            <text:p>2,78932945766475</text:p>
          </table:table-cell>
          <table:table-cell office:value-type="string" calcext:value-type="string">
            <text:p>;</text:p>
          </table:table-cell>
          <table:table-cell table:formula="of:=3*SIN([.B4])" office:value-type="float" office:value="1.44526102230515" calcext:value-type="float">
            <text:p>1,44526102230515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4])" office:value-type="float" office:value="2.62892004013159" calcext:value-type="float">
            <text:p>2,62892004013159</text:p>
          </table:table-cell>
          <table:table-cell office:value-type="string" calcext:value-type="string">
            <text:p>|</text:p>
          </table:table-cell>
          <table:table-cell table:formula="of:=3*SIN([.A4])" office:value-type="float" office:value="1.10437365805403" calcext:value-type="float">
            <text:p>1,10437365805403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4])" office:value-type="float" office:value="2.78932945766475" calcext:value-type="float">
            <text:p>2,78932945766475</text:p>
          </table:table-cell>
          <table:table-cell office:value-type="string" calcext:value-type="string">
            <text:p>;</text:p>
          </table:table-cell>
          <table:table-cell table:formula="of:=3*SIN([.B4])" office:value-type="float" office:value="1.44526102230515" calcext:value-type="float">
            <text:p>1,44526102230515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4])" office:value-type="float" office:value="2.62892004013159" calcext:value-type="float">
            <text:p>2,62892004013159</text:p>
          </table:table-cell>
          <table:table-cell office:value-type="string" calcext:value-type="string">
            <text:p>|</text:p>
          </table:table-cell>
          <table:table-cell table:formula="of:=3*SIN(4*[.A4])" office:value-type="float" office:value="2.99408018528481" calcext:value-type="float">
            <text:p>2,99408018528481</text:p>
          </table:table-cell>
          <table:table-cell table:formula="of:=3*COS(4*[.A4])" office:value-type="float" office:value="0.18837155858794" calcext:value-type="float">
            <text:p>0,18837155858794</text:p>
          </table:table-cell>
          <table:table-cell table:formula="of:=[.AK3] + 30/50" office:value-type="float" office:value="-13.2" calcext:value-type="float">
            <text:p>-13,2</text:p>
          </table:table-cell>
          <table:table-cell office:value-type="string" calcext:value-type="string">
            <text:p>;</text:p>
          </table:table-cell>
          <table:table-cell table:formula="of:=3*SIN(4*[.B4])" office:value-type="float" office:value="2.71448115739806" calcext:value-type="float">
            <text:p>2,71448115739806</text:p>
          </table:table-cell>
          <table:table-cell table:formula="of:=3*COS(4*[.B4])" office:value-type="float" office:value="-1.27733787469522" calcext:value-type="float">
            <text:p>-1,27733787469522</text:p>
          </table:table-cell>
          <table:table-cell table:formula="of:=[.AO3] + 30/50" office:value-type="float" office:value="-12.6" calcext:value-type="float">
            <text:p>-12,6</text:p>
          </table:table-cell>
        </table:table-row>
        <table:table-row table:style-name="ro1">
          <table:table-cell table:formula="of:=[.A4]+2*PI() / 50" office:value-type="float" office:value="0.502654824574367" calcext:value-type="float">
            <text:p>0,502654824574367</text:p>
          </table:table-cell>
          <table:table-cell table:formula="of:=[.A5]+PI() / 25" office:value-type="float" office:value="0.628318530717959" calcext:value-type="float">
            <text:p>0,628318530717959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5])" office:value-type="float" office:value="1.44526102230515" calcext:value-type="float">
            <text:p>1,44526102230515</text:p>
          </table:table-cell>
          <table:table-cell table:formula="of:=3*COS([.A5])" office:value-type="float" office:value="2.62892004013159" calcext:value-type="float">
            <text:p>2,62892004013159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5])" office:value-type="float" office:value="1.76335575687742" calcext:value-type="float">
            <text:p>1,76335575687742</text:p>
          </table:table-cell>
          <table:table-cell table:formula="of:=3*COS([.B5])" office:value-type="float" office:value="2.42705098312484" calcext:value-type="float">
            <text:p>2,42705098312484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5])" office:value-type="float" office:value="1.44526102230515" calcext:value-type="float">
            <text:p>1,44526102230515</text:p>
          </table:table-cell>
          <table:table-cell table:formula="of:=3*COS([.A5])" office:value-type="float" office:value="2.62892004013159" calcext:value-type="float">
            <text:p>2,62892004013159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5])" office:value-type="float" office:value="1.76335575687742" calcext:value-type="float">
            <text:p>1,76335575687742</text:p>
          </table:table-cell>
          <table:table-cell table:formula="of:=3*COS([.B5])" office:value-type="float" office:value="2.42705098312484" calcext:value-type="float">
            <text:p>2,42705098312484</text:p>
          </table:table-cell>
          <table:table-cell office:value-type="string" calcext:value-type="string">
            <text:p>|</text:p>
          </table:table-cell>
          <table:table-cell table:formula="of:=3*SIN([.A5])" office:value-type="float" office:value="1.44526102230515" calcext:value-type="float">
            <text:p>1,44526102230515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5])" office:value-type="float" office:value="2.62892004013159" calcext:value-type="float">
            <text:p>2,62892004013159</text:p>
          </table:table-cell>
          <table:table-cell office:value-type="string" calcext:value-type="string">
            <text:p>;</text:p>
          </table:table-cell>
          <table:table-cell table:formula="of:=3*SIN([.B5])" office:value-type="float" office:value="1.76335575687742" calcext:value-type="float">
            <text:p>1,76335575687742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5])" office:value-type="float" office:value="2.42705098312484" calcext:value-type="float">
            <text:p>2,42705098312484</text:p>
          </table:table-cell>
          <table:table-cell office:value-type="string" calcext:value-type="string">
            <text:p>|</text:p>
          </table:table-cell>
          <table:table-cell table:formula="of:=3*SIN([.A5])" office:value-type="float" office:value="1.44526102230515" calcext:value-type="float">
            <text:p>1,44526102230515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5])" office:value-type="float" office:value="2.62892004013159" calcext:value-type="float">
            <text:p>2,62892004013159</text:p>
          </table:table-cell>
          <table:table-cell office:value-type="string" calcext:value-type="string">
            <text:p>;</text:p>
          </table:table-cell>
          <table:table-cell table:formula="of:=3*SIN([.B5])" office:value-type="float" office:value="1.76335575687742" calcext:value-type="float">
            <text:p>1,76335575687742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5])" office:value-type="float" office:value="2.42705098312484" calcext:value-type="float">
            <text:p>2,42705098312484</text:p>
          </table:table-cell>
          <table:table-cell office:value-type="string" calcext:value-type="string">
            <text:p>|</text:p>
          </table:table-cell>
          <table:table-cell table:formula="of:=3*SIN(4*[.A5])" office:value-type="float" office:value="2.71448115739806" calcext:value-type="float">
            <text:p>2,71448115739806</text:p>
          </table:table-cell>
          <table:table-cell table:formula="of:=3*COS(4*[.A5])" office:value-type="float" office:value="-1.27733787469522" calcext:value-type="float">
            <text:p>-1,27733787469522</text:p>
          </table:table-cell>
          <table:table-cell table:formula="of:=[.AK4] + 30/50" office:value-type="float" office:value="-12.6" calcext:value-type="float">
            <text:p>-12,6</text:p>
          </table:table-cell>
          <table:table-cell office:value-type="string" calcext:value-type="string">
            <text:p>;</text:p>
          </table:table-cell>
          <table:table-cell table:formula="of:=3*SIN(4*[.B5])" office:value-type="float" office:value="1.76335575687742" calcext:value-type="float">
            <text:p>1,76335575687742</text:p>
          </table:table-cell>
          <table:table-cell table:formula="of:=3*COS(4*[.B5])" office:value-type="float" office:value="-2.42705098312484" calcext:value-type="float">
            <text:p>-2,42705098312484</text:p>
          </table:table-cell>
          <table:table-cell table:formula="of:=[.AO4] + 30/50" office:value-type="float" office:value="-12" calcext:value-type="float">
            <text:p>-12</text:p>
          </table:table-cell>
        </table:table-row>
        <table:table-row table:style-name="ro1">
          <table:table-cell table:formula="of:=[.A5]+2*PI() / 50" office:value-type="float" office:value="0.628318530717959" calcext:value-type="float">
            <text:p>0,628318530717959</text:p>
          </table:table-cell>
          <table:table-cell table:formula="of:=[.A6]+PI() / 25" office:value-type="float" office:value="0.75398223686155" calcext:value-type="float">
            <text:p>0,75398223686155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6])" office:value-type="float" office:value="1.76335575687742" calcext:value-type="float">
            <text:p>1,76335575687742</text:p>
          </table:table-cell>
          <table:table-cell table:formula="of:=3*COS([.A6])" office:value-type="float" office:value="2.42705098312484" calcext:value-type="float">
            <text:p>2,42705098312484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6])" office:value-type="float" office:value="2.05364131778607" calcext:value-type="float">
            <text:p>2,05364131778607</text:p>
          </table:table-cell>
          <table:table-cell table:formula="of:=3*COS([.B6])" office:value-type="float" office:value="2.18690588226423" calcext:value-type="float">
            <text:p>2,18690588226423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6])" office:value-type="float" office:value="1.76335575687742" calcext:value-type="float">
            <text:p>1,76335575687742</text:p>
          </table:table-cell>
          <table:table-cell table:formula="of:=3*COS([.A6])" office:value-type="float" office:value="2.42705098312484" calcext:value-type="float">
            <text:p>2,42705098312484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6])" office:value-type="float" office:value="2.05364131778607" calcext:value-type="float">
            <text:p>2,05364131778607</text:p>
          </table:table-cell>
          <table:table-cell table:formula="of:=3*COS([.B6])" office:value-type="float" office:value="2.18690588226423" calcext:value-type="float">
            <text:p>2,18690588226423</text:p>
          </table:table-cell>
          <table:table-cell office:value-type="string" calcext:value-type="string">
            <text:p>|</text:p>
          </table:table-cell>
          <table:table-cell table:formula="of:=3*SIN([.A6])" office:value-type="float" office:value="1.76335575687742" calcext:value-type="float">
            <text:p>1,76335575687742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6])" office:value-type="float" office:value="2.42705098312484" calcext:value-type="float">
            <text:p>2,42705098312484</text:p>
          </table:table-cell>
          <table:table-cell office:value-type="string" calcext:value-type="string">
            <text:p>;</text:p>
          </table:table-cell>
          <table:table-cell table:formula="of:=3*SIN([.B6])" office:value-type="float" office:value="2.05364131778607" calcext:value-type="float">
            <text:p>2,05364131778607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6])" office:value-type="float" office:value="2.18690588226423" calcext:value-type="float">
            <text:p>2,18690588226423</text:p>
          </table:table-cell>
          <table:table-cell office:value-type="string" calcext:value-type="string">
            <text:p>|</text:p>
          </table:table-cell>
          <table:table-cell table:formula="of:=3*SIN([.A6])" office:value-type="float" office:value="1.76335575687742" calcext:value-type="float">
            <text:p>1,76335575687742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6])" office:value-type="float" office:value="2.42705098312484" calcext:value-type="float">
            <text:p>2,42705098312484</text:p>
          </table:table-cell>
          <table:table-cell office:value-type="string" calcext:value-type="string">
            <text:p>;</text:p>
          </table:table-cell>
          <table:table-cell table:formula="of:=3*SIN([.B6])" office:value-type="float" office:value="2.05364131778607" calcext:value-type="float">
            <text:p>2,05364131778607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6])" office:value-type="float" office:value="2.18690588226423" calcext:value-type="float">
            <text:p>2,18690588226423</text:p>
          </table:table-cell>
          <table:table-cell office:value-type="string" calcext:value-type="string">
            <text:p>|</text:p>
          </table:table-cell>
          <table:table-cell table:formula="of:=3*SIN(4*[.A6])" office:value-type="float" office:value="1.76335575687742" calcext:value-type="float">
            <text:p>1,76335575687742</text:p>
          </table:table-cell>
          <table:table-cell table:formula="of:=3*COS(4*[.A6])" office:value-type="float" office:value="-2.42705098312484" calcext:value-type="float">
            <text:p>-2,42705098312484</text:p>
          </table:table-cell>
          <table:table-cell table:formula="of:=[.AK5] + 30/50" office:value-type="float" office:value="-12" calcext:value-type="float">
            <text:p>-12</text:p>
          </table:table-cell>
          <table:table-cell office:value-type="string" calcext:value-type="string">
            <text:p>;</text:p>
          </table:table-cell>
          <table:table-cell table:formula="of:=3*SIN(4*[.B6])" office:value-type="float" office:value="0.375999700692914" calcext:value-type="float">
            <text:p>0,375999700692914</text:p>
          </table:table-cell>
          <table:table-cell table:formula="of:=3*COS(4*[.B6])" office:value-type="float" office:value="-2.97634410394343" calcext:value-type="float">
            <text:p>-2,97634410394343</text:p>
          </table:table-cell>
          <table:table-cell table:formula="of:=[.AO5] + 30/50" office:value-type="float" office:value="-11.4" calcext:value-type="float">
            <text:p>-11,4</text:p>
          </table:table-cell>
        </table:table-row>
        <table:table-row table:style-name="ro1">
          <table:table-cell table:formula="of:=[.A6]+2*PI() / 50" office:value-type="float" office:value="0.75398223686155" calcext:value-type="float">
            <text:p>0,75398223686155</text:p>
          </table:table-cell>
          <table:table-cell table:formula="of:=[.A7]+PI() / 25" office:value-type="float" office:value="0.879645943005142" calcext:value-type="float">
            <text:p>0,879645943005142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7])" office:value-type="float" office:value="2.05364131778607" calcext:value-type="float">
            <text:p>2,05364131778607</text:p>
          </table:table-cell>
          <table:table-cell table:formula="of:=3*COS([.A7])" office:value-type="float" office:value="2.18690588226423" calcext:value-type="float">
            <text:p>2,18690588226423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7])" office:value-type="float" office:value="2.31153972832737" calcext:value-type="float">
            <text:p>2,31153972832737</text:p>
          </table:table-cell>
          <table:table-cell table:formula="of:=3*COS([.B7])" office:value-type="float" office:value="1.91227196924607" calcext:value-type="float">
            <text:p>1,91227196924607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7])" office:value-type="float" office:value="2.05364131778607" calcext:value-type="float">
            <text:p>2,05364131778607</text:p>
          </table:table-cell>
          <table:table-cell table:formula="of:=3*COS([.A7])" office:value-type="float" office:value="2.18690588226423" calcext:value-type="float">
            <text:p>2,18690588226423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7])" office:value-type="float" office:value="2.31153972832737" calcext:value-type="float">
            <text:p>2,31153972832737</text:p>
          </table:table-cell>
          <table:table-cell table:formula="of:=3*COS([.B7])" office:value-type="float" office:value="1.91227196924607" calcext:value-type="float">
            <text:p>1,91227196924607</text:p>
          </table:table-cell>
          <table:table-cell office:value-type="string" calcext:value-type="string">
            <text:p>|</text:p>
          </table:table-cell>
          <table:table-cell table:formula="of:=3*SIN([.A7])" office:value-type="float" office:value="2.05364131778607" calcext:value-type="float">
            <text:p>2,05364131778607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7])" office:value-type="float" office:value="2.18690588226423" calcext:value-type="float">
            <text:p>2,18690588226423</text:p>
          </table:table-cell>
          <table:table-cell office:value-type="string" calcext:value-type="string">
            <text:p>;</text:p>
          </table:table-cell>
          <table:table-cell table:formula="of:=3*SIN([.B7])" office:value-type="float" office:value="2.31153972832737" calcext:value-type="float">
            <text:p>2,31153972832737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7])" office:value-type="float" office:value="1.91227196924607" calcext:value-type="float">
            <text:p>1,91227196924607</text:p>
          </table:table-cell>
          <table:table-cell office:value-type="string" calcext:value-type="string">
            <text:p>|</text:p>
          </table:table-cell>
          <table:table-cell table:formula="of:=3*SIN([.A7])" office:value-type="float" office:value="2.05364131778607" calcext:value-type="float">
            <text:p>2,05364131778607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7])" office:value-type="float" office:value="2.18690588226423" calcext:value-type="float">
            <text:p>2,18690588226423</text:p>
          </table:table-cell>
          <table:table-cell office:value-type="string" calcext:value-type="string">
            <text:p>;</text:p>
          </table:table-cell>
          <table:table-cell table:formula="of:=3*SIN([.B7])" office:value-type="float" office:value="2.31153972832737" calcext:value-type="float">
            <text:p>2,31153972832737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7])" office:value-type="float" office:value="1.91227196924607" calcext:value-type="float">
            <text:p>1,91227196924607</text:p>
          </table:table-cell>
          <table:table-cell office:value-type="string" calcext:value-type="string">
            <text:p>|</text:p>
          </table:table-cell>
          <table:table-cell table:formula="of:=3*SIN(4*[.A7])" office:value-type="float" office:value="0.375999700692914" calcext:value-type="float">
            <text:p>0,375999700692914</text:p>
          </table:table-cell>
          <table:table-cell table:formula="of:=3*COS(4*[.A7])" office:value-type="float" office:value="-2.97634410394343" calcext:value-type="float">
            <text:p>-2,97634410394343</text:p>
          </table:table-cell>
          <table:table-cell table:formula="of:=[.AK6] + 30/50" office:value-type="float" office:value="-11.4" calcext:value-type="float">
            <text:p>-11,4</text:p>
          </table:table-cell>
          <table:table-cell office:value-type="string" calcext:value-type="string">
            <text:p>;</text:p>
          </table:table-cell>
          <table:table-cell table:formula="of:=3*SIN(4*[.B7])" office:value-type="float" office:value="-1.10437365805403" calcext:value-type="float">
            <text:p>-1,10437365805403</text:p>
          </table:table-cell>
          <table:table-cell table:formula="of:=3*COS(4*[.B7])" office:value-type="float" office:value="-2.78932945766475" calcext:value-type="float">
            <text:p>-2,78932945766475</text:p>
          </table:table-cell>
          <table:table-cell table:formula="of:=[.AO6] + 30/50" office:value-type="float" office:value="-10.8" calcext:value-type="float">
            <text:p>-10,8</text:p>
          </table:table-cell>
        </table:table-row>
        <table:table-row table:style-name="ro1">
          <table:table-cell table:formula="of:=[.A7]+2*PI() / 50" office:value-type="float" office:value="0.879645943005142" calcext:value-type="float">
            <text:p>0,879645943005142</text:p>
          </table:table-cell>
          <table:table-cell table:formula="of:=[.A8]+PI() / 25" office:value-type="float" office:value="1.00530964914873" calcext:value-type="float">
            <text:p>1,00530964914873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8])" office:value-type="float" office:value="2.31153972832737" calcext:value-type="float">
            <text:p>2,31153972832737</text:p>
          </table:table-cell>
          <table:table-cell table:formula="of:=3*COS([.A8])" office:value-type="float" office:value="1.91227196924607" calcext:value-type="float">
            <text:p>1,91227196924607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8])" office:value-type="float" office:value="2.53298377650605" calcext:value-type="float">
            <text:p>2,53298377650605</text:p>
          </table:table-cell>
          <table:table-cell table:formula="of:=3*COS([.B8])" office:value-type="float" office:value="1.60748038493699" calcext:value-type="float">
            <text:p>1,60748038493699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8])" office:value-type="float" office:value="2.31153972832737" calcext:value-type="float">
            <text:p>2,31153972832737</text:p>
          </table:table-cell>
          <table:table-cell table:formula="of:=3*COS([.A8])" office:value-type="float" office:value="1.91227196924607" calcext:value-type="float">
            <text:p>1,91227196924607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8])" office:value-type="float" office:value="2.53298377650605" calcext:value-type="float">
            <text:p>2,53298377650605</text:p>
          </table:table-cell>
          <table:table-cell table:formula="of:=3*COS([.B8])" office:value-type="float" office:value="1.60748038493699" calcext:value-type="float">
            <text:p>1,60748038493699</text:p>
          </table:table-cell>
          <table:table-cell office:value-type="string" calcext:value-type="string">
            <text:p>|</text:p>
          </table:table-cell>
          <table:table-cell table:formula="of:=3*SIN([.A8])" office:value-type="float" office:value="2.31153972832737" calcext:value-type="float">
            <text:p>2,31153972832737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8])" office:value-type="float" office:value="1.91227196924607" calcext:value-type="float">
            <text:p>1,91227196924607</text:p>
          </table:table-cell>
          <table:table-cell office:value-type="string" calcext:value-type="string">
            <text:p>;</text:p>
          </table:table-cell>
          <table:table-cell table:formula="of:=3*SIN([.B8])" office:value-type="float" office:value="2.53298377650605" calcext:value-type="float">
            <text:p>2,53298377650605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8])" office:value-type="float" office:value="1.60748038493699" calcext:value-type="float">
            <text:p>1,60748038493699</text:p>
          </table:table-cell>
          <table:table-cell office:value-type="string" calcext:value-type="string">
            <text:p>|</text:p>
          </table:table-cell>
          <table:table-cell table:formula="of:=3*SIN([.A8])" office:value-type="float" office:value="2.31153972832737" calcext:value-type="float">
            <text:p>2,31153972832737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8])" office:value-type="float" office:value="1.91227196924607" calcext:value-type="float">
            <text:p>1,91227196924607</text:p>
          </table:table-cell>
          <table:table-cell office:value-type="string" calcext:value-type="string">
            <text:p>;</text:p>
          </table:table-cell>
          <table:table-cell table:formula="of:=3*SIN([.B8])" office:value-type="float" office:value="2.53298377650605" calcext:value-type="float">
            <text:p>2,53298377650605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8])" office:value-type="float" office:value="1.60748038493699" calcext:value-type="float">
            <text:p>1,60748038493699</text:p>
          </table:table-cell>
          <table:table-cell office:value-type="string" calcext:value-type="string">
            <text:p>|</text:p>
          </table:table-cell>
          <table:table-cell table:formula="of:=3*SIN(4*[.A8])" office:value-type="float" office:value="-1.10437365805403" calcext:value-type="float">
            <text:p>-1,10437365805403</text:p>
          </table:table-cell>
          <table:table-cell table:formula="of:=3*COS(4*[.A8])" office:value-type="float" office:value="-2.78932945766475" calcext:value-type="float">
            <text:p>-2,78932945766475</text:p>
          </table:table-cell>
          <table:table-cell table:formula="of:=[.AK7] + 30/50" office:value-type="float" office:value="-10.8" calcext:value-type="float">
            <text:p>-10,8</text:p>
          </table:table-cell>
          <table:table-cell office:value-type="string" calcext:value-type="string">
            <text:p>;</text:p>
          </table:table-cell>
          <table:table-cell table:formula="of:=3*SIN(4*[.B8])" office:value-type="float" office:value="-2.31153972832737" calcext:value-type="float">
            <text:p>-2,31153972832737</text:p>
          </table:table-cell>
          <table:table-cell table:formula="of:=3*COS(4*[.B8])" office:value-type="float" office:value="-1.91227196924607" calcext:value-type="float">
            <text:p>-1,91227196924607</text:p>
          </table:table-cell>
          <table:table-cell table:formula="of:=[.AO7] + 30/50" office:value-type="float" office:value="-10.2" calcext:value-type="float">
            <text:p>-10,2</text:p>
          </table:table-cell>
        </table:table-row>
        <table:table-row table:style-name="ro1">
          <table:table-cell table:formula="of:=[.A8]+2*PI() / 50" office:value-type="float" office:value="1.00530964914873" calcext:value-type="float">
            <text:p>1,00530964914873</text:p>
          </table:table-cell>
          <table:table-cell table:formula="of:=[.A9]+PI() / 25" office:value-type="float" office:value="1.13097335529233" calcext:value-type="float">
            <text:p>1,13097335529233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9])" office:value-type="float" office:value="2.53298377650605" calcext:value-type="float">
            <text:p>2,53298377650605</text:p>
          </table:table-cell>
          <table:table-cell table:formula="of:=3*COS([.A9])" office:value-type="float" office:value="1.60748038493699" calcext:value-type="float">
            <text:p>1,60748038493699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9])" office:value-type="float" office:value="2.71448115739806" calcext:value-type="float">
            <text:p>2,71448115739806</text:p>
          </table:table-cell>
          <table:table-cell table:formula="of:=3*COS([.B9])" office:value-type="float" office:value="1.27733787469522" calcext:value-type="float">
            <text:p>1,27733787469522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9])" office:value-type="float" office:value="2.53298377650605" calcext:value-type="float">
            <text:p>2,53298377650605</text:p>
          </table:table-cell>
          <table:table-cell table:formula="of:=3*COS([.A9])" office:value-type="float" office:value="1.60748038493699" calcext:value-type="float">
            <text:p>1,60748038493699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9])" office:value-type="float" office:value="2.71448115739806" calcext:value-type="float">
            <text:p>2,71448115739806</text:p>
          </table:table-cell>
          <table:table-cell table:formula="of:=3*COS([.B9])" office:value-type="float" office:value="1.27733787469522" calcext:value-type="float">
            <text:p>1,27733787469522</text:p>
          </table:table-cell>
          <table:table-cell office:value-type="string" calcext:value-type="string">
            <text:p>|</text:p>
          </table:table-cell>
          <table:table-cell table:formula="of:=3*SIN([.A9])" office:value-type="float" office:value="2.53298377650605" calcext:value-type="float">
            <text:p>2,53298377650605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9])" office:value-type="float" office:value="1.60748038493699" calcext:value-type="float">
            <text:p>1,60748038493699</text:p>
          </table:table-cell>
          <table:table-cell office:value-type="string" calcext:value-type="string">
            <text:p>;</text:p>
          </table:table-cell>
          <table:table-cell table:formula="of:=3*SIN([.B9])" office:value-type="float" office:value="2.71448115739806" calcext:value-type="float">
            <text:p>2,71448115739806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9])" office:value-type="float" office:value="1.27733787469522" calcext:value-type="float">
            <text:p>1,27733787469522</text:p>
          </table:table-cell>
          <table:table-cell office:value-type="string" calcext:value-type="string">
            <text:p>|</text:p>
          </table:table-cell>
          <table:table-cell table:formula="of:=3*SIN([.A9])" office:value-type="float" office:value="2.53298377650605" calcext:value-type="float">
            <text:p>2,53298377650605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9])" office:value-type="float" office:value="1.60748038493699" calcext:value-type="float">
            <text:p>1,60748038493699</text:p>
          </table:table-cell>
          <table:table-cell office:value-type="string" calcext:value-type="string">
            <text:p>;</text:p>
          </table:table-cell>
          <table:table-cell table:formula="of:=3*SIN([.B9])" office:value-type="float" office:value="2.71448115739806" calcext:value-type="float">
            <text:p>2,71448115739806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9])" office:value-type="float" office:value="1.27733787469522" calcext:value-type="float">
            <text:p>1,27733787469522</text:p>
          </table:table-cell>
          <table:table-cell office:value-type="string" calcext:value-type="string">
            <text:p>|</text:p>
          </table:table-cell>
          <table:table-cell table:formula="of:=3*SIN(4*[.A9])" office:value-type="float" office:value="-2.31153972832737" calcext:value-type="float">
            <text:p>-2,31153972832737</text:p>
          </table:table-cell>
          <table:table-cell table:formula="of:=3*COS(4*[.A9])" office:value-type="float" office:value="-1.91227196924607" calcext:value-type="float">
            <text:p>-1,91227196924607</text:p>
          </table:table-cell>
          <table:table-cell table:formula="of:=[.AK8] + 30/50" office:value-type="float" office:value="-10.2" calcext:value-type="float">
            <text:p>-10,2</text:p>
          </table:table-cell>
          <table:table-cell office:value-type="string" calcext:value-type="string">
            <text:p>;</text:p>
          </table:table-cell>
          <table:table-cell table:formula="of:=3*SIN(4*[.B9])" office:value-type="float" office:value="-2.94686175218607" calcext:value-type="float">
            <text:p>-2,94686175218607</text:p>
          </table:table-cell>
          <table:table-cell table:formula="of:=3*COS(4*[.B9])" office:value-type="float" office:value="-0.562143943757177" calcext:value-type="float">
            <text:p>-0,562143943757177</text:p>
          </table:table-cell>
          <table:table-cell table:formula="of:=[.AO8] + 30/50" office:value-type="float" office:value="-9.6" calcext:value-type="float">
            <text:p>-9,6</text:p>
          </table:table-cell>
        </table:table-row>
        <table:table-row table:style-name="ro1">
          <table:table-cell table:formula="of:=[.A9]+2*PI() / 50" office:value-type="float" office:value="1.13097335529233" calcext:value-type="float">
            <text:p>1,13097335529233</text:p>
          </table:table-cell>
          <table:table-cell table:formula="of:=[.A10]+PI() / 25" office:value-type="float" office:value="1.25663706143592" calcext:value-type="float">
            <text:p>1,25663706143592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10])" office:value-type="float" office:value="2.71448115739806" calcext:value-type="float">
            <text:p>2,71448115739806</text:p>
          </table:table-cell>
          <table:table-cell table:formula="of:=3*COS([.A10])" office:value-type="float" office:value="1.27733787469522" calcext:value-type="float">
            <text:p>1,27733787469522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10])" office:value-type="float" office:value="2.85316954888546" calcext:value-type="float">
            <text:p>2,85316954888546</text:p>
          </table:table-cell>
          <table:table-cell table:formula="of:=3*COS([.B10])" office:value-type="float" office:value="0.927050983124843" calcext:value-type="float">
            <text:p>0,927050983124843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10])" office:value-type="float" office:value="2.71448115739806" calcext:value-type="float">
            <text:p>2,71448115739806</text:p>
          </table:table-cell>
          <table:table-cell table:formula="of:=3*COS([.A10])" office:value-type="float" office:value="1.27733787469522" calcext:value-type="float">
            <text:p>1,27733787469522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10])" office:value-type="float" office:value="2.85316954888546" calcext:value-type="float">
            <text:p>2,85316954888546</text:p>
          </table:table-cell>
          <table:table-cell table:formula="of:=3*COS([.B10])" office:value-type="float" office:value="0.927050983124843" calcext:value-type="float">
            <text:p>0,927050983124843</text:p>
          </table:table-cell>
          <table:table-cell office:value-type="string" calcext:value-type="string">
            <text:p>|</text:p>
          </table:table-cell>
          <table:table-cell table:formula="of:=3*SIN([.A10])" office:value-type="float" office:value="2.71448115739806" calcext:value-type="float">
            <text:p>2,71448115739806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10])" office:value-type="float" office:value="1.27733787469522" calcext:value-type="float">
            <text:p>1,27733787469522</text:p>
          </table:table-cell>
          <table:table-cell office:value-type="string" calcext:value-type="string">
            <text:p>;</text:p>
          </table:table-cell>
          <table:table-cell table:formula="of:=3*SIN([.B10])" office:value-type="float" office:value="2.85316954888546" calcext:value-type="float">
            <text:p>2,85316954888546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10])" office:value-type="float" office:value="0.927050983124843" calcext:value-type="float">
            <text:p>0,927050983124843</text:p>
          </table:table-cell>
          <table:table-cell office:value-type="string" calcext:value-type="string">
            <text:p>|</text:p>
          </table:table-cell>
          <table:table-cell table:formula="of:=3*SIN([.A10])" office:value-type="float" office:value="2.71448115739806" calcext:value-type="float">
            <text:p>2,71448115739806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10])" office:value-type="float" office:value="1.27733787469522" calcext:value-type="float">
            <text:p>1,27733787469522</text:p>
          </table:table-cell>
          <table:table-cell office:value-type="string" calcext:value-type="string">
            <text:p>;</text:p>
          </table:table-cell>
          <table:table-cell table:formula="of:=3*SIN([.B10])" office:value-type="float" office:value="2.85316954888546" calcext:value-type="float">
            <text:p>2,85316954888546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10])" office:value-type="float" office:value="0.927050983124843" calcext:value-type="float">
            <text:p>0,927050983124843</text:p>
          </table:table-cell>
          <table:table-cell office:value-type="string" calcext:value-type="string">
            <text:p>|</text:p>
          </table:table-cell>
          <table:table-cell table:formula="of:=3*SIN(4*[.A10])" office:value-type="float" office:value="-2.94686175218607" calcext:value-type="float">
            <text:p>-2,94686175218607</text:p>
          </table:table-cell>
          <table:table-cell table:formula="of:=3*COS(4*[.A10])" office:value-type="float" office:value="-0.562143943757177" calcext:value-type="float">
            <text:p>-0,562143943757177</text:p>
          </table:table-cell>
          <table:table-cell table:formula="of:=[.AK9] + 30/50" office:value-type="float" office:value="-9.6" calcext:value-type="float">
            <text:p>-9,6</text:p>
          </table:table-cell>
          <table:table-cell office:value-type="string" calcext:value-type="string">
            <text:p>;</text:p>
          </table:table-cell>
          <table:table-cell table:formula="of:=3*SIN(4*[.B10])" office:value-type="float" office:value="-2.85316954888546" calcext:value-type="float">
            <text:p>-2,85316954888546</text:p>
          </table:table-cell>
          <table:table-cell table:formula="of:=3*COS(4*[.B10])" office:value-type="float" office:value="0.927050983124839" calcext:value-type="float">
            <text:p>0,927050983124839</text:p>
          </table:table-cell>
          <table:table-cell table:formula="of:=[.AO9] + 30/50" office:value-type="float" office:value="-9" calcext:value-type="float">
            <text:p>-9</text:p>
          </table:table-cell>
        </table:table-row>
        <table:table-row table:style-name="ro1">
          <table:table-cell table:formula="of:=[.A10]+2*PI() / 50" office:value-type="float" office:value="1.25663706143592" calcext:value-type="float">
            <text:p>1,25663706143592</text:p>
          </table:table-cell>
          <table:table-cell table:formula="of:=[.A11]+PI() / 25" office:value-type="float" office:value="1.38230076757951" calcext:value-type="float">
            <text:p>1,38230076757951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11])" office:value-type="float" office:value="2.85316954888546" calcext:value-type="float">
            <text:p>2,85316954888546</text:p>
          </table:table-cell>
          <table:table-cell table:formula="of:=3*COS([.A11])" office:value-type="float" office:value="0.927050983124843" calcext:value-type="float">
            <text:p>0,927050983124843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11])" office:value-type="float" office:value="2.94686175218607" calcext:value-type="float">
            <text:p>2,94686175218607</text:p>
          </table:table-cell>
          <table:table-cell table:formula="of:=3*COS([.B11])" office:value-type="float" office:value="0.562143943757175" calcext:value-type="float">
            <text:p>0,562143943757175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11])" office:value-type="float" office:value="2.85316954888546" calcext:value-type="float">
            <text:p>2,85316954888546</text:p>
          </table:table-cell>
          <table:table-cell table:formula="of:=3*COS([.A11])" office:value-type="float" office:value="0.927050983124843" calcext:value-type="float">
            <text:p>0,927050983124843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11])" office:value-type="float" office:value="2.94686175218607" calcext:value-type="float">
            <text:p>2,94686175218607</text:p>
          </table:table-cell>
          <table:table-cell table:formula="of:=3*COS([.B11])" office:value-type="float" office:value="0.562143943757175" calcext:value-type="float">
            <text:p>0,562143943757175</text:p>
          </table:table-cell>
          <table:table-cell office:value-type="string" calcext:value-type="string">
            <text:p>|</text:p>
          </table:table-cell>
          <table:table-cell table:formula="of:=3*SIN([.A11])" office:value-type="float" office:value="2.85316954888546" calcext:value-type="float">
            <text:p>2,85316954888546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11])" office:value-type="float" office:value="0.927050983124843" calcext:value-type="float">
            <text:p>0,927050983124843</text:p>
          </table:table-cell>
          <table:table-cell office:value-type="string" calcext:value-type="string">
            <text:p>;</text:p>
          </table:table-cell>
          <table:table-cell table:formula="of:=3*SIN([.B11])" office:value-type="float" office:value="2.94686175218607" calcext:value-type="float">
            <text:p>2,94686175218607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11])" office:value-type="float" office:value="0.562143943757175" calcext:value-type="float">
            <text:p>0,562143943757175</text:p>
          </table:table-cell>
          <table:table-cell office:value-type="string" calcext:value-type="string">
            <text:p>|</text:p>
          </table:table-cell>
          <table:table-cell table:formula="of:=3*SIN([.A11])" office:value-type="float" office:value="2.85316954888546" calcext:value-type="float">
            <text:p>2,85316954888546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11])" office:value-type="float" office:value="0.927050983124843" calcext:value-type="float">
            <text:p>0,927050983124843</text:p>
          </table:table-cell>
          <table:table-cell office:value-type="string" calcext:value-type="string">
            <text:p>;</text:p>
          </table:table-cell>
          <table:table-cell table:formula="of:=3*SIN([.B11])" office:value-type="float" office:value="2.94686175218607" calcext:value-type="float">
            <text:p>2,94686175218607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11])" office:value-type="float" office:value="0.562143943757175" calcext:value-type="float">
            <text:p>0,562143943757175</text:p>
          </table:table-cell>
          <table:table-cell office:value-type="string" calcext:value-type="string">
            <text:p>|</text:p>
          </table:table-cell>
          <table:table-cell table:formula="of:=3*SIN(4*[.A11])" office:value-type="float" office:value="-2.85316954888546" calcext:value-type="float">
            <text:p>-2,85316954888546</text:p>
          </table:table-cell>
          <table:table-cell table:formula="of:=3*COS(4*[.A11])" office:value-type="float" office:value="0.927050983124839" calcext:value-type="float">
            <text:p>0,927050983124839</text:p>
          </table:table-cell>
          <table:table-cell table:formula="of:=[.AK10] + 30/50" office:value-type="float" office:value="-9" calcext:value-type="float">
            <text:p>-9</text:p>
          </table:table-cell>
          <table:table-cell office:value-type="string" calcext:value-type="string">
            <text:p>;</text:p>
          </table:table-cell>
          <table:table-cell table:formula="of:=3*SIN(4*[.B11])" office:value-type="float" office:value="-2.05364131778607" calcext:value-type="float">
            <text:p>-2,05364131778607</text:p>
          </table:table-cell>
          <table:table-cell table:formula="of:=3*COS(4*[.B11])" office:value-type="float" office:value="2.18690588226423" calcext:value-type="float">
            <text:p>2,18690588226423</text:p>
          </table:table-cell>
          <table:table-cell table:formula="of:=[.AO10] + 30/50" office:value-type="float" office:value="-8.4" calcext:value-type="float">
            <text:p>-8,4</text:p>
          </table:table-cell>
        </table:table-row>
        <table:table-row table:style-name="ro1">
          <table:table-cell table:formula="of:=[.A11]+2*PI() / 50" office:value-type="float" office:value="1.38230076757951" calcext:value-type="float">
            <text:p>1,38230076757951</text:p>
          </table:table-cell>
          <table:table-cell table:formula="of:=[.A12]+PI() / 25" office:value-type="float" office:value="1.5079644737231" calcext:value-type="float">
            <text:p>1,5079644737231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12])" office:value-type="float" office:value="2.94686175218607" calcext:value-type="float">
            <text:p>2,94686175218607</text:p>
          </table:table-cell>
          <table:table-cell table:formula="of:=3*COS([.A12])" office:value-type="float" office:value="0.562143943757175" calcext:value-type="float">
            <text:p>0,562143943757175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12])" office:value-type="float" office:value="2.99408018528481" calcext:value-type="float">
            <text:p>2,99408018528481</text:p>
          </table:table-cell>
          <table:table-cell table:formula="of:=3*COS([.B12])" office:value-type="float" office:value="0.188371558587941" calcext:value-type="float">
            <text:p>0,188371558587941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12])" office:value-type="float" office:value="2.94686175218607" calcext:value-type="float">
            <text:p>2,94686175218607</text:p>
          </table:table-cell>
          <table:table-cell table:formula="of:=3*COS([.A12])" office:value-type="float" office:value="0.562143943757175" calcext:value-type="float">
            <text:p>0,562143943757175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12])" office:value-type="float" office:value="2.99408018528481" calcext:value-type="float">
            <text:p>2,99408018528481</text:p>
          </table:table-cell>
          <table:table-cell table:formula="of:=3*COS([.B12])" office:value-type="float" office:value="0.188371558587941" calcext:value-type="float">
            <text:p>0,188371558587941</text:p>
          </table:table-cell>
          <table:table-cell office:value-type="string" calcext:value-type="string">
            <text:p>|</text:p>
          </table:table-cell>
          <table:table-cell table:formula="of:=3*SIN([.A12])" office:value-type="float" office:value="2.94686175218607" calcext:value-type="float">
            <text:p>2,94686175218607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12])" office:value-type="float" office:value="0.562143943757175" calcext:value-type="float">
            <text:p>0,562143943757175</text:p>
          </table:table-cell>
          <table:table-cell office:value-type="string" calcext:value-type="string">
            <text:p>;</text:p>
          </table:table-cell>
          <table:table-cell table:formula="of:=3*SIN([.B12])" office:value-type="float" office:value="2.99408018528481" calcext:value-type="float">
            <text:p>2,99408018528481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12])" office:value-type="float" office:value="0.188371558587941" calcext:value-type="float">
            <text:p>0,188371558587941</text:p>
          </table:table-cell>
          <table:table-cell office:value-type="string" calcext:value-type="string">
            <text:p>|</text:p>
          </table:table-cell>
          <table:table-cell table:formula="of:=3*SIN([.A12])" office:value-type="float" office:value="2.94686175218607" calcext:value-type="float">
            <text:p>2,94686175218607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12])" office:value-type="float" office:value="0.562143943757175" calcext:value-type="float">
            <text:p>0,562143943757175</text:p>
          </table:table-cell>
          <table:table-cell office:value-type="string" calcext:value-type="string">
            <text:p>;</text:p>
          </table:table-cell>
          <table:table-cell table:formula="of:=3*SIN([.B12])" office:value-type="float" office:value="2.99408018528481" calcext:value-type="float">
            <text:p>2,99408018528481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12])" office:value-type="float" office:value="0.188371558587941" calcext:value-type="float">
            <text:p>0,188371558587941</text:p>
          </table:table-cell>
          <table:table-cell office:value-type="string" calcext:value-type="string">
            <text:p>|</text:p>
          </table:table-cell>
          <table:table-cell table:formula="of:=3*SIN(4*[.A12])" office:value-type="float" office:value="-2.05364131778607" calcext:value-type="float">
            <text:p>-2,05364131778607</text:p>
          </table:table-cell>
          <table:table-cell table:formula="of:=3*COS(4*[.A12])" office:value-type="float" office:value="2.18690588226423" calcext:value-type="float">
            <text:p>2,18690588226423</text:p>
          </table:table-cell>
          <table:table-cell table:formula="of:=[.AK11] + 30/50" office:value-type="float" office:value="-8.4" calcext:value-type="float">
            <text:p>-8,4</text:p>
          </table:table-cell>
          <table:table-cell office:value-type="string" calcext:value-type="string">
            <text:p>;</text:p>
          </table:table-cell>
          <table:table-cell table:formula="of:=3*SIN(4*[.B12])" office:value-type="float" office:value="-0.746069661494569" calcext:value-type="float">
            <text:p>-0,746069661494569</text:p>
          </table:table-cell>
          <table:table-cell table:formula="of:=3*COS(4*[.B12])" office:value-type="float" office:value="2.90574948338589" calcext:value-type="float">
            <text:p>2,90574948338589</text:p>
          </table:table-cell>
          <table:table-cell table:formula="of:=[.AO11] + 30/50" office:value-type="float" office:value="-7.8" calcext:value-type="float">
            <text:p>-7,8</text:p>
          </table:table-cell>
        </table:table-row>
        <table:table-row table:style-name="ro1">
          <table:table-cell table:formula="of:=[.A12]+2*PI() / 50" office:value-type="float" office:value="1.5079644737231" calcext:value-type="float">
            <text:p>1,5079644737231</text:p>
          </table:table-cell>
          <table:table-cell table:formula="of:=[.A13]+PI() / 25" office:value-type="float" office:value="1.63362817986669" calcext:value-type="float">
            <text:p>1,63362817986669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13])" office:value-type="float" office:value="2.99408018528481" calcext:value-type="float">
            <text:p>2,99408018528481</text:p>
          </table:table-cell>
          <table:table-cell table:formula="of:=3*COS([.A13])" office:value-type="float" office:value="0.188371558587941" calcext:value-type="float">
            <text:p>0,188371558587941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13])" office:value-type="float" office:value="2.99408018528481" calcext:value-type="float">
            <text:p>2,99408018528481</text:p>
          </table:table-cell>
          <table:table-cell table:formula="of:=3*COS([.B13])" office:value-type="float" office:value="-0.188371558587939" calcext:value-type="float">
            <text:p>-0,188371558587939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13])" office:value-type="float" office:value="2.99408018528481" calcext:value-type="float">
            <text:p>2,99408018528481</text:p>
          </table:table-cell>
          <table:table-cell table:formula="of:=3*COS([.A13])" office:value-type="float" office:value="0.188371558587941" calcext:value-type="float">
            <text:p>0,188371558587941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13])" office:value-type="float" office:value="2.99408018528481" calcext:value-type="float">
            <text:p>2,99408018528481</text:p>
          </table:table-cell>
          <table:table-cell table:formula="of:=3*COS([.B13])" office:value-type="float" office:value="-0.188371558587939" calcext:value-type="float">
            <text:p>-0,188371558587939</text:p>
          </table:table-cell>
          <table:table-cell office:value-type="string" calcext:value-type="string">
            <text:p>|</text:p>
          </table:table-cell>
          <table:table-cell table:formula="of:=3*SIN([.A13])" office:value-type="float" office:value="2.99408018528481" calcext:value-type="float">
            <text:p>2,99408018528481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13])" office:value-type="float" office:value="0.188371558587941" calcext:value-type="float">
            <text:p>0,188371558587941</text:p>
          </table:table-cell>
          <table:table-cell office:value-type="string" calcext:value-type="string">
            <text:p>;</text:p>
          </table:table-cell>
          <table:table-cell table:formula="of:=3*SIN([.B13])" office:value-type="float" office:value="2.99408018528481" calcext:value-type="float">
            <text:p>2,99408018528481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13])" office:value-type="float" office:value="-0.188371558587939" calcext:value-type="float">
            <text:p>-0,188371558587939</text:p>
          </table:table-cell>
          <table:table-cell office:value-type="string" calcext:value-type="string">
            <text:p>|</text:p>
          </table:table-cell>
          <table:table-cell table:formula="of:=3*SIN([.A13])" office:value-type="float" office:value="2.99408018528481" calcext:value-type="float">
            <text:p>2,99408018528481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13])" office:value-type="float" office:value="0.188371558587941" calcext:value-type="float">
            <text:p>0,188371558587941</text:p>
          </table:table-cell>
          <table:table-cell office:value-type="string" calcext:value-type="string">
            <text:p>;</text:p>
          </table:table-cell>
          <table:table-cell table:formula="of:=3*SIN([.B13])" office:value-type="float" office:value="2.99408018528481" calcext:value-type="float">
            <text:p>2,99408018528481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13])" office:value-type="float" office:value="-0.188371558587939" calcext:value-type="float">
            <text:p>-0,188371558587939</text:p>
          </table:table-cell>
          <table:table-cell office:value-type="string" calcext:value-type="string">
            <text:p>|</text:p>
          </table:table-cell>
          <table:table-cell table:formula="of:=3*SIN(4*[.A13])" office:value-type="float" office:value="-0.746069661494569" calcext:value-type="float">
            <text:p>-0,746069661494569</text:p>
          </table:table-cell>
          <table:table-cell table:formula="of:=3*COS(4*[.A13])" office:value-type="float" office:value="2.90574948338589" calcext:value-type="float">
            <text:p>2,90574948338589</text:p>
          </table:table-cell>
          <table:table-cell table:formula="of:=[.AK12] + 30/50" office:value-type="float" office:value="-7.8" calcext:value-type="float">
            <text:p>-7,8</text:p>
          </table:table-cell>
          <table:table-cell office:value-type="string" calcext:value-type="string">
            <text:p>;</text:p>
          </table:table-cell>
          <table:table-cell table:formula="of:=3*SIN(4*[.B13])" office:value-type="float" office:value="0.746069661494559" calcext:value-type="float">
            <text:p>0,746069661494559</text:p>
          </table:table-cell>
          <table:table-cell table:formula="of:=3*COS(4*[.B13])" office:value-type="float" office:value="2.90574948338589" calcext:value-type="float">
            <text:p>2,90574948338589</text:p>
          </table:table-cell>
          <table:table-cell table:formula="of:=[.AO12] + 30/50" office:value-type="float" office:value="-7.20000000000001" calcext:value-type="float">
            <text:p>-7,20000000000001</text:p>
          </table:table-cell>
        </table:table-row>
        <table:table-row table:style-name="ro1">
          <table:table-cell table:formula="of:=[.A13]+2*PI() / 50" office:value-type="float" office:value="1.63362817986669" calcext:value-type="float">
            <text:p>1,63362817986669</text:p>
          </table:table-cell>
          <table:table-cell table:formula="of:=[.A14]+PI() / 25" office:value-type="float" office:value="1.75929188601028" calcext:value-type="float">
            <text:p>1,75929188601028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14])" office:value-type="float" office:value="2.99408018528481" calcext:value-type="float">
            <text:p>2,99408018528481</text:p>
          </table:table-cell>
          <table:table-cell table:formula="of:=3*COS([.A14])" office:value-type="float" office:value="-0.188371558587939" calcext:value-type="float">
            <text:p>-0,188371558587939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14])" office:value-type="float" office:value="2.94686175218607" calcext:value-type="float">
            <text:p>2,94686175218607</text:p>
          </table:table-cell>
          <table:table-cell table:formula="of:=3*COS([.B14])" office:value-type="float" office:value="-0.562143943757173" calcext:value-type="float">
            <text:p>-0,562143943757173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14])" office:value-type="float" office:value="2.99408018528481" calcext:value-type="float">
            <text:p>2,99408018528481</text:p>
          </table:table-cell>
          <table:table-cell table:formula="of:=3*COS([.A14])" office:value-type="float" office:value="-0.188371558587939" calcext:value-type="float">
            <text:p>-0,188371558587939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14])" office:value-type="float" office:value="2.94686175218607" calcext:value-type="float">
            <text:p>2,94686175218607</text:p>
          </table:table-cell>
          <table:table-cell table:formula="of:=3*COS([.B14])" office:value-type="float" office:value="-0.562143943757173" calcext:value-type="float">
            <text:p>-0,562143943757173</text:p>
          </table:table-cell>
          <table:table-cell office:value-type="string" calcext:value-type="string">
            <text:p>|</text:p>
          </table:table-cell>
          <table:table-cell table:formula="of:=3*SIN([.A14])" office:value-type="float" office:value="2.99408018528481" calcext:value-type="float">
            <text:p>2,99408018528481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14])" office:value-type="float" office:value="-0.188371558587939" calcext:value-type="float">
            <text:p>-0,188371558587939</text:p>
          </table:table-cell>
          <table:table-cell office:value-type="string" calcext:value-type="string">
            <text:p>;</text:p>
          </table:table-cell>
          <table:table-cell table:formula="of:=3*SIN([.B14])" office:value-type="float" office:value="2.94686175218607" calcext:value-type="float">
            <text:p>2,94686175218607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14])" office:value-type="float" office:value="-0.562143943757173" calcext:value-type="float">
            <text:p>-0,562143943757173</text:p>
          </table:table-cell>
          <table:table-cell office:value-type="string" calcext:value-type="string">
            <text:p>|</text:p>
          </table:table-cell>
          <table:table-cell table:formula="of:=3*SIN([.A14])" office:value-type="float" office:value="2.99408018528481" calcext:value-type="float">
            <text:p>2,99408018528481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14])" office:value-type="float" office:value="-0.188371558587939" calcext:value-type="float">
            <text:p>-0,188371558587939</text:p>
          </table:table-cell>
          <table:table-cell office:value-type="string" calcext:value-type="string">
            <text:p>;</text:p>
          </table:table-cell>
          <table:table-cell table:formula="of:=3*SIN([.B14])" office:value-type="float" office:value="2.94686175218607" calcext:value-type="float">
            <text:p>2,94686175218607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14])" office:value-type="float" office:value="-0.562143943757173" calcext:value-type="float">
            <text:p>-0,562143943757173</text:p>
          </table:table-cell>
          <table:table-cell office:value-type="string" calcext:value-type="string">
            <text:p>|</text:p>
          </table:table-cell>
          <table:table-cell table:formula="of:=3*SIN(4*[.A14])" office:value-type="float" office:value="0.746069661494559" calcext:value-type="float">
            <text:p>0,746069661494559</text:p>
          </table:table-cell>
          <table:table-cell table:formula="of:=3*COS(4*[.A14])" office:value-type="float" office:value="2.90574948338589" calcext:value-type="float">
            <text:p>2,90574948338589</text:p>
          </table:table-cell>
          <table:table-cell table:formula="of:=[.AK13] + 30/50" office:value-type="float" office:value="-7.20000000000001" calcext:value-type="float">
            <text:p>-7,20000000000001</text:p>
          </table:table-cell>
          <table:table-cell office:value-type="string" calcext:value-type="string">
            <text:p>;</text:p>
          </table:table-cell>
          <table:table-cell table:formula="of:=3*SIN(4*[.B14])" office:value-type="float" office:value="2.05364131778606" calcext:value-type="float">
            <text:p>2,05364131778606</text:p>
          </table:table-cell>
          <table:table-cell table:formula="of:=3*COS(4*[.B14])" office:value-type="float" office:value="2.18690588226424" calcext:value-type="float">
            <text:p>2,18690588226424</text:p>
          </table:table-cell>
          <table:table-cell table:formula="of:=[.AO13] + 30/50" office:value-type="float" office:value="-6.60000000000001" calcext:value-type="float">
            <text:p>-6,60000000000001</text:p>
          </table:table-cell>
        </table:table-row>
        <table:table-row table:style-name="ro1">
          <table:table-cell table:formula="of:=[.A14]+2*PI() / 50" office:value-type="float" office:value="1.75929188601028" calcext:value-type="float">
            <text:p>1,75929188601028</text:p>
          </table:table-cell>
          <table:table-cell table:formula="of:=[.A15]+PI() / 25" office:value-type="float" office:value="1.88495559215388" calcext:value-type="float">
            <text:p>1,88495559215388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15])" office:value-type="float" office:value="2.94686175218607" calcext:value-type="float">
            <text:p>2,94686175218607</text:p>
          </table:table-cell>
          <table:table-cell table:formula="of:=3*COS([.A15])" office:value-type="float" office:value="-0.562143943757173" calcext:value-type="float">
            <text:p>-0,562143943757173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15])" office:value-type="float" office:value="2.85316954888546" calcext:value-type="float">
            <text:p>2,85316954888546</text:p>
          </table:table-cell>
          <table:table-cell table:formula="of:=3*COS([.B15])" office:value-type="float" office:value="-0.927050983124841" calcext:value-type="float">
            <text:p>-0,927050983124841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15])" office:value-type="float" office:value="2.94686175218607" calcext:value-type="float">
            <text:p>2,94686175218607</text:p>
          </table:table-cell>
          <table:table-cell table:formula="of:=3*COS([.A15])" office:value-type="float" office:value="-0.562143943757173" calcext:value-type="float">
            <text:p>-0,562143943757173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15])" office:value-type="float" office:value="2.85316954888546" calcext:value-type="float">
            <text:p>2,85316954888546</text:p>
          </table:table-cell>
          <table:table-cell table:formula="of:=3*COS([.B15])" office:value-type="float" office:value="-0.927050983124841" calcext:value-type="float">
            <text:p>-0,927050983124841</text:p>
          </table:table-cell>
          <table:table-cell office:value-type="string" calcext:value-type="string">
            <text:p>|</text:p>
          </table:table-cell>
          <table:table-cell table:formula="of:=3*SIN([.A15])" office:value-type="float" office:value="2.94686175218607" calcext:value-type="float">
            <text:p>2,94686175218607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15])" office:value-type="float" office:value="-0.562143943757173" calcext:value-type="float">
            <text:p>-0,562143943757173</text:p>
          </table:table-cell>
          <table:table-cell office:value-type="string" calcext:value-type="string">
            <text:p>;</text:p>
          </table:table-cell>
          <table:table-cell table:formula="of:=3*SIN([.B15])" office:value-type="float" office:value="2.85316954888546" calcext:value-type="float">
            <text:p>2,85316954888546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15])" office:value-type="float" office:value="-0.927050983124841" calcext:value-type="float">
            <text:p>-0,927050983124841</text:p>
          </table:table-cell>
          <table:table-cell office:value-type="string" calcext:value-type="string">
            <text:p>|</text:p>
          </table:table-cell>
          <table:table-cell table:formula="of:=3*SIN([.A15])" office:value-type="float" office:value="2.94686175218607" calcext:value-type="float">
            <text:p>2,94686175218607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15])" office:value-type="float" office:value="-0.562143943757173" calcext:value-type="float">
            <text:p>-0,562143943757173</text:p>
          </table:table-cell>
          <table:table-cell office:value-type="string" calcext:value-type="string">
            <text:p>;</text:p>
          </table:table-cell>
          <table:table-cell table:formula="of:=3*SIN([.B15])" office:value-type="float" office:value="2.85316954888546" calcext:value-type="float">
            <text:p>2,85316954888546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15])" office:value-type="float" office:value="-0.927050983124841" calcext:value-type="float">
            <text:p>-0,927050983124841</text:p>
          </table:table-cell>
          <table:table-cell office:value-type="string" calcext:value-type="string">
            <text:p>|</text:p>
          </table:table-cell>
          <table:table-cell table:formula="of:=3*SIN(4*[.A15])" office:value-type="float" office:value="2.05364131778606" calcext:value-type="float">
            <text:p>2,05364131778606</text:p>
          </table:table-cell>
          <table:table-cell table:formula="of:=3*COS(4*[.A15])" office:value-type="float" office:value="2.18690588226424" calcext:value-type="float">
            <text:p>2,18690588226424</text:p>
          </table:table-cell>
          <table:table-cell table:formula="of:=[.AK14] + 30/50" office:value-type="float" office:value="-6.60000000000001" calcext:value-type="float">
            <text:p>-6,60000000000001</text:p>
          </table:table-cell>
          <table:table-cell office:value-type="string" calcext:value-type="string">
            <text:p>;</text:p>
          </table:table-cell>
          <table:table-cell table:formula="of:=3*SIN(4*[.B15])" office:value-type="float" office:value="2.85316954888546" calcext:value-type="float">
            <text:p>2,85316954888546</text:p>
          </table:table-cell>
          <table:table-cell table:formula="of:=3*COS(4*[.B15])" office:value-type="float" office:value="0.927050983124848" calcext:value-type="float">
            <text:p>0,927050983124848</text:p>
          </table:table-cell>
          <table:table-cell table:formula="of:=[.AO14] + 30/50" office:value-type="float" office:value="-6.00000000000001" calcext:value-type="float">
            <text:p>-6,00000000000001</text:p>
          </table:table-cell>
        </table:table-row>
        <table:table-row table:style-name="ro1">
          <table:table-cell table:formula="of:=[.A15]+2*PI() / 50" office:value-type="float" office:value="1.88495559215388" calcext:value-type="float">
            <text:p>1,88495559215388</text:p>
          </table:table-cell>
          <table:table-cell table:formula="of:=[.A16]+PI() / 25" office:value-type="float" office:value="2.01061929829747" calcext:value-type="float">
            <text:p>2,01061929829747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16])" office:value-type="float" office:value="2.85316954888546" calcext:value-type="float">
            <text:p>2,85316954888546</text:p>
          </table:table-cell>
          <table:table-cell table:formula="of:=3*COS([.A16])" office:value-type="float" office:value="-0.927050983124841" calcext:value-type="float">
            <text:p>-0,927050983124841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16])" office:value-type="float" office:value="2.71448115739806" calcext:value-type="float">
            <text:p>2,71448115739806</text:p>
          </table:table-cell>
          <table:table-cell table:formula="of:=3*COS([.B16])" office:value-type="float" office:value="-1.27733787469522" calcext:value-type="float">
            <text:p>-1,27733787469522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16])" office:value-type="float" office:value="2.85316954888546" calcext:value-type="float">
            <text:p>2,85316954888546</text:p>
          </table:table-cell>
          <table:table-cell table:formula="of:=3*COS([.A16])" office:value-type="float" office:value="-0.927050983124841" calcext:value-type="float">
            <text:p>-0,927050983124841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16])" office:value-type="float" office:value="2.71448115739806" calcext:value-type="float">
            <text:p>2,71448115739806</text:p>
          </table:table-cell>
          <table:table-cell table:formula="of:=3*COS([.B16])" office:value-type="float" office:value="-1.27733787469522" calcext:value-type="float">
            <text:p>-1,27733787469522</text:p>
          </table:table-cell>
          <table:table-cell office:value-type="string" calcext:value-type="string">
            <text:p>|</text:p>
          </table:table-cell>
          <table:table-cell table:formula="of:=3*SIN([.A16])" office:value-type="float" office:value="2.85316954888546" calcext:value-type="float">
            <text:p>2,85316954888546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16])" office:value-type="float" office:value="-0.927050983124841" calcext:value-type="float">
            <text:p>-0,927050983124841</text:p>
          </table:table-cell>
          <table:table-cell office:value-type="string" calcext:value-type="string">
            <text:p>;</text:p>
          </table:table-cell>
          <table:table-cell table:formula="of:=3*SIN([.B16])" office:value-type="float" office:value="2.71448115739806" calcext:value-type="float">
            <text:p>2,71448115739806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16])" office:value-type="float" office:value="-1.27733787469522" calcext:value-type="float">
            <text:p>-1,27733787469522</text:p>
          </table:table-cell>
          <table:table-cell office:value-type="string" calcext:value-type="string">
            <text:p>|</text:p>
          </table:table-cell>
          <table:table-cell table:formula="of:=3*SIN([.A16])" office:value-type="float" office:value="2.85316954888546" calcext:value-type="float">
            <text:p>2,85316954888546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16])" office:value-type="float" office:value="-0.927050983124841" calcext:value-type="float">
            <text:p>-0,927050983124841</text:p>
          </table:table-cell>
          <table:table-cell office:value-type="string" calcext:value-type="string">
            <text:p>;</text:p>
          </table:table-cell>
          <table:table-cell table:formula="of:=3*SIN([.B16])" office:value-type="float" office:value="2.71448115739806" calcext:value-type="float">
            <text:p>2,71448115739806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16])" office:value-type="float" office:value="-1.27733787469522" calcext:value-type="float">
            <text:p>-1,27733787469522</text:p>
          </table:table-cell>
          <table:table-cell office:value-type="string" calcext:value-type="string">
            <text:p>|</text:p>
          </table:table-cell>
          <table:table-cell table:formula="of:=3*SIN(4*[.A16])" office:value-type="float" office:value="2.85316954888546" calcext:value-type="float">
            <text:p>2,85316954888546</text:p>
          </table:table-cell>
          <table:table-cell table:formula="of:=3*COS(4*[.A16])" office:value-type="float" office:value="0.927050983124848" calcext:value-type="float">
            <text:p>0,927050983124848</text:p>
          </table:table-cell>
          <table:table-cell table:formula="of:=[.AK15] + 30/50" office:value-type="float" office:value="-6.00000000000001" calcext:value-type="float">
            <text:p>-6,00000000000001</text:p>
          </table:table-cell>
          <table:table-cell office:value-type="string" calcext:value-type="string">
            <text:p>;</text:p>
          </table:table-cell>
          <table:table-cell table:formula="of:=3*SIN(4*[.B16])" office:value-type="float" office:value="2.94686175218607" calcext:value-type="float">
            <text:p>2,94686175218607</text:p>
          </table:table-cell>
          <table:table-cell table:formula="of:=3*COS(4*[.B16])" office:value-type="float" office:value="-0.56214394375717" calcext:value-type="float">
            <text:p>-0,56214394375717</text:p>
          </table:table-cell>
          <table:table-cell table:formula="of:=[.AO15] + 30/50" office:value-type="float" office:value="-5.40000000000001" calcext:value-type="float">
            <text:p>-5,40000000000001</text:p>
          </table:table-cell>
        </table:table-row>
        <table:table-row table:style-name="ro1">
          <table:table-cell table:formula="of:=[.A16]+2*PI() / 50" office:value-type="float" office:value="2.01061929829747" calcext:value-type="float">
            <text:p>2,01061929829747</text:p>
          </table:table-cell>
          <table:table-cell table:formula="of:=[.A17]+PI() / 25" office:value-type="float" office:value="2.13628300444106" calcext:value-type="float">
            <text:p>2,13628300444106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17])" office:value-type="float" office:value="2.71448115739806" calcext:value-type="float">
            <text:p>2,71448115739806</text:p>
          </table:table-cell>
          <table:table-cell table:formula="of:=3*COS([.A17])" office:value-type="float" office:value="-1.27733787469522" calcext:value-type="float">
            <text:p>-1,27733787469522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17])" office:value-type="float" office:value="2.53298377650605" calcext:value-type="float">
            <text:p>2,53298377650605</text:p>
          </table:table-cell>
          <table:table-cell table:formula="of:=3*COS([.B17])" office:value-type="float" office:value="-1.60748038493699" calcext:value-type="float">
            <text:p>-1,60748038493699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17])" office:value-type="float" office:value="2.71448115739806" calcext:value-type="float">
            <text:p>2,71448115739806</text:p>
          </table:table-cell>
          <table:table-cell table:formula="of:=3*COS([.A17])" office:value-type="float" office:value="-1.27733787469522" calcext:value-type="float">
            <text:p>-1,27733787469522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17])" office:value-type="float" office:value="2.53298377650605" calcext:value-type="float">
            <text:p>2,53298377650605</text:p>
          </table:table-cell>
          <table:table-cell table:formula="of:=3*COS([.B17])" office:value-type="float" office:value="-1.60748038493699" calcext:value-type="float">
            <text:p>-1,60748038493699</text:p>
          </table:table-cell>
          <table:table-cell office:value-type="string" calcext:value-type="string">
            <text:p>|</text:p>
          </table:table-cell>
          <table:table-cell table:formula="of:=3*SIN([.A17])" office:value-type="float" office:value="2.71448115739806" calcext:value-type="float">
            <text:p>2,71448115739806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17])" office:value-type="float" office:value="-1.27733787469522" calcext:value-type="float">
            <text:p>-1,27733787469522</text:p>
          </table:table-cell>
          <table:table-cell office:value-type="string" calcext:value-type="string">
            <text:p>;</text:p>
          </table:table-cell>
          <table:table-cell table:formula="of:=3*SIN([.B17])" office:value-type="float" office:value="2.53298377650605" calcext:value-type="float">
            <text:p>2,53298377650605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17])" office:value-type="float" office:value="-1.60748038493699" calcext:value-type="float">
            <text:p>-1,60748038493699</text:p>
          </table:table-cell>
          <table:table-cell office:value-type="string" calcext:value-type="string">
            <text:p>|</text:p>
          </table:table-cell>
          <table:table-cell table:formula="of:=3*SIN([.A17])" office:value-type="float" office:value="2.71448115739806" calcext:value-type="float">
            <text:p>2,71448115739806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17])" office:value-type="float" office:value="-1.27733787469522" calcext:value-type="float">
            <text:p>-1,27733787469522</text:p>
          </table:table-cell>
          <table:table-cell office:value-type="string" calcext:value-type="string">
            <text:p>;</text:p>
          </table:table-cell>
          <table:table-cell table:formula="of:=3*SIN([.B17])" office:value-type="float" office:value="2.53298377650605" calcext:value-type="float">
            <text:p>2,53298377650605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17])" office:value-type="float" office:value="-1.60748038493699" calcext:value-type="float">
            <text:p>-1,60748038493699</text:p>
          </table:table-cell>
          <table:table-cell office:value-type="string" calcext:value-type="string">
            <text:p>|</text:p>
          </table:table-cell>
          <table:table-cell table:formula="of:=3*SIN(4*[.A17])" office:value-type="float" office:value="2.94686175218607" calcext:value-type="float">
            <text:p>2,94686175218607</text:p>
          </table:table-cell>
          <table:table-cell table:formula="of:=3*COS(4*[.A17])" office:value-type="float" office:value="-0.56214394375717" calcext:value-type="float">
            <text:p>-0,56214394375717</text:p>
          </table:table-cell>
          <table:table-cell table:formula="of:=[.AK16] + 30/50" office:value-type="float" office:value="-5.40000000000001" calcext:value-type="float">
            <text:p>-5,40000000000001</text:p>
          </table:table-cell>
          <table:table-cell office:value-type="string" calcext:value-type="string">
            <text:p>;</text:p>
          </table:table-cell>
          <table:table-cell table:formula="of:=3*SIN(4*[.B17])" office:value-type="float" office:value="2.31153972832737" calcext:value-type="float">
            <text:p>2,31153972832737</text:p>
          </table:table-cell>
          <table:table-cell table:formula="of:=3*COS(4*[.B17])" office:value-type="float" office:value="-1.91227196924607" calcext:value-type="float">
            <text:p>-1,91227196924607</text:p>
          </table:table-cell>
          <table:table-cell table:formula="of:=[.AO16] + 30/50" office:value-type="float" office:value="-4.80000000000001" calcext:value-type="float">
            <text:p>-4,80000000000001</text:p>
          </table:table-cell>
        </table:table-row>
        <table:table-row table:style-name="ro1">
          <table:table-cell table:formula="of:=[.A17]+2*PI() / 50" office:value-type="float" office:value="2.13628300444106" calcext:value-type="float">
            <text:p>2,13628300444106</text:p>
          </table:table-cell>
          <table:table-cell table:formula="of:=[.A18]+PI() / 25" office:value-type="float" office:value="2.26194671058465" calcext:value-type="float">
            <text:p>2,26194671058465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18])" office:value-type="float" office:value="2.53298377650605" calcext:value-type="float">
            <text:p>2,53298377650605</text:p>
          </table:table-cell>
          <table:table-cell table:formula="of:=3*COS([.A18])" office:value-type="float" office:value="-1.60748038493699" calcext:value-type="float">
            <text:p>-1,60748038493699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18])" office:value-type="float" office:value="2.31153972832737" calcext:value-type="float">
            <text:p>2,31153972832737</text:p>
          </table:table-cell>
          <table:table-cell table:formula="of:=3*COS([.B18])" office:value-type="float" office:value="-1.91227196924607" calcext:value-type="float">
            <text:p>-1,91227196924607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18])" office:value-type="float" office:value="2.53298377650605" calcext:value-type="float">
            <text:p>2,53298377650605</text:p>
          </table:table-cell>
          <table:table-cell table:formula="of:=3*COS([.A18])" office:value-type="float" office:value="-1.60748038493699" calcext:value-type="float">
            <text:p>-1,60748038493699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18])" office:value-type="float" office:value="2.31153972832737" calcext:value-type="float">
            <text:p>2,31153972832737</text:p>
          </table:table-cell>
          <table:table-cell table:formula="of:=3*COS([.B18])" office:value-type="float" office:value="-1.91227196924607" calcext:value-type="float">
            <text:p>-1,91227196924607</text:p>
          </table:table-cell>
          <table:table-cell office:value-type="string" calcext:value-type="string">
            <text:p>|</text:p>
          </table:table-cell>
          <table:table-cell table:formula="of:=3*SIN([.A18])" office:value-type="float" office:value="2.53298377650605" calcext:value-type="float">
            <text:p>2,53298377650605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18])" office:value-type="float" office:value="-1.60748038493699" calcext:value-type="float">
            <text:p>-1,60748038493699</text:p>
          </table:table-cell>
          <table:table-cell office:value-type="string" calcext:value-type="string">
            <text:p>;</text:p>
          </table:table-cell>
          <table:table-cell table:formula="of:=3*SIN([.B18])" office:value-type="float" office:value="2.31153972832737" calcext:value-type="float">
            <text:p>2,31153972832737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18])" office:value-type="float" office:value="-1.91227196924607" calcext:value-type="float">
            <text:p>-1,91227196924607</text:p>
          </table:table-cell>
          <table:table-cell office:value-type="string" calcext:value-type="string">
            <text:p>|</text:p>
          </table:table-cell>
          <table:table-cell table:formula="of:=3*SIN([.A18])" office:value-type="float" office:value="2.53298377650605" calcext:value-type="float">
            <text:p>2,53298377650605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18])" office:value-type="float" office:value="-1.60748038493699" calcext:value-type="float">
            <text:p>-1,60748038493699</text:p>
          </table:table-cell>
          <table:table-cell office:value-type="string" calcext:value-type="string">
            <text:p>;</text:p>
          </table:table-cell>
          <table:table-cell table:formula="of:=3*SIN([.B18])" office:value-type="float" office:value="2.31153972832737" calcext:value-type="float">
            <text:p>2,31153972832737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18])" office:value-type="float" office:value="-1.91227196924607" calcext:value-type="float">
            <text:p>-1,91227196924607</text:p>
          </table:table-cell>
          <table:table-cell office:value-type="string" calcext:value-type="string">
            <text:p>|</text:p>
          </table:table-cell>
          <table:table-cell table:formula="of:=3*SIN(4*[.A18])" office:value-type="float" office:value="2.31153972832737" calcext:value-type="float">
            <text:p>2,31153972832737</text:p>
          </table:table-cell>
          <table:table-cell table:formula="of:=3*COS(4*[.A18])" office:value-type="float" office:value="-1.91227196924607" calcext:value-type="float">
            <text:p>-1,91227196924607</text:p>
          </table:table-cell>
          <table:table-cell table:formula="of:=[.AK17] + 30/50" office:value-type="float" office:value="-4.80000000000001" calcext:value-type="float">
            <text:p>-4,80000000000001</text:p>
          </table:table-cell>
          <table:table-cell office:value-type="string" calcext:value-type="string">
            <text:p>;</text:p>
          </table:table-cell>
          <table:table-cell table:formula="of:=3*SIN(4*[.B18])" office:value-type="float" office:value="1.10437365805403" calcext:value-type="float">
            <text:p>1,10437365805403</text:p>
          </table:table-cell>
          <table:table-cell table:formula="of:=3*COS(4*[.B18])" office:value-type="float" office:value="-2.78932945766475" calcext:value-type="float">
            <text:p>-2,78932945766475</text:p>
          </table:table-cell>
          <table:table-cell table:formula="of:=[.AO17] + 30/50" office:value-type="float" office:value="-4.20000000000001" calcext:value-type="float">
            <text:p>-4,20000000000001</text:p>
          </table:table-cell>
        </table:table-row>
        <table:table-row table:style-name="ro1">
          <table:table-cell table:formula="of:=[.A18]+2*PI() / 50" office:value-type="float" office:value="2.26194671058465" calcext:value-type="float">
            <text:p>2,26194671058465</text:p>
          </table:table-cell>
          <table:table-cell table:formula="of:=[.A19]+PI() / 25" office:value-type="float" office:value="2.38761041672824" calcext:value-type="float">
            <text:p>2,38761041672824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19])" office:value-type="float" office:value="2.31153972832737" calcext:value-type="float">
            <text:p>2,31153972832737</text:p>
          </table:table-cell>
          <table:table-cell table:formula="of:=3*COS([.A19])" office:value-type="float" office:value="-1.91227196924607" calcext:value-type="float">
            <text:p>-1,91227196924607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19])" office:value-type="float" office:value="2.05364131778607" calcext:value-type="float">
            <text:p>2,05364131778607</text:p>
          </table:table-cell>
          <table:table-cell table:formula="of:=3*COS([.B19])" office:value-type="float" office:value="-2.18690588226424" calcext:value-type="float">
            <text:p>-2,18690588226424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19])" office:value-type="float" office:value="2.31153972832737" calcext:value-type="float">
            <text:p>2,31153972832737</text:p>
          </table:table-cell>
          <table:table-cell table:formula="of:=3*COS([.A19])" office:value-type="float" office:value="-1.91227196924607" calcext:value-type="float">
            <text:p>-1,91227196924607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19])" office:value-type="float" office:value="2.05364131778607" calcext:value-type="float">
            <text:p>2,05364131778607</text:p>
          </table:table-cell>
          <table:table-cell table:formula="of:=3*COS([.B19])" office:value-type="float" office:value="-2.18690588226424" calcext:value-type="float">
            <text:p>-2,18690588226424</text:p>
          </table:table-cell>
          <table:table-cell office:value-type="string" calcext:value-type="string">
            <text:p>|</text:p>
          </table:table-cell>
          <table:table-cell table:formula="of:=3*SIN([.A19])" office:value-type="float" office:value="2.31153972832737" calcext:value-type="float">
            <text:p>2,31153972832737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19])" office:value-type="float" office:value="-1.91227196924607" calcext:value-type="float">
            <text:p>-1,91227196924607</text:p>
          </table:table-cell>
          <table:table-cell office:value-type="string" calcext:value-type="string">
            <text:p>;</text:p>
          </table:table-cell>
          <table:table-cell table:formula="of:=3*SIN([.B19])" office:value-type="float" office:value="2.05364131778607" calcext:value-type="float">
            <text:p>2,05364131778607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19])" office:value-type="float" office:value="-2.18690588226424" calcext:value-type="float">
            <text:p>-2,18690588226424</text:p>
          </table:table-cell>
          <table:table-cell office:value-type="string" calcext:value-type="string">
            <text:p>|</text:p>
          </table:table-cell>
          <table:table-cell table:formula="of:=3*SIN([.A19])" office:value-type="float" office:value="2.31153972832737" calcext:value-type="float">
            <text:p>2,31153972832737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19])" office:value-type="float" office:value="-1.91227196924607" calcext:value-type="float">
            <text:p>-1,91227196924607</text:p>
          </table:table-cell>
          <table:table-cell office:value-type="string" calcext:value-type="string">
            <text:p>;</text:p>
          </table:table-cell>
          <table:table-cell table:formula="of:=3*SIN([.B19])" office:value-type="float" office:value="2.05364131778607" calcext:value-type="float">
            <text:p>2,05364131778607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19])" office:value-type="float" office:value="-2.18690588226424" calcext:value-type="float">
            <text:p>-2,18690588226424</text:p>
          </table:table-cell>
          <table:table-cell office:value-type="string" calcext:value-type="string">
            <text:p>|</text:p>
          </table:table-cell>
          <table:table-cell table:formula="of:=3*SIN(4*[.A19])" office:value-type="float" office:value="1.10437365805403" calcext:value-type="float">
            <text:p>1,10437365805403</text:p>
          </table:table-cell>
          <table:table-cell table:formula="of:=3*COS(4*[.A19])" office:value-type="float" office:value="-2.78932945766475" calcext:value-type="float">
            <text:p>-2,78932945766475</text:p>
          </table:table-cell>
          <table:table-cell table:formula="of:=[.AK18] + 30/50" office:value-type="float" office:value="-4.20000000000001" calcext:value-type="float">
            <text:p>-4,20000000000001</text:p>
          </table:table-cell>
          <table:table-cell office:value-type="string" calcext:value-type="string">
            <text:p>;</text:p>
          </table:table-cell>
          <table:table-cell table:formula="of:=3*SIN(4*[.B19])" office:value-type="float" office:value="-0.375999700692915" calcext:value-type="float">
            <text:p>-0,375999700692915</text:p>
          </table:table-cell>
          <table:table-cell table:formula="of:=3*COS(4*[.B19])" office:value-type="float" office:value="-2.97634410394343" calcext:value-type="float">
            <text:p>-2,97634410394343</text:p>
          </table:table-cell>
          <table:table-cell table:formula="of:=[.AO18] + 30/50" office:value-type="float" office:value="-3.60000000000001" calcext:value-type="float">
            <text:p>-3,60000000000001</text:p>
          </table:table-cell>
        </table:table-row>
        <table:table-row table:style-name="ro1">
          <table:table-cell table:formula="of:=[.A19]+2*PI() / 50" office:value-type="float" office:value="2.38761041672824" calcext:value-type="float">
            <text:p>2,38761041672824</text:p>
          </table:table-cell>
          <table:table-cell table:formula="of:=[.A20]+PI() / 25" office:value-type="float" office:value="2.51327412287184" calcext:value-type="float">
            <text:p>2,51327412287184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20])" office:value-type="float" office:value="2.05364131778607" calcext:value-type="float">
            <text:p>2,05364131778607</text:p>
          </table:table-cell>
          <table:table-cell table:formula="of:=3*COS([.A20])" office:value-type="float" office:value="-2.18690588226424" calcext:value-type="float">
            <text:p>-2,18690588226424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20])" office:value-type="float" office:value="1.76335575687742" calcext:value-type="float">
            <text:p>1,76335575687742</text:p>
          </table:table-cell>
          <table:table-cell table:formula="of:=3*COS([.B20])" office:value-type="float" office:value="-2.42705098312484" calcext:value-type="float">
            <text:p>-2,42705098312484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20])" office:value-type="float" office:value="2.05364131778607" calcext:value-type="float">
            <text:p>2,05364131778607</text:p>
          </table:table-cell>
          <table:table-cell table:formula="of:=3*COS([.A20])" office:value-type="float" office:value="-2.18690588226424" calcext:value-type="float">
            <text:p>-2,18690588226424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20])" office:value-type="float" office:value="1.76335575687742" calcext:value-type="float">
            <text:p>1,76335575687742</text:p>
          </table:table-cell>
          <table:table-cell table:formula="of:=3*COS([.B20])" office:value-type="float" office:value="-2.42705098312484" calcext:value-type="float">
            <text:p>-2,42705098312484</text:p>
          </table:table-cell>
          <table:table-cell office:value-type="string" calcext:value-type="string">
            <text:p>|</text:p>
          </table:table-cell>
          <table:table-cell table:formula="of:=3*SIN([.A20])" office:value-type="float" office:value="2.05364131778607" calcext:value-type="float">
            <text:p>2,05364131778607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20])" office:value-type="float" office:value="-2.18690588226424" calcext:value-type="float">
            <text:p>-2,18690588226424</text:p>
          </table:table-cell>
          <table:table-cell office:value-type="string" calcext:value-type="string">
            <text:p>;</text:p>
          </table:table-cell>
          <table:table-cell table:formula="of:=3*SIN([.B20])" office:value-type="float" office:value="1.76335575687742" calcext:value-type="float">
            <text:p>1,76335575687742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20])" office:value-type="float" office:value="-2.42705098312484" calcext:value-type="float">
            <text:p>-2,42705098312484</text:p>
          </table:table-cell>
          <table:table-cell office:value-type="string" calcext:value-type="string">
            <text:p>|</text:p>
          </table:table-cell>
          <table:table-cell table:formula="of:=3*SIN([.A20])" office:value-type="float" office:value="2.05364131778607" calcext:value-type="float">
            <text:p>2,05364131778607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20])" office:value-type="float" office:value="-2.18690588226424" calcext:value-type="float">
            <text:p>-2,18690588226424</text:p>
          </table:table-cell>
          <table:table-cell office:value-type="string" calcext:value-type="string">
            <text:p>;</text:p>
          </table:table-cell>
          <table:table-cell table:formula="of:=3*SIN([.B20])" office:value-type="float" office:value="1.76335575687742" calcext:value-type="float">
            <text:p>1,76335575687742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20])" office:value-type="float" office:value="-2.42705098312484" calcext:value-type="float">
            <text:p>-2,42705098312484</text:p>
          </table:table-cell>
          <table:table-cell office:value-type="string" calcext:value-type="string">
            <text:p>|</text:p>
          </table:table-cell>
          <table:table-cell table:formula="of:=3*SIN(4*[.A20])" office:value-type="float" office:value="-0.375999700692915" calcext:value-type="float">
            <text:p>-0,375999700692915</text:p>
          </table:table-cell>
          <table:table-cell table:formula="of:=3*COS(4*[.A20])" office:value-type="float" office:value="-2.97634410394343" calcext:value-type="float">
            <text:p>-2,97634410394343</text:p>
          </table:table-cell>
          <table:table-cell table:formula="of:=[.AK19] + 30/50" office:value-type="float" office:value="-3.60000000000001" calcext:value-type="float">
            <text:p>-3,60000000000001</text:p>
          </table:table-cell>
          <table:table-cell office:value-type="string" calcext:value-type="string">
            <text:p>;</text:p>
          </table:table-cell>
          <table:table-cell table:formula="of:=3*SIN(4*[.B20])" office:value-type="float" office:value="-1.76335575687742" calcext:value-type="float">
            <text:p>-1,76335575687742</text:p>
          </table:table-cell>
          <table:table-cell table:formula="of:=3*COS(4*[.B20])" office:value-type="float" office:value="-2.42705098312484" calcext:value-type="float">
            <text:p>-2,42705098312484</text:p>
          </table:table-cell>
          <table:table-cell table:formula="of:=[.AO19] + 30/50" office:value-type="float" office:value="-3.00000000000001" calcext:value-type="float">
            <text:p>-3,00000000000001</text:p>
          </table:table-cell>
        </table:table-row>
        <table:table-row table:style-name="ro1">
          <table:table-cell table:formula="of:=[.A20]+2*PI() / 50" office:value-type="float" office:value="2.51327412287184" calcext:value-type="float">
            <text:p>2,51327412287184</text:p>
          </table:table-cell>
          <table:table-cell table:formula="of:=[.A21]+PI() / 25" office:value-type="float" office:value="2.63893782901543" calcext:value-type="float">
            <text:p>2,63893782901543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21])" office:value-type="float" office:value="1.76335575687742" calcext:value-type="float">
            <text:p>1,76335575687742</text:p>
          </table:table-cell>
          <table:table-cell table:formula="of:=3*COS([.A21])" office:value-type="float" office:value="-2.42705098312484" calcext:value-type="float">
            <text:p>-2,42705098312484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21])" office:value-type="float" office:value="1.44526102230514" calcext:value-type="float">
            <text:p>1,44526102230514</text:p>
          </table:table-cell>
          <table:table-cell table:formula="of:=3*COS([.B21])" office:value-type="float" office:value="-2.62892004013159" calcext:value-type="float">
            <text:p>-2,62892004013159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21])" office:value-type="float" office:value="1.76335575687742" calcext:value-type="float">
            <text:p>1,76335575687742</text:p>
          </table:table-cell>
          <table:table-cell table:formula="of:=3*COS([.A21])" office:value-type="float" office:value="-2.42705098312484" calcext:value-type="float">
            <text:p>-2,42705098312484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21])" office:value-type="float" office:value="1.44526102230514" calcext:value-type="float">
            <text:p>1,44526102230514</text:p>
          </table:table-cell>
          <table:table-cell table:formula="of:=3*COS([.B21])" office:value-type="float" office:value="-2.62892004013159" calcext:value-type="float">
            <text:p>-2,62892004013159</text:p>
          </table:table-cell>
          <table:table-cell office:value-type="string" calcext:value-type="string">
            <text:p>|</text:p>
          </table:table-cell>
          <table:table-cell table:formula="of:=3*SIN([.A21])" office:value-type="float" office:value="1.76335575687742" calcext:value-type="float">
            <text:p>1,76335575687742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21])" office:value-type="float" office:value="-2.42705098312484" calcext:value-type="float">
            <text:p>-2,42705098312484</text:p>
          </table:table-cell>
          <table:table-cell office:value-type="string" calcext:value-type="string">
            <text:p>;</text:p>
          </table:table-cell>
          <table:table-cell table:formula="of:=3*SIN([.B21])" office:value-type="float" office:value="1.44526102230514" calcext:value-type="float">
            <text:p>1,44526102230514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21])" office:value-type="float" office:value="-2.62892004013159" calcext:value-type="float">
            <text:p>-2,62892004013159</text:p>
          </table:table-cell>
          <table:table-cell office:value-type="string" calcext:value-type="string">
            <text:p>|</text:p>
          </table:table-cell>
          <table:table-cell table:formula="of:=3*SIN([.A21])" office:value-type="float" office:value="1.76335575687742" calcext:value-type="float">
            <text:p>1,76335575687742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21])" office:value-type="float" office:value="-2.42705098312484" calcext:value-type="float">
            <text:p>-2,42705098312484</text:p>
          </table:table-cell>
          <table:table-cell office:value-type="string" calcext:value-type="string">
            <text:p>;</text:p>
          </table:table-cell>
          <table:table-cell table:formula="of:=3*SIN([.B21])" office:value-type="float" office:value="1.44526102230514" calcext:value-type="float">
            <text:p>1,44526102230514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21])" office:value-type="float" office:value="-2.62892004013159" calcext:value-type="float">
            <text:p>-2,62892004013159</text:p>
          </table:table-cell>
          <table:table-cell office:value-type="string" calcext:value-type="string">
            <text:p>|</text:p>
          </table:table-cell>
          <table:table-cell table:formula="of:=3*SIN(4*[.A21])" office:value-type="float" office:value="-1.76335575687742" calcext:value-type="float">
            <text:p>-1,76335575687742</text:p>
          </table:table-cell>
          <table:table-cell table:formula="of:=3*COS(4*[.A21])" office:value-type="float" office:value="-2.42705098312484" calcext:value-type="float">
            <text:p>-2,42705098312484</text:p>
          </table:table-cell>
          <table:table-cell table:formula="of:=[.AK20] + 30/50" office:value-type="float" office:value="-3.00000000000001" calcext:value-type="float">
            <text:p>-3,00000000000001</text:p>
          </table:table-cell>
          <table:table-cell office:value-type="string" calcext:value-type="string">
            <text:p>;</text:p>
          </table:table-cell>
          <table:table-cell table:formula="of:=3*SIN(4*[.B21])" office:value-type="float" office:value="-2.71448115739806" calcext:value-type="float">
            <text:p>-2,71448115739806</text:p>
          </table:table-cell>
          <table:table-cell table:formula="of:=3*COS(4*[.B21])" office:value-type="float" office:value="-1.27733787469521" calcext:value-type="float">
            <text:p>-1,27733787469521</text:p>
          </table:table-cell>
          <table:table-cell table:formula="of:=[.AO20] + 30/50" office:value-type="float" office:value="-2.40000000000001" calcext:value-type="float">
            <text:p>-2,40000000000001</text:p>
          </table:table-cell>
        </table:table-row>
        <table:table-row table:style-name="ro1">
          <table:table-cell table:formula="of:=[.A21]+2*PI() / 50" office:value-type="float" office:value="2.63893782901543" calcext:value-type="float">
            <text:p>2,63893782901543</text:p>
          </table:table-cell>
          <table:table-cell table:formula="of:=[.A22]+PI() / 25" office:value-type="float" office:value="2.76460153515902" calcext:value-type="float">
            <text:p>2,76460153515902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22])" office:value-type="float" office:value="1.44526102230514" calcext:value-type="float">
            <text:p>1,44526102230514</text:p>
          </table:table-cell>
          <table:table-cell table:formula="of:=3*COS([.A22])" office:value-type="float" office:value="-2.62892004013159" calcext:value-type="float">
            <text:p>-2,62892004013159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22])" office:value-type="float" office:value="1.10437365805403" calcext:value-type="float">
            <text:p>1,10437365805403</text:p>
          </table:table-cell>
          <table:table-cell table:formula="of:=3*COS([.B22])" office:value-type="float" office:value="-2.78932945766476" calcext:value-type="float">
            <text:p>-2,78932945766476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22])" office:value-type="float" office:value="1.44526102230514" calcext:value-type="float">
            <text:p>1,44526102230514</text:p>
          </table:table-cell>
          <table:table-cell table:formula="of:=3*COS([.A22])" office:value-type="float" office:value="-2.62892004013159" calcext:value-type="float">
            <text:p>-2,62892004013159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22])" office:value-type="float" office:value="1.10437365805403" calcext:value-type="float">
            <text:p>1,10437365805403</text:p>
          </table:table-cell>
          <table:table-cell table:formula="of:=3*COS([.B22])" office:value-type="float" office:value="-2.78932945766476" calcext:value-type="float">
            <text:p>-2,78932945766476</text:p>
          </table:table-cell>
          <table:table-cell office:value-type="string" calcext:value-type="string">
            <text:p>|</text:p>
          </table:table-cell>
          <table:table-cell table:formula="of:=3*SIN([.A22])" office:value-type="float" office:value="1.44526102230514" calcext:value-type="float">
            <text:p>1,44526102230514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22])" office:value-type="float" office:value="-2.62892004013159" calcext:value-type="float">
            <text:p>-2,62892004013159</text:p>
          </table:table-cell>
          <table:table-cell office:value-type="string" calcext:value-type="string">
            <text:p>;</text:p>
          </table:table-cell>
          <table:table-cell table:formula="of:=3*SIN([.B22])" office:value-type="float" office:value="1.10437365805403" calcext:value-type="float">
            <text:p>1,10437365805403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22])" office:value-type="float" office:value="-2.78932945766476" calcext:value-type="float">
            <text:p>-2,78932945766476</text:p>
          </table:table-cell>
          <table:table-cell office:value-type="string" calcext:value-type="string">
            <text:p>|</text:p>
          </table:table-cell>
          <table:table-cell table:formula="of:=3*SIN([.A22])" office:value-type="float" office:value="1.44526102230514" calcext:value-type="float">
            <text:p>1,44526102230514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22])" office:value-type="float" office:value="-2.62892004013159" calcext:value-type="float">
            <text:p>-2,62892004013159</text:p>
          </table:table-cell>
          <table:table-cell office:value-type="string" calcext:value-type="string">
            <text:p>;</text:p>
          </table:table-cell>
          <table:table-cell table:formula="of:=3*SIN([.B22])" office:value-type="float" office:value="1.10437365805403" calcext:value-type="float">
            <text:p>1,10437365805403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22])" office:value-type="float" office:value="-2.78932945766476" calcext:value-type="float">
            <text:p>-2,78932945766476</text:p>
          </table:table-cell>
          <table:table-cell office:value-type="string" calcext:value-type="string">
            <text:p>|</text:p>
          </table:table-cell>
          <table:table-cell table:formula="of:=3*SIN(4*[.A22])" office:value-type="float" office:value="-2.71448115739806" calcext:value-type="float">
            <text:p>-2,71448115739806</text:p>
          </table:table-cell>
          <table:table-cell table:formula="of:=3*COS(4*[.A22])" office:value-type="float" office:value="-1.27733787469521" calcext:value-type="float">
            <text:p>-1,27733787469521</text:p>
          </table:table-cell>
          <table:table-cell table:formula="of:=[.AK21] + 30/50" office:value-type="float" office:value="-2.40000000000001" calcext:value-type="float">
            <text:p>-2,40000000000001</text:p>
          </table:table-cell>
          <table:table-cell office:value-type="string" calcext:value-type="string">
            <text:p>;</text:p>
          </table:table-cell>
          <table:table-cell table:formula="of:=3*SIN(4*[.B22])" office:value-type="float" office:value="-2.99408018528481" calcext:value-type="float">
            <text:p>-2,99408018528481</text:p>
          </table:table-cell>
          <table:table-cell table:formula="of:=3*COS(4*[.B22])" office:value-type="float" office:value="0.188371558587948" calcext:value-type="float">
            <text:p>0,188371558587948</text:p>
          </table:table-cell>
          <table:table-cell table:formula="of:=[.AO21] + 30/50" office:value-type="float" office:value="-1.80000000000001" calcext:value-type="float">
            <text:p>-1,80000000000001</text:p>
          </table:table-cell>
        </table:table-row>
        <table:table-row table:style-name="ro1">
          <table:table-cell table:formula="of:=[.A22]+2*PI() / 50" office:value-type="float" office:value="2.76460153515902" calcext:value-type="float">
            <text:p>2,76460153515902</text:p>
          </table:table-cell>
          <table:table-cell table:formula="of:=[.A23]+PI() / 25" office:value-type="float" office:value="2.89026524130261" calcext:value-type="float">
            <text:p>2,89026524130261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23])" office:value-type="float" office:value="1.10437365805403" calcext:value-type="float">
            <text:p>1,10437365805403</text:p>
          </table:table-cell>
          <table:table-cell table:formula="of:=3*COS([.A23])" office:value-type="float" office:value="-2.78932945766476" calcext:value-type="float">
            <text:p>-2,78932945766476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23])" office:value-type="float" office:value="0.746069661494562" calcext:value-type="float">
            <text:p>0,746069661494562</text:p>
          </table:table-cell>
          <table:table-cell table:formula="of:=3*COS([.B23])" office:value-type="float" office:value="-2.90574948338589" calcext:value-type="float">
            <text:p>-2,90574948338589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23])" office:value-type="float" office:value="1.10437365805403" calcext:value-type="float">
            <text:p>1,10437365805403</text:p>
          </table:table-cell>
          <table:table-cell table:formula="of:=3*COS([.A23])" office:value-type="float" office:value="-2.78932945766476" calcext:value-type="float">
            <text:p>-2,78932945766476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23])" office:value-type="float" office:value="0.746069661494562" calcext:value-type="float">
            <text:p>0,746069661494562</text:p>
          </table:table-cell>
          <table:table-cell table:formula="of:=3*COS([.B23])" office:value-type="float" office:value="-2.90574948338589" calcext:value-type="float">
            <text:p>-2,90574948338589</text:p>
          </table:table-cell>
          <table:table-cell office:value-type="string" calcext:value-type="string">
            <text:p>|</text:p>
          </table:table-cell>
          <table:table-cell table:formula="of:=3*SIN([.A23])" office:value-type="float" office:value="1.10437365805403" calcext:value-type="float">
            <text:p>1,10437365805403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23])" office:value-type="float" office:value="-2.78932945766476" calcext:value-type="float">
            <text:p>-2,78932945766476</text:p>
          </table:table-cell>
          <table:table-cell office:value-type="string" calcext:value-type="string">
            <text:p>;</text:p>
          </table:table-cell>
          <table:table-cell table:formula="of:=3*SIN([.B23])" office:value-type="float" office:value="0.746069661494562" calcext:value-type="float">
            <text:p>0,746069661494562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23])" office:value-type="float" office:value="-2.90574948338589" calcext:value-type="float">
            <text:p>-2,90574948338589</text:p>
          </table:table-cell>
          <table:table-cell office:value-type="string" calcext:value-type="string">
            <text:p>|</text:p>
          </table:table-cell>
          <table:table-cell table:formula="of:=3*SIN([.A23])" office:value-type="float" office:value="1.10437365805403" calcext:value-type="float">
            <text:p>1,10437365805403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23])" office:value-type="float" office:value="-2.78932945766476" calcext:value-type="float">
            <text:p>-2,78932945766476</text:p>
          </table:table-cell>
          <table:table-cell office:value-type="string" calcext:value-type="string">
            <text:p>;</text:p>
          </table:table-cell>
          <table:table-cell table:formula="of:=3*SIN([.B23])" office:value-type="float" office:value="0.746069661494562" calcext:value-type="float">
            <text:p>0,746069661494562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23])" office:value-type="float" office:value="-2.90574948338589" calcext:value-type="float">
            <text:p>-2,90574948338589</text:p>
          </table:table-cell>
          <table:table-cell office:value-type="string" calcext:value-type="string">
            <text:p>|</text:p>
          </table:table-cell>
          <table:table-cell table:formula="of:=3*SIN(4*[.A23])" office:value-type="float" office:value="-2.99408018528481" calcext:value-type="float">
            <text:p>-2,99408018528481</text:p>
          </table:table-cell>
          <table:table-cell table:formula="of:=3*COS(4*[.A23])" office:value-type="float" office:value="0.188371558587948" calcext:value-type="float">
            <text:p>0,188371558587948</text:p>
          </table:table-cell>
          <table:table-cell table:formula="of:=[.AK22] + 30/50" office:value-type="float" office:value="-1.80000000000001" calcext:value-type="float">
            <text:p>-1,80000000000001</text:p>
          </table:table-cell>
          <table:table-cell office:value-type="string" calcext:value-type="string">
            <text:p>;</text:p>
          </table:table-cell>
          <table:table-cell table:formula="of:=3*SIN(4*[.B23])" office:value-type="float" office:value="-2.53298377650604" calcext:value-type="float">
            <text:p>-2,53298377650604</text:p>
          </table:table-cell>
          <table:table-cell table:formula="of:=3*COS(4*[.B23])" office:value-type="float" office:value="1.607480384937" calcext:value-type="float">
            <text:p>1,607480384937</text:p>
          </table:table-cell>
          <table:table-cell table:formula="of:=[.AO22] + 30/50" office:value-type="float" office:value="-1.20000000000001" calcext:value-type="float">
            <text:p>-1,20000000000001</text:p>
          </table:table-cell>
        </table:table-row>
        <table:table-row table:style-name="ro1">
          <table:table-cell table:formula="of:=[.A23]+2*PI() / 50" office:value-type="float" office:value="2.89026524130261" calcext:value-type="float">
            <text:p>2,89026524130261</text:p>
          </table:table-cell>
          <table:table-cell table:formula="of:=[.A24]+PI() / 25" office:value-type="float" office:value="3.0159289474462" calcext:value-type="float">
            <text:p>3,0159289474462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24])" office:value-type="float" office:value="0.746069661494562" calcext:value-type="float">
            <text:p>0,746069661494562</text:p>
          </table:table-cell>
          <table:table-cell table:formula="of:=3*COS([.A24])" office:value-type="float" office:value="-2.90574948338589" calcext:value-type="float">
            <text:p>-2,90574948338589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24])" office:value-type="float" office:value="0.37599970069291" calcext:value-type="float">
            <text:p>0,37599970069291</text:p>
          </table:table-cell>
          <table:table-cell table:formula="of:=3*COS([.B24])" office:value-type="float" office:value="-2.97634410394343" calcext:value-type="float">
            <text:p>-2,97634410394343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24])" office:value-type="float" office:value="0.746069661494562" calcext:value-type="float">
            <text:p>0,746069661494562</text:p>
          </table:table-cell>
          <table:table-cell table:formula="of:=3*COS([.A24])" office:value-type="float" office:value="-2.90574948338589" calcext:value-type="float">
            <text:p>-2,90574948338589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24])" office:value-type="float" office:value="0.37599970069291" calcext:value-type="float">
            <text:p>0,37599970069291</text:p>
          </table:table-cell>
          <table:table-cell table:formula="of:=3*COS([.B24])" office:value-type="float" office:value="-2.97634410394343" calcext:value-type="float">
            <text:p>-2,97634410394343</text:p>
          </table:table-cell>
          <table:table-cell office:value-type="string" calcext:value-type="string">
            <text:p>|</text:p>
          </table:table-cell>
          <table:table-cell table:formula="of:=3*SIN([.A24])" office:value-type="float" office:value="0.746069661494562" calcext:value-type="float">
            <text:p>0,746069661494562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24])" office:value-type="float" office:value="-2.90574948338589" calcext:value-type="float">
            <text:p>-2,90574948338589</text:p>
          </table:table-cell>
          <table:table-cell office:value-type="string" calcext:value-type="string">
            <text:p>;</text:p>
          </table:table-cell>
          <table:table-cell table:formula="of:=3*SIN([.B24])" office:value-type="float" office:value="0.37599970069291" calcext:value-type="float">
            <text:p>0,37599970069291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24])" office:value-type="float" office:value="-2.97634410394343" calcext:value-type="float">
            <text:p>-2,97634410394343</text:p>
          </table:table-cell>
          <table:table-cell office:value-type="string" calcext:value-type="string">
            <text:p>|</text:p>
          </table:table-cell>
          <table:table-cell table:formula="of:=3*SIN([.A24])" office:value-type="float" office:value="0.746069661494562" calcext:value-type="float">
            <text:p>0,746069661494562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24])" office:value-type="float" office:value="-2.90574948338589" calcext:value-type="float">
            <text:p>-2,90574948338589</text:p>
          </table:table-cell>
          <table:table-cell office:value-type="string" calcext:value-type="string">
            <text:p>;</text:p>
          </table:table-cell>
          <table:table-cell table:formula="of:=3*SIN([.B24])" office:value-type="float" office:value="0.37599970069291" calcext:value-type="float">
            <text:p>0,37599970069291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24])" office:value-type="float" office:value="-2.97634410394343" calcext:value-type="float">
            <text:p>-2,97634410394343</text:p>
          </table:table-cell>
          <table:table-cell office:value-type="string" calcext:value-type="string">
            <text:p>|</text:p>
          </table:table-cell>
          <table:table-cell table:formula="of:=3*SIN(4*[.A24])" office:value-type="float" office:value="-2.53298377650604" calcext:value-type="float">
            <text:p>-2,53298377650604</text:p>
          </table:table-cell>
          <table:table-cell table:formula="of:=3*COS(4*[.A24])" office:value-type="float" office:value="1.607480384937" calcext:value-type="float">
            <text:p>1,607480384937</text:p>
          </table:table-cell>
          <table:table-cell table:formula="of:=[.AK23] + 30/50" office:value-type="float" office:value="-1.20000000000001" calcext:value-type="float">
            <text:p>-1,20000000000001</text:p>
          </table:table-cell>
          <table:table-cell office:value-type="string" calcext:value-type="string">
            <text:p>;</text:p>
          </table:table-cell>
          <table:table-cell table:formula="of:=3*SIN(4*[.B24])" office:value-type="float" office:value="-1.44526102230514" calcext:value-type="float">
            <text:p>-1,44526102230514</text:p>
          </table:table-cell>
          <table:table-cell table:formula="of:=3*COS(4*[.B24])" office:value-type="float" office:value="2.6289200401316" calcext:value-type="float">
            <text:p>2,6289200401316</text:p>
          </table:table-cell>
          <table:table-cell table:formula="of:=[.AO23] + 30/50" office:value-type="float" office:value="-0.600000000000006" calcext:value-type="float">
            <text:p>-0,600000000000006</text:p>
          </table:table-cell>
        </table:table-row>
        <table:table-row table:style-name="ro1">
          <table:table-cell table:formula="of:=[.A24]+2*PI() / 50" office:value-type="float" office:value="3.0159289474462" calcext:value-type="float">
            <text:p>3,0159289474462</text:p>
          </table:table-cell>
          <table:table-cell table:formula="of:=[.A25]+PI() / 25" office:value-type="float" office:value="3.14159265358979" calcext:value-type="float">
            <text:p>3,14159265358979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25])" office:value-type="float" office:value="0.37599970069291" calcext:value-type="float">
            <text:p>0,37599970069291</text:p>
          </table:table-cell>
          <table:table-cell table:formula="of:=3*COS([.A25])" office:value-type="float" office:value="-2.97634410394343" calcext:value-type="float">
            <text:p>-2,97634410394343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25])" office:value-type="float" office:value="-3.62940884890636E-015" calcext:value-type="float">
            <text:p>-3,62940884890636E-15</text:p>
          </table:table-cell>
          <table:table-cell table:formula="of:=3*COS([.B25])" office:value-type="float" office:value="-3" calcext:value-type="float">
            <text:p>-3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25])" office:value-type="float" office:value="0.37599970069291" calcext:value-type="float">
            <text:p>0,37599970069291</text:p>
          </table:table-cell>
          <table:table-cell table:formula="of:=3*COS([.A25])" office:value-type="float" office:value="-2.97634410394343" calcext:value-type="float">
            <text:p>-2,97634410394343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25])" office:value-type="float" office:value="-3.62940884890636E-015" calcext:value-type="float">
            <text:p>-3,62940884890636E-15</text:p>
          </table:table-cell>
          <table:table-cell table:formula="of:=3*COS([.B25])" office:value-type="float" office:value="-3" calcext:value-type="float">
            <text:p>-3</text:p>
          </table:table-cell>
          <table:table-cell office:value-type="string" calcext:value-type="string">
            <text:p>|</text:p>
          </table:table-cell>
          <table:table-cell table:formula="of:=3*SIN([.A25])" office:value-type="float" office:value="0.37599970069291" calcext:value-type="float">
            <text:p>0,37599970069291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25])" office:value-type="float" office:value="-2.97634410394343" calcext:value-type="float">
            <text:p>-2,97634410394343</text:p>
          </table:table-cell>
          <table:table-cell office:value-type="string" calcext:value-type="string">
            <text:p>;</text:p>
          </table:table-cell>
          <table:table-cell table:formula="of:=3*SIN([.B25])" office:value-type="float" office:value="-3.62940884890636E-015" calcext:value-type="float">
            <text:p>-3,62940884890636E-15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25])" office:value-type="float" office:value="-3" calcext:value-type="float">
            <text:p>-3</text:p>
          </table:table-cell>
          <table:table-cell office:value-type="string" calcext:value-type="string">
            <text:p>|</text:p>
          </table:table-cell>
          <table:table-cell table:formula="of:=3*SIN([.A25])" office:value-type="float" office:value="0.37599970069291" calcext:value-type="float">
            <text:p>0,37599970069291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25])" office:value-type="float" office:value="-2.97634410394343" calcext:value-type="float">
            <text:p>-2,97634410394343</text:p>
          </table:table-cell>
          <table:table-cell office:value-type="string" calcext:value-type="string">
            <text:p>;</text:p>
          </table:table-cell>
          <table:table-cell table:formula="of:=3*SIN([.B25])" office:value-type="float" office:value="-3.62940884890636E-015" calcext:value-type="float">
            <text:p>-3,62940884890636E-15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25])" office:value-type="float" office:value="-3" calcext:value-type="float">
            <text:p>-3</text:p>
          </table:table-cell>
          <table:table-cell office:value-type="string" calcext:value-type="string">
            <text:p>|</text:p>
          </table:table-cell>
          <table:table-cell table:formula="of:=3*SIN(4*[.A25])" office:value-type="float" office:value="-1.44526102230514" calcext:value-type="float">
            <text:p>-1,44526102230514</text:p>
          </table:table-cell>
          <table:table-cell table:formula="of:=3*COS(4*[.A25])" office:value-type="float" office:value="2.6289200401316" calcext:value-type="float">
            <text:p>2,6289200401316</text:p>
          </table:table-cell>
          <table:table-cell table:formula="of:=[.AK24] + 30/50" office:value-type="float" office:value="-0.600000000000006" calcext:value-type="float">
            <text:p>-0,600000000000006</text:p>
          </table:table-cell>
          <table:table-cell office:value-type="string" calcext:value-type="string">
            <text:p>;</text:p>
          </table:table-cell>
          <table:table-cell table:formula="of:=3*SIN(4*[.B25])" office:value-type="float" office:value="0.00000000000001451764" calcext:value-type="float">
            <text:p>1,45176353956254E-14</text:p>
          </table:table-cell>
          <table:table-cell table:formula="of:=3*COS(4*[.B25])" office:value-type="float" office:value="3" calcext:value-type="float">
            <text:p>3</text:p>
          </table:table-cell>
          <table:table-cell table:formula="of:=[.AO24] + 30/50" office:value-type="float" office:value="-5.99520433297585E-015" calcext:value-type="float">
            <text:p>-5,99520433297585E-15</text:p>
          </table:table-cell>
        </table:table-row>
        <table:table-row table:style-name="ro1">
          <table:table-cell table:formula="of:=[.A25]+2*PI() / 50" office:value-type="float" office:value="3.14159265358979" calcext:value-type="float">
            <text:p>3,14159265358979</text:p>
          </table:table-cell>
          <table:table-cell table:formula="of:=[.A26]+PI() / 25" office:value-type="float" office:value="3.26725635973339" calcext:value-type="float">
            <text:p>3,26725635973339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26])" office:value-type="float" office:value="-3.62940884890636E-015" calcext:value-type="float">
            <text:p>-3,62940884890636E-15</text:p>
          </table:table-cell>
          <table:table-cell table:formula="of:=3*COS([.A26])" office:value-type="float" office:value="-3" calcext:value-type="float">
            <text:p>-3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26])" office:value-type="float" office:value="-0.375999700692917" calcext:value-type="float">
            <text:p>-0,375999700692917</text:p>
          </table:table-cell>
          <table:table-cell table:formula="of:=3*COS([.B26])" office:value-type="float" office:value="-2.97634410394343" calcext:value-type="float">
            <text:p>-2,97634410394343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26])" office:value-type="float" office:value="-3.62940884890636E-015" calcext:value-type="float">
            <text:p>-3,62940884890636E-15</text:p>
          </table:table-cell>
          <table:table-cell table:formula="of:=3*COS([.A26])" office:value-type="float" office:value="-3" calcext:value-type="float">
            <text:p>-3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26])" office:value-type="float" office:value="-0.375999700692917" calcext:value-type="float">
            <text:p>-0,375999700692917</text:p>
          </table:table-cell>
          <table:table-cell table:formula="of:=3*COS([.B26])" office:value-type="float" office:value="-2.97634410394343" calcext:value-type="float">
            <text:p>-2,97634410394343</text:p>
          </table:table-cell>
          <table:table-cell office:value-type="string" calcext:value-type="string">
            <text:p>|</text:p>
          </table:table-cell>
          <table:table-cell table:formula="of:=3*SIN([.A26])" office:value-type="float" office:value="-3.62940884890636E-015" calcext:value-type="float">
            <text:p>-3,62940884890636E-15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26])" office:value-type="float" office:value="-3" calcext:value-type="float">
            <text:p>-3</text:p>
          </table:table-cell>
          <table:table-cell office:value-type="string" calcext:value-type="string">
            <text:p>;</text:p>
          </table:table-cell>
          <table:table-cell table:formula="of:=3*SIN([.B26])" office:value-type="float" office:value="-0.375999700692917" calcext:value-type="float">
            <text:p>-0,375999700692917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26])" office:value-type="float" office:value="-2.97634410394343" calcext:value-type="float">
            <text:p>-2,97634410394343</text:p>
          </table:table-cell>
          <table:table-cell office:value-type="string" calcext:value-type="string">
            <text:p>|</text:p>
          </table:table-cell>
          <table:table-cell table:formula="of:=3*SIN([.A26])" office:value-type="float" office:value="-3.62940884890636E-015" calcext:value-type="float">
            <text:p>-3,62940884890636E-15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26])" office:value-type="float" office:value="-3" calcext:value-type="float">
            <text:p>-3</text:p>
          </table:table-cell>
          <table:table-cell office:value-type="string" calcext:value-type="string">
            <text:p>;</text:p>
          </table:table-cell>
          <table:table-cell table:formula="of:=3*SIN([.B26])" office:value-type="float" office:value="-0.375999700692917" calcext:value-type="float">
            <text:p>-0,375999700692917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26])" office:value-type="float" office:value="-2.97634410394343" calcext:value-type="float">
            <text:p>-2,97634410394343</text:p>
          </table:table-cell>
          <table:table-cell office:value-type="string" calcext:value-type="string">
            <text:p>|</text:p>
          </table:table-cell>
          <table:table-cell table:formula="of:=3*SIN(4*[.A26])" office:value-type="float" office:value="0.00000000000001451764" calcext:value-type="float">
            <text:p>1,45176353956254E-14</text:p>
          </table:table-cell>
          <table:table-cell table:formula="of:=3*COS(4*[.A26])" office:value-type="float" office:value="3" calcext:value-type="float">
            <text:p>3</text:p>
          </table:table-cell>
          <table:table-cell table:formula="of:=[.AK25] + 30/50" office:value-type="float" office:value="-5.99520433297585E-015" calcext:value-type="float">
            <text:p>-5,99520433297585E-15</text:p>
          </table:table-cell>
          <table:table-cell office:value-type="string" calcext:value-type="string">
            <text:p>;</text:p>
          </table:table-cell>
          <table:table-cell table:formula="of:=3*SIN(4*[.B26])" office:value-type="float" office:value="1.44526102230516" calcext:value-type="float">
            <text:p>1,44526102230516</text:p>
          </table:table-cell>
          <table:table-cell table:formula="of:=3*COS(4*[.B26])" office:value-type="float" office:value="2.62892004013158" calcext:value-type="float">
            <text:p>2,62892004013158</text:p>
          </table:table-cell>
          <table:table-cell table:formula="of:=[.AO25] + 30/50" office:value-type="float" office:value="0.599999999999994" calcext:value-type="float">
            <text:p>0,599999999999994</text:p>
          </table:table-cell>
        </table:table-row>
        <table:table-row table:style-name="ro1">
          <table:table-cell table:formula="of:=[.A26]+2*PI() / 50" office:value-type="float" office:value="3.26725635973339" calcext:value-type="float">
            <text:p>3,26725635973339</text:p>
          </table:table-cell>
          <table:table-cell table:formula="of:=[.A27]+PI() / 25" office:value-type="float" office:value="3.39292006587698" calcext:value-type="float">
            <text:p>3,39292006587698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27])" office:value-type="float" office:value="-0.375999700692917" calcext:value-type="float">
            <text:p>-0,375999700692917</text:p>
          </table:table-cell>
          <table:table-cell table:formula="of:=3*COS([.A27])" office:value-type="float" office:value="-2.97634410394343" calcext:value-type="float">
            <text:p>-2,97634410394343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27])" office:value-type="float" office:value="-0.746069661494569" calcext:value-type="float">
            <text:p>-0,746069661494569</text:p>
          </table:table-cell>
          <table:table-cell table:formula="of:=3*COS([.B27])" office:value-type="float" office:value="-2.90574948338589" calcext:value-type="float">
            <text:p>-2,90574948338589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27])" office:value-type="float" office:value="-0.375999700692917" calcext:value-type="float">
            <text:p>-0,375999700692917</text:p>
          </table:table-cell>
          <table:table-cell table:formula="of:=3*COS([.A27])" office:value-type="float" office:value="-2.97634410394343" calcext:value-type="float">
            <text:p>-2,97634410394343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27])" office:value-type="float" office:value="-0.746069661494569" calcext:value-type="float">
            <text:p>-0,746069661494569</text:p>
          </table:table-cell>
          <table:table-cell table:formula="of:=3*COS([.B27])" office:value-type="float" office:value="-2.90574948338589" calcext:value-type="float">
            <text:p>-2,90574948338589</text:p>
          </table:table-cell>
          <table:table-cell office:value-type="string" calcext:value-type="string">
            <text:p>|</text:p>
          </table:table-cell>
          <table:table-cell table:formula="of:=3*SIN([.A27])" office:value-type="float" office:value="-0.375999700692917" calcext:value-type="float">
            <text:p>-0,375999700692917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27])" office:value-type="float" office:value="-2.97634410394343" calcext:value-type="float">
            <text:p>-2,97634410394343</text:p>
          </table:table-cell>
          <table:table-cell office:value-type="string" calcext:value-type="string">
            <text:p>;</text:p>
          </table:table-cell>
          <table:table-cell table:formula="of:=3*SIN([.B27])" office:value-type="float" office:value="-0.746069661494569" calcext:value-type="float">
            <text:p>-0,746069661494569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27])" office:value-type="float" office:value="-2.90574948338589" calcext:value-type="float">
            <text:p>-2,90574948338589</text:p>
          </table:table-cell>
          <table:table-cell office:value-type="string" calcext:value-type="string">
            <text:p>|</text:p>
          </table:table-cell>
          <table:table-cell table:formula="of:=3*SIN([.A27])" office:value-type="float" office:value="-0.375999700692917" calcext:value-type="float">
            <text:p>-0,375999700692917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27])" office:value-type="float" office:value="-2.97634410394343" calcext:value-type="float">
            <text:p>-2,97634410394343</text:p>
          </table:table-cell>
          <table:table-cell office:value-type="string" calcext:value-type="string">
            <text:p>;</text:p>
          </table:table-cell>
          <table:table-cell table:formula="of:=3*SIN([.B27])" office:value-type="float" office:value="-0.746069661494569" calcext:value-type="float">
            <text:p>-0,746069661494569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27])" office:value-type="float" office:value="-2.90574948338589" calcext:value-type="float">
            <text:p>-2,90574948338589</text:p>
          </table:table-cell>
          <table:table-cell office:value-type="string" calcext:value-type="string">
            <text:p>|</text:p>
          </table:table-cell>
          <table:table-cell table:formula="of:=3*SIN(4*[.A27])" office:value-type="float" office:value="1.44526102230516" calcext:value-type="float">
            <text:p>1,44526102230516</text:p>
          </table:table-cell>
          <table:table-cell table:formula="of:=3*COS(4*[.A27])" office:value-type="float" office:value="2.62892004013158" calcext:value-type="float">
            <text:p>2,62892004013158</text:p>
          </table:table-cell>
          <table:table-cell table:formula="of:=[.AK26] + 30/50" office:value-type="float" office:value="0.599999999999994" calcext:value-type="float">
            <text:p>0,599999999999994</text:p>
          </table:table-cell>
          <table:table-cell office:value-type="string" calcext:value-type="string">
            <text:p>;</text:p>
          </table:table-cell>
          <table:table-cell table:formula="of:=3*SIN(4*[.B27])" office:value-type="float" office:value="2.53298377650606" calcext:value-type="float">
            <text:p>2,53298377650606</text:p>
          </table:table-cell>
          <table:table-cell table:formula="of:=3*COS(4*[.B27])" office:value-type="float" office:value="1.60748038493697" calcext:value-type="float">
            <text:p>1,60748038493697</text:p>
          </table:table-cell>
          <table:table-cell table:formula="of:=[.AO26] + 30/50" office:value-type="float" office:value="1.19999999999999" calcext:value-type="float">
            <text:p>1,19999999999999</text:p>
          </table:table-cell>
        </table:table-row>
        <table:table-row table:style-name="ro1">
          <table:table-cell table:formula="of:=[.A27]+2*PI() / 50" office:value-type="float" office:value="3.39292006587698" calcext:value-type="float">
            <text:p>3,39292006587698</text:p>
          </table:table-cell>
          <table:table-cell table:formula="of:=[.A28]+PI() / 25" office:value-type="float" office:value="3.51858377202057" calcext:value-type="float">
            <text:p>3,51858377202057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28])" office:value-type="float" office:value="-0.746069661494569" calcext:value-type="float">
            <text:p>-0,746069661494569</text:p>
          </table:table-cell>
          <table:table-cell table:formula="of:=3*COS([.A28])" office:value-type="float" office:value="-2.90574948338589" calcext:value-type="float">
            <text:p>-2,90574948338589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28])" office:value-type="float" office:value="-1.10437365805404" calcext:value-type="float">
            <text:p>-1,10437365805404</text:p>
          </table:table-cell>
          <table:table-cell table:formula="of:=3*COS([.B28])" office:value-type="float" office:value="-2.78932945766475" calcext:value-type="float">
            <text:p>-2,78932945766475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28])" office:value-type="float" office:value="-0.746069661494569" calcext:value-type="float">
            <text:p>-0,746069661494569</text:p>
          </table:table-cell>
          <table:table-cell table:formula="of:=3*COS([.A28])" office:value-type="float" office:value="-2.90574948338589" calcext:value-type="float">
            <text:p>-2,90574948338589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28])" office:value-type="float" office:value="-1.10437365805404" calcext:value-type="float">
            <text:p>-1,10437365805404</text:p>
          </table:table-cell>
          <table:table-cell table:formula="of:=3*COS([.B28])" office:value-type="float" office:value="-2.78932945766475" calcext:value-type="float">
            <text:p>-2,78932945766475</text:p>
          </table:table-cell>
          <table:table-cell office:value-type="string" calcext:value-type="string">
            <text:p>|</text:p>
          </table:table-cell>
          <table:table-cell table:formula="of:=3*SIN([.A28])" office:value-type="float" office:value="-0.746069661494569" calcext:value-type="float">
            <text:p>-0,746069661494569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28])" office:value-type="float" office:value="-2.90574948338589" calcext:value-type="float">
            <text:p>-2,90574948338589</text:p>
          </table:table-cell>
          <table:table-cell office:value-type="string" calcext:value-type="string">
            <text:p>;</text:p>
          </table:table-cell>
          <table:table-cell table:formula="of:=3*SIN([.B28])" office:value-type="float" office:value="-1.10437365805404" calcext:value-type="float">
            <text:p>-1,10437365805404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28])" office:value-type="float" office:value="-2.78932945766475" calcext:value-type="float">
            <text:p>-2,78932945766475</text:p>
          </table:table-cell>
          <table:table-cell office:value-type="string" calcext:value-type="string">
            <text:p>|</text:p>
          </table:table-cell>
          <table:table-cell table:formula="of:=3*SIN([.A28])" office:value-type="float" office:value="-0.746069661494569" calcext:value-type="float">
            <text:p>-0,746069661494569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28])" office:value-type="float" office:value="-2.90574948338589" calcext:value-type="float">
            <text:p>-2,90574948338589</text:p>
          </table:table-cell>
          <table:table-cell office:value-type="string" calcext:value-type="string">
            <text:p>;</text:p>
          </table:table-cell>
          <table:table-cell table:formula="of:=3*SIN([.B28])" office:value-type="float" office:value="-1.10437365805404" calcext:value-type="float">
            <text:p>-1,10437365805404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28])" office:value-type="float" office:value="-2.78932945766475" calcext:value-type="float">
            <text:p>-2,78932945766475</text:p>
          </table:table-cell>
          <table:table-cell office:value-type="string" calcext:value-type="string">
            <text:p>|</text:p>
          </table:table-cell>
          <table:table-cell table:formula="of:=3*SIN(4*[.A28])" office:value-type="float" office:value="2.53298377650606" calcext:value-type="float">
            <text:p>2,53298377650606</text:p>
          </table:table-cell>
          <table:table-cell table:formula="of:=3*COS(4*[.A28])" office:value-type="float" office:value="1.60748038493697" calcext:value-type="float">
            <text:p>1,60748038493697</text:p>
          </table:table-cell>
          <table:table-cell table:formula="of:=[.AK27] + 30/50" office:value-type="float" office:value="1.19999999999999" calcext:value-type="float">
            <text:p>1,19999999999999</text:p>
          </table:table-cell>
          <table:table-cell office:value-type="string" calcext:value-type="string">
            <text:p>;</text:p>
          </table:table-cell>
          <table:table-cell table:formula="of:=3*SIN(4*[.B28])" office:value-type="float" office:value="2.99408018528482" calcext:value-type="float">
            <text:p>2,99408018528482</text:p>
          </table:table-cell>
          <table:table-cell table:formula="of:=3*COS(4*[.B28])" office:value-type="float" office:value="0.188371558587919" calcext:value-type="float">
            <text:p>0,188371558587919</text:p>
          </table:table-cell>
          <table:table-cell table:formula="of:=[.AO27] + 30/50" office:value-type="float" office:value="1.79999999999999" calcext:value-type="float">
            <text:p>1,79999999999999</text:p>
          </table:table-cell>
        </table:table-row>
        <table:table-row table:style-name="ro1">
          <table:table-cell table:formula="of:=[.A28]+2*PI() / 50" office:value-type="float" office:value="3.51858377202057" calcext:value-type="float">
            <text:p>3,51858377202057</text:p>
          </table:table-cell>
          <table:table-cell table:formula="of:=[.A29]+PI() / 25" office:value-type="float" office:value="3.64424747816416" calcext:value-type="float">
            <text:p>3,64424747816416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29])" office:value-type="float" office:value="-1.10437365805404" calcext:value-type="float">
            <text:p>-1,10437365805404</text:p>
          </table:table-cell>
          <table:table-cell table:formula="of:=3*COS([.A29])" office:value-type="float" office:value="-2.78932945766475" calcext:value-type="float">
            <text:p>-2,78932945766475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29])" office:value-type="float" office:value="-1.44526102230515" calcext:value-type="float">
            <text:p>-1,44526102230515</text:p>
          </table:table-cell>
          <table:table-cell table:formula="of:=3*COS([.B29])" office:value-type="float" office:value="-2.62892004013159" calcext:value-type="float">
            <text:p>-2,62892004013159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29])" office:value-type="float" office:value="-1.10437365805404" calcext:value-type="float">
            <text:p>-1,10437365805404</text:p>
          </table:table-cell>
          <table:table-cell table:formula="of:=3*COS([.A29])" office:value-type="float" office:value="-2.78932945766475" calcext:value-type="float">
            <text:p>-2,78932945766475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29])" office:value-type="float" office:value="-1.44526102230515" calcext:value-type="float">
            <text:p>-1,44526102230515</text:p>
          </table:table-cell>
          <table:table-cell table:formula="of:=3*COS([.B29])" office:value-type="float" office:value="-2.62892004013159" calcext:value-type="float">
            <text:p>-2,62892004013159</text:p>
          </table:table-cell>
          <table:table-cell office:value-type="string" calcext:value-type="string">
            <text:p>|</text:p>
          </table:table-cell>
          <table:table-cell table:formula="of:=3*SIN([.A29])" office:value-type="float" office:value="-1.10437365805404" calcext:value-type="float">
            <text:p>-1,10437365805404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29])" office:value-type="float" office:value="-2.78932945766475" calcext:value-type="float">
            <text:p>-2,78932945766475</text:p>
          </table:table-cell>
          <table:table-cell office:value-type="string" calcext:value-type="string">
            <text:p>;</text:p>
          </table:table-cell>
          <table:table-cell table:formula="of:=3*SIN([.B29])" office:value-type="float" office:value="-1.44526102230515" calcext:value-type="float">
            <text:p>-1,44526102230515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29])" office:value-type="float" office:value="-2.62892004013159" calcext:value-type="float">
            <text:p>-2,62892004013159</text:p>
          </table:table-cell>
          <table:table-cell office:value-type="string" calcext:value-type="string">
            <text:p>|</text:p>
          </table:table-cell>
          <table:table-cell table:formula="of:=3*SIN([.A29])" office:value-type="float" office:value="-1.10437365805404" calcext:value-type="float">
            <text:p>-1,10437365805404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29])" office:value-type="float" office:value="-2.78932945766475" calcext:value-type="float">
            <text:p>-2,78932945766475</text:p>
          </table:table-cell>
          <table:table-cell office:value-type="string" calcext:value-type="string">
            <text:p>;</text:p>
          </table:table-cell>
          <table:table-cell table:formula="of:=3*SIN([.B29])" office:value-type="float" office:value="-1.44526102230515" calcext:value-type="float">
            <text:p>-1,44526102230515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29])" office:value-type="float" office:value="-2.62892004013159" calcext:value-type="float">
            <text:p>-2,62892004013159</text:p>
          </table:table-cell>
          <table:table-cell office:value-type="string" calcext:value-type="string">
            <text:p>|</text:p>
          </table:table-cell>
          <table:table-cell table:formula="of:=3*SIN(4*[.A29])" office:value-type="float" office:value="2.99408018528482" calcext:value-type="float">
            <text:p>2,99408018528482</text:p>
          </table:table-cell>
          <table:table-cell table:formula="of:=3*COS(4*[.A29])" office:value-type="float" office:value="0.188371558587919" calcext:value-type="float">
            <text:p>0,188371558587919</text:p>
          </table:table-cell>
          <table:table-cell table:formula="of:=[.AK28] + 30/50" office:value-type="float" office:value="1.79999999999999" calcext:value-type="float">
            <text:p>1,79999999999999</text:p>
          </table:table-cell>
          <table:table-cell office:value-type="string" calcext:value-type="string">
            <text:p>;</text:p>
          </table:table-cell>
          <table:table-cell table:formula="of:=3*SIN(4*[.B29])" office:value-type="float" office:value="2.71448115739805" calcext:value-type="float">
            <text:p>2,71448115739805</text:p>
          </table:table-cell>
          <table:table-cell table:formula="of:=3*COS(4*[.B29])" office:value-type="float" office:value="-1.27733787469524" calcext:value-type="float">
            <text:p>-1,27733787469524</text:p>
          </table:table-cell>
          <table:table-cell table:formula="of:=[.AO28] + 30/50" office:value-type="float" office:value="2.39999999999999" calcext:value-type="float">
            <text:p>2,39999999999999</text:p>
          </table:table-cell>
        </table:table-row>
        <table:table-row table:style-name="ro1">
          <table:table-cell table:formula="of:=[.A29]+2*PI() / 50" office:value-type="float" office:value="3.64424747816416" calcext:value-type="float">
            <text:p>3,64424747816416</text:p>
          </table:table-cell>
          <table:table-cell table:formula="of:=[.A30]+PI() / 25" office:value-type="float" office:value="3.76991118430775" calcext:value-type="float">
            <text:p>3,76991118430775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30])" office:value-type="float" office:value="-1.44526102230515" calcext:value-type="float">
            <text:p>-1,44526102230515</text:p>
          </table:table-cell>
          <table:table-cell table:formula="of:=3*COS([.A30])" office:value-type="float" office:value="-2.62892004013159" calcext:value-type="float">
            <text:p>-2,62892004013159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30])" office:value-type="float" office:value="-1.76335575687742" calcext:value-type="float">
            <text:p>-1,76335575687742</text:p>
          </table:table-cell>
          <table:table-cell table:formula="of:=3*COS([.B30])" office:value-type="float" office:value="-2.42705098312484" calcext:value-type="float">
            <text:p>-2,42705098312484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30])" office:value-type="float" office:value="-1.44526102230515" calcext:value-type="float">
            <text:p>-1,44526102230515</text:p>
          </table:table-cell>
          <table:table-cell table:formula="of:=3*COS([.A30])" office:value-type="float" office:value="-2.62892004013159" calcext:value-type="float">
            <text:p>-2,62892004013159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30])" office:value-type="float" office:value="-1.76335575687742" calcext:value-type="float">
            <text:p>-1,76335575687742</text:p>
          </table:table-cell>
          <table:table-cell table:formula="of:=3*COS([.B30])" office:value-type="float" office:value="-2.42705098312484" calcext:value-type="float">
            <text:p>-2,42705098312484</text:p>
          </table:table-cell>
          <table:table-cell office:value-type="string" calcext:value-type="string">
            <text:p>|</text:p>
          </table:table-cell>
          <table:table-cell table:formula="of:=3*SIN([.A30])" office:value-type="float" office:value="-1.44526102230515" calcext:value-type="float">
            <text:p>-1,44526102230515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30])" office:value-type="float" office:value="-2.62892004013159" calcext:value-type="float">
            <text:p>-2,62892004013159</text:p>
          </table:table-cell>
          <table:table-cell office:value-type="string" calcext:value-type="string">
            <text:p>;</text:p>
          </table:table-cell>
          <table:table-cell table:formula="of:=3*SIN([.B30])" office:value-type="float" office:value="-1.76335575687742" calcext:value-type="float">
            <text:p>-1,76335575687742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30])" office:value-type="float" office:value="-2.42705098312484" calcext:value-type="float">
            <text:p>-2,42705098312484</text:p>
          </table:table-cell>
          <table:table-cell office:value-type="string" calcext:value-type="string">
            <text:p>|</text:p>
          </table:table-cell>
          <table:table-cell table:formula="of:=3*SIN([.A30])" office:value-type="float" office:value="-1.44526102230515" calcext:value-type="float">
            <text:p>-1,44526102230515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30])" office:value-type="float" office:value="-2.62892004013159" calcext:value-type="float">
            <text:p>-2,62892004013159</text:p>
          </table:table-cell>
          <table:table-cell office:value-type="string" calcext:value-type="string">
            <text:p>;</text:p>
          </table:table-cell>
          <table:table-cell table:formula="of:=3*SIN([.B30])" office:value-type="float" office:value="-1.76335575687742" calcext:value-type="float">
            <text:p>-1,76335575687742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30])" office:value-type="float" office:value="-2.42705098312484" calcext:value-type="float">
            <text:p>-2,42705098312484</text:p>
          </table:table-cell>
          <table:table-cell office:value-type="string" calcext:value-type="string">
            <text:p>|</text:p>
          </table:table-cell>
          <table:table-cell table:formula="of:=3*SIN(4*[.A30])" office:value-type="float" office:value="2.71448115739805" calcext:value-type="float">
            <text:p>2,71448115739805</text:p>
          </table:table-cell>
          <table:table-cell table:formula="of:=3*COS(4*[.A30])" office:value-type="float" office:value="-1.27733787469524" calcext:value-type="float">
            <text:p>-1,27733787469524</text:p>
          </table:table-cell>
          <table:table-cell table:formula="of:=[.AK29] + 30/50" office:value-type="float" office:value="2.39999999999999" calcext:value-type="float">
            <text:p>2,39999999999999</text:p>
          </table:table-cell>
          <table:table-cell office:value-type="string" calcext:value-type="string">
            <text:p>;</text:p>
          </table:table-cell>
          <table:table-cell table:formula="of:=3*SIN(4*[.B30])" office:value-type="float" office:value="1.7633557568774" calcext:value-type="float">
            <text:p>1,7633557568774</text:p>
          </table:table-cell>
          <table:table-cell table:formula="of:=3*COS(4*[.B30])" office:value-type="float" office:value="-2.42705098312486" calcext:value-type="float">
            <text:p>-2,42705098312486</text:p>
          </table:table-cell>
          <table:table-cell table:formula="of:=[.AO29] + 30/50" office:value-type="float" office:value="2.99999999999999" calcext:value-type="float">
            <text:p>2,99999999999999</text:p>
          </table:table-cell>
        </table:table-row>
        <table:table-row table:style-name="ro1">
          <table:table-cell table:formula="of:=[.A30]+2*PI() / 50" office:value-type="float" office:value="3.76991118430775" calcext:value-type="float">
            <text:p>3,76991118430775</text:p>
          </table:table-cell>
          <table:table-cell table:formula="of:=[.A31]+PI() / 25" office:value-type="float" office:value="3.89557489045135" calcext:value-type="float">
            <text:p>3,89557489045135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31])" office:value-type="float" office:value="-1.76335575687742" calcext:value-type="float">
            <text:p>-1,76335575687742</text:p>
          </table:table-cell>
          <table:table-cell table:formula="of:=3*COS([.A31])" office:value-type="float" office:value="-2.42705098312484" calcext:value-type="float">
            <text:p>-2,42705098312484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31])" office:value-type="float" office:value="-2.05364131778607" calcext:value-type="float">
            <text:p>-2,05364131778607</text:p>
          </table:table-cell>
          <table:table-cell table:formula="of:=3*COS([.B31])" office:value-type="float" office:value="-2.18690588226423" calcext:value-type="float">
            <text:p>-2,18690588226423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31])" office:value-type="float" office:value="-1.76335575687742" calcext:value-type="float">
            <text:p>-1,76335575687742</text:p>
          </table:table-cell>
          <table:table-cell table:formula="of:=3*COS([.A31])" office:value-type="float" office:value="-2.42705098312484" calcext:value-type="float">
            <text:p>-2,42705098312484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31])" office:value-type="float" office:value="-2.05364131778607" calcext:value-type="float">
            <text:p>-2,05364131778607</text:p>
          </table:table-cell>
          <table:table-cell table:formula="of:=3*COS([.B31])" office:value-type="float" office:value="-2.18690588226423" calcext:value-type="float">
            <text:p>-2,18690588226423</text:p>
          </table:table-cell>
          <table:table-cell office:value-type="string" calcext:value-type="string">
            <text:p>|</text:p>
          </table:table-cell>
          <table:table-cell table:formula="of:=3*SIN([.A31])" office:value-type="float" office:value="-1.76335575687742" calcext:value-type="float">
            <text:p>-1,76335575687742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31])" office:value-type="float" office:value="-2.42705098312484" calcext:value-type="float">
            <text:p>-2,42705098312484</text:p>
          </table:table-cell>
          <table:table-cell office:value-type="string" calcext:value-type="string">
            <text:p>;</text:p>
          </table:table-cell>
          <table:table-cell table:formula="of:=3*SIN([.B31])" office:value-type="float" office:value="-2.05364131778607" calcext:value-type="float">
            <text:p>-2,05364131778607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31])" office:value-type="float" office:value="-2.18690588226423" calcext:value-type="float">
            <text:p>-2,18690588226423</text:p>
          </table:table-cell>
          <table:table-cell office:value-type="string" calcext:value-type="string">
            <text:p>|</text:p>
          </table:table-cell>
          <table:table-cell table:formula="of:=3*SIN([.A31])" office:value-type="float" office:value="-1.76335575687742" calcext:value-type="float">
            <text:p>-1,76335575687742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31])" office:value-type="float" office:value="-2.42705098312484" calcext:value-type="float">
            <text:p>-2,42705098312484</text:p>
          </table:table-cell>
          <table:table-cell office:value-type="string" calcext:value-type="string">
            <text:p>;</text:p>
          </table:table-cell>
          <table:table-cell table:formula="of:=3*SIN([.B31])" office:value-type="float" office:value="-2.05364131778607" calcext:value-type="float">
            <text:p>-2,05364131778607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31])" office:value-type="float" office:value="-2.18690588226423" calcext:value-type="float">
            <text:p>-2,18690588226423</text:p>
          </table:table-cell>
          <table:table-cell office:value-type="string" calcext:value-type="string">
            <text:p>|</text:p>
          </table:table-cell>
          <table:table-cell table:formula="of:=3*SIN(4*[.A31])" office:value-type="float" office:value="1.7633557568774" calcext:value-type="float">
            <text:p>1,7633557568774</text:p>
          </table:table-cell>
          <table:table-cell table:formula="of:=3*COS(4*[.A31])" office:value-type="float" office:value="-2.42705098312486" calcext:value-type="float">
            <text:p>-2,42705098312486</text:p>
          </table:table-cell>
          <table:table-cell table:formula="of:=[.AK30] + 30/50" office:value-type="float" office:value="2.99999999999999" calcext:value-type="float">
            <text:p>2,99999999999999</text:p>
          </table:table-cell>
          <table:table-cell office:value-type="string" calcext:value-type="string">
            <text:p>;</text:p>
          </table:table-cell>
          <table:table-cell table:formula="of:=3*SIN(4*[.B31])" office:value-type="float" office:value="0.375999700692886" calcext:value-type="float">
            <text:p>0,375999700692886</text:p>
          </table:table-cell>
          <table:table-cell table:formula="of:=3*COS(4*[.B31])" office:value-type="float" office:value="-2.97634410394344" calcext:value-type="float">
            <text:p>-2,97634410394344</text:p>
          </table:table-cell>
          <table:table-cell table:formula="of:=[.AO30] + 30/50" office:value-type="float" office:value="3.59999999999999" calcext:value-type="float">
            <text:p>3,59999999999999</text:p>
          </table:table-cell>
        </table:table-row>
        <table:table-row table:style-name="ro1">
          <table:table-cell table:formula="of:=[.A31]+2*PI() / 50" office:value-type="float" office:value="3.89557489045135" calcext:value-type="float">
            <text:p>3,89557489045135</text:p>
          </table:table-cell>
          <table:table-cell table:formula="of:=[.A32]+PI() / 25" office:value-type="float" office:value="4.02123859659494" calcext:value-type="float">
            <text:p>4,02123859659494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32])" office:value-type="float" office:value="-2.05364131778607" calcext:value-type="float">
            <text:p>-2,05364131778607</text:p>
          </table:table-cell>
          <table:table-cell table:formula="of:=3*COS([.A32])" office:value-type="float" office:value="-2.18690588226423" calcext:value-type="float">
            <text:p>-2,18690588226423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32])" office:value-type="float" office:value="-2.31153972832737" calcext:value-type="float">
            <text:p>-2,31153972832737</text:p>
          </table:table-cell>
          <table:table-cell table:formula="of:=3*COS([.B32])" office:value-type="float" office:value="-1.91227196924606" calcext:value-type="float">
            <text:p>-1,91227196924606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32])" office:value-type="float" office:value="-2.05364131778607" calcext:value-type="float">
            <text:p>-2,05364131778607</text:p>
          </table:table-cell>
          <table:table-cell table:formula="of:=3*COS([.A32])" office:value-type="float" office:value="-2.18690588226423" calcext:value-type="float">
            <text:p>-2,18690588226423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32])" office:value-type="float" office:value="-2.31153972832737" calcext:value-type="float">
            <text:p>-2,31153972832737</text:p>
          </table:table-cell>
          <table:table-cell table:formula="of:=3*COS([.B32])" office:value-type="float" office:value="-1.91227196924606" calcext:value-type="float">
            <text:p>-1,91227196924606</text:p>
          </table:table-cell>
          <table:table-cell office:value-type="string" calcext:value-type="string">
            <text:p>|</text:p>
          </table:table-cell>
          <table:table-cell table:formula="of:=3*SIN([.A32])" office:value-type="float" office:value="-2.05364131778607" calcext:value-type="float">
            <text:p>-2,05364131778607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32])" office:value-type="float" office:value="-2.18690588226423" calcext:value-type="float">
            <text:p>-2,18690588226423</text:p>
          </table:table-cell>
          <table:table-cell office:value-type="string" calcext:value-type="string">
            <text:p>;</text:p>
          </table:table-cell>
          <table:table-cell table:formula="of:=3*SIN([.B32])" office:value-type="float" office:value="-2.31153972832737" calcext:value-type="float">
            <text:p>-2,31153972832737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32])" office:value-type="float" office:value="-1.91227196924606" calcext:value-type="float">
            <text:p>-1,91227196924606</text:p>
          </table:table-cell>
          <table:table-cell office:value-type="string" calcext:value-type="string">
            <text:p>|</text:p>
          </table:table-cell>
          <table:table-cell table:formula="of:=3*SIN([.A32])" office:value-type="float" office:value="-2.05364131778607" calcext:value-type="float">
            <text:p>-2,05364131778607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32])" office:value-type="float" office:value="-2.18690588226423" calcext:value-type="float">
            <text:p>-2,18690588226423</text:p>
          </table:table-cell>
          <table:table-cell office:value-type="string" calcext:value-type="string">
            <text:p>;</text:p>
          </table:table-cell>
          <table:table-cell table:formula="of:=3*SIN([.B32])" office:value-type="float" office:value="-2.31153972832737" calcext:value-type="float">
            <text:p>-2,31153972832737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32])" office:value-type="float" office:value="-1.91227196924606" calcext:value-type="float">
            <text:p>-1,91227196924606</text:p>
          </table:table-cell>
          <table:table-cell office:value-type="string" calcext:value-type="string">
            <text:p>|</text:p>
          </table:table-cell>
          <table:table-cell table:formula="of:=3*SIN(4*[.A32])" office:value-type="float" office:value="0.375999700692886" calcext:value-type="float">
            <text:p>0,375999700692886</text:p>
          </table:table-cell>
          <table:table-cell table:formula="of:=3*COS(4*[.A32])" office:value-type="float" office:value="-2.97634410394344" calcext:value-type="float">
            <text:p>-2,97634410394344</text:p>
          </table:table-cell>
          <table:table-cell table:formula="of:=[.AK31] + 30/50" office:value-type="float" office:value="3.59999999999999" calcext:value-type="float">
            <text:p>3,59999999999999</text:p>
          </table:table-cell>
          <table:table-cell office:value-type="string" calcext:value-type="string">
            <text:p>;</text:p>
          </table:table-cell>
          <table:table-cell table:formula="of:=3*SIN(4*[.B32])" office:value-type="float" office:value="-1.10437365805406" calcext:value-type="float">
            <text:p>-1,10437365805406</text:p>
          </table:table-cell>
          <table:table-cell table:formula="of:=3*COS(4*[.B32])" office:value-type="float" office:value="-2.78932945766475" calcext:value-type="float">
            <text:p>-2,78932945766475</text:p>
          </table:table-cell>
          <table:table-cell table:formula="of:=[.AO31] + 30/50" office:value-type="float" office:value="4.19999999999999" calcext:value-type="float">
            <text:p>4,19999999999999</text:p>
          </table:table-cell>
        </table:table-row>
        <table:table-row table:style-name="ro1">
          <table:table-cell table:formula="of:=[.A32]+2*PI() / 50" office:value-type="float" office:value="4.02123859659494" calcext:value-type="float">
            <text:p>4,02123859659494</text:p>
          </table:table-cell>
          <table:table-cell table:formula="of:=[.A33]+PI() / 25" office:value-type="float" office:value="4.14690230273853" calcext:value-type="float">
            <text:p>4,14690230273853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33])" office:value-type="float" office:value="-2.31153972832737" calcext:value-type="float">
            <text:p>-2,31153972832737</text:p>
          </table:table-cell>
          <table:table-cell table:formula="of:=3*COS([.A33])" office:value-type="float" office:value="-1.91227196924606" calcext:value-type="float">
            <text:p>-1,91227196924606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33])" office:value-type="float" office:value="-2.53298377650605" calcext:value-type="float">
            <text:p>-2,53298377650605</text:p>
          </table:table-cell>
          <table:table-cell table:formula="of:=3*COS([.B33])" office:value-type="float" office:value="-1.60748038493698" calcext:value-type="float">
            <text:p>-1,60748038493698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33])" office:value-type="float" office:value="-2.31153972832737" calcext:value-type="float">
            <text:p>-2,31153972832737</text:p>
          </table:table-cell>
          <table:table-cell table:formula="of:=3*COS([.A33])" office:value-type="float" office:value="-1.91227196924606" calcext:value-type="float">
            <text:p>-1,91227196924606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33])" office:value-type="float" office:value="-2.53298377650605" calcext:value-type="float">
            <text:p>-2,53298377650605</text:p>
          </table:table-cell>
          <table:table-cell table:formula="of:=3*COS([.B33])" office:value-type="float" office:value="-1.60748038493698" calcext:value-type="float">
            <text:p>-1,60748038493698</text:p>
          </table:table-cell>
          <table:table-cell office:value-type="string" calcext:value-type="string">
            <text:p>|</text:p>
          </table:table-cell>
          <table:table-cell table:formula="of:=3*SIN([.A33])" office:value-type="float" office:value="-2.31153972832737" calcext:value-type="float">
            <text:p>-2,31153972832737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33])" office:value-type="float" office:value="-1.91227196924606" calcext:value-type="float">
            <text:p>-1,91227196924606</text:p>
          </table:table-cell>
          <table:table-cell office:value-type="string" calcext:value-type="string">
            <text:p>;</text:p>
          </table:table-cell>
          <table:table-cell table:formula="of:=3*SIN([.B33])" office:value-type="float" office:value="-2.53298377650605" calcext:value-type="float">
            <text:p>-2,53298377650605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33])" office:value-type="float" office:value="-1.60748038493698" calcext:value-type="float">
            <text:p>-1,60748038493698</text:p>
          </table:table-cell>
          <table:table-cell office:value-type="string" calcext:value-type="string">
            <text:p>|</text:p>
          </table:table-cell>
          <table:table-cell table:formula="of:=3*SIN([.A33])" office:value-type="float" office:value="-2.31153972832737" calcext:value-type="float">
            <text:p>-2,31153972832737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33])" office:value-type="float" office:value="-1.91227196924606" calcext:value-type="float">
            <text:p>-1,91227196924606</text:p>
          </table:table-cell>
          <table:table-cell office:value-type="string" calcext:value-type="string">
            <text:p>;</text:p>
          </table:table-cell>
          <table:table-cell table:formula="of:=3*SIN([.B33])" office:value-type="float" office:value="-2.53298377650605" calcext:value-type="float">
            <text:p>-2,53298377650605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33])" office:value-type="float" office:value="-1.60748038493698" calcext:value-type="float">
            <text:p>-1,60748038493698</text:p>
          </table:table-cell>
          <table:table-cell office:value-type="string" calcext:value-type="string">
            <text:p>|</text:p>
          </table:table-cell>
          <table:table-cell table:formula="of:=3*SIN(4*[.A33])" office:value-type="float" office:value="-1.10437365805406" calcext:value-type="float">
            <text:p>-1,10437365805406</text:p>
          </table:table-cell>
          <table:table-cell table:formula="of:=3*COS(4*[.A33])" office:value-type="float" office:value="-2.78932945766475" calcext:value-type="float">
            <text:p>-2,78932945766475</text:p>
          </table:table-cell>
          <table:table-cell table:formula="of:=[.AK32] + 30/50" office:value-type="float" office:value="4.19999999999999" calcext:value-type="float">
            <text:p>4,19999999999999</text:p>
          </table:table-cell>
          <table:table-cell office:value-type="string" calcext:value-type="string">
            <text:p>;</text:p>
          </table:table-cell>
          <table:table-cell table:formula="of:=3*SIN(4*[.B33])" office:value-type="float" office:value="-2.31153972832738" calcext:value-type="float">
            <text:p>-2,31153972832738</text:p>
          </table:table-cell>
          <table:table-cell table:formula="of:=3*COS(4*[.B33])" office:value-type="float" office:value="-1.91227196924605" calcext:value-type="float">
            <text:p>-1,91227196924605</text:p>
          </table:table-cell>
          <table:table-cell table:formula="of:=[.AO32] + 30/50" office:value-type="float" office:value="4.79999999999999" calcext:value-type="float">
            <text:p>4,79999999999999</text:p>
          </table:table-cell>
        </table:table-row>
        <table:table-row table:style-name="ro1">
          <table:table-cell table:formula="of:=[.A33]+2*PI() / 50" office:value-type="float" office:value="4.14690230273853" calcext:value-type="float">
            <text:p>4,14690230273853</text:p>
          </table:table-cell>
          <table:table-cell table:formula="of:=[.A34]+PI() / 25" office:value-type="float" office:value="4.27256600888212" calcext:value-type="float">
            <text:p>4,27256600888212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34])" office:value-type="float" office:value="-2.53298377650605" calcext:value-type="float">
            <text:p>-2,53298377650605</text:p>
          </table:table-cell>
          <table:table-cell table:formula="of:=3*COS([.A34])" office:value-type="float" office:value="-1.60748038493698" calcext:value-type="float">
            <text:p>-1,60748038493698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34])" office:value-type="float" office:value="-2.71448115739806" calcext:value-type="float">
            <text:p>-2,71448115739806</text:p>
          </table:table-cell>
          <table:table-cell table:formula="of:=3*COS([.B34])" office:value-type="float" office:value="-1.27733787469521" calcext:value-type="float">
            <text:p>-1,27733787469521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34])" office:value-type="float" office:value="-2.53298377650605" calcext:value-type="float">
            <text:p>-2,53298377650605</text:p>
          </table:table-cell>
          <table:table-cell table:formula="of:=3*COS([.A34])" office:value-type="float" office:value="-1.60748038493698" calcext:value-type="float">
            <text:p>-1,60748038493698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34])" office:value-type="float" office:value="-2.71448115739806" calcext:value-type="float">
            <text:p>-2,71448115739806</text:p>
          </table:table-cell>
          <table:table-cell table:formula="of:=3*COS([.B34])" office:value-type="float" office:value="-1.27733787469521" calcext:value-type="float">
            <text:p>-1,27733787469521</text:p>
          </table:table-cell>
          <table:table-cell office:value-type="string" calcext:value-type="string">
            <text:p>|</text:p>
          </table:table-cell>
          <table:table-cell table:formula="of:=3*SIN([.A34])" office:value-type="float" office:value="-2.53298377650605" calcext:value-type="float">
            <text:p>-2,53298377650605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34])" office:value-type="float" office:value="-1.60748038493698" calcext:value-type="float">
            <text:p>-1,60748038493698</text:p>
          </table:table-cell>
          <table:table-cell office:value-type="string" calcext:value-type="string">
            <text:p>;</text:p>
          </table:table-cell>
          <table:table-cell table:formula="of:=3*SIN([.B34])" office:value-type="float" office:value="-2.71448115739806" calcext:value-type="float">
            <text:p>-2,71448115739806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34])" office:value-type="float" office:value="-1.27733787469521" calcext:value-type="float">
            <text:p>-1,27733787469521</text:p>
          </table:table-cell>
          <table:table-cell office:value-type="string" calcext:value-type="string">
            <text:p>|</text:p>
          </table:table-cell>
          <table:table-cell table:formula="of:=3*SIN([.A34])" office:value-type="float" office:value="-2.53298377650605" calcext:value-type="float">
            <text:p>-2,53298377650605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34])" office:value-type="float" office:value="-1.60748038493698" calcext:value-type="float">
            <text:p>-1,60748038493698</text:p>
          </table:table-cell>
          <table:table-cell office:value-type="string" calcext:value-type="string">
            <text:p>;</text:p>
          </table:table-cell>
          <table:table-cell table:formula="of:=3*SIN([.B34])" office:value-type="float" office:value="-2.71448115739806" calcext:value-type="float">
            <text:p>-2,71448115739806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34])" office:value-type="float" office:value="-1.27733787469521" calcext:value-type="float">
            <text:p>-1,27733787469521</text:p>
          </table:table-cell>
          <table:table-cell office:value-type="string" calcext:value-type="string">
            <text:p>|</text:p>
          </table:table-cell>
          <table:table-cell table:formula="of:=3*SIN(4*[.A34])" office:value-type="float" office:value="-2.31153972832738" calcext:value-type="float">
            <text:p>-2,31153972832738</text:p>
          </table:table-cell>
          <table:table-cell table:formula="of:=3*COS(4*[.A34])" office:value-type="float" office:value="-1.91227196924605" calcext:value-type="float">
            <text:p>-1,91227196924605</text:p>
          </table:table-cell>
          <table:table-cell table:formula="of:=[.AK33] + 30/50" office:value-type="float" office:value="4.79999999999999" calcext:value-type="float">
            <text:p>4,79999999999999</text:p>
          </table:table-cell>
          <table:table-cell office:value-type="string" calcext:value-type="string">
            <text:p>;</text:p>
          </table:table-cell>
          <table:table-cell table:formula="of:=3*SIN(4*[.B34])" office:value-type="float" office:value="-2.94686175218607" calcext:value-type="float">
            <text:p>-2,94686175218607</text:p>
          </table:table-cell>
          <table:table-cell table:formula="of:=3*COS(4*[.B34])" office:value-type="float" office:value="-0.562143943757147" calcext:value-type="float">
            <text:p>-0,562143943757147</text:p>
          </table:table-cell>
          <table:table-cell table:formula="of:=[.AO33] + 30/50" office:value-type="float" office:value="5.39999999999999" calcext:value-type="float">
            <text:p>5,39999999999999</text:p>
          </table:table-cell>
        </table:table-row>
        <table:table-row table:style-name="ro1">
          <table:table-cell table:formula="of:=[.A34]+2*PI() / 50" office:value-type="float" office:value="4.27256600888212" calcext:value-type="float">
            <text:p>4,27256600888212</text:p>
          </table:table-cell>
          <table:table-cell table:formula="of:=[.A35]+PI() / 25" office:value-type="float" office:value="4.39822971502571" calcext:value-type="float">
            <text:p>4,39822971502571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35])" office:value-type="float" office:value="-2.71448115739806" calcext:value-type="float">
            <text:p>-2,71448115739806</text:p>
          </table:table-cell>
          <table:table-cell table:formula="of:=3*COS([.A35])" office:value-type="float" office:value="-1.27733787469521" calcext:value-type="float">
            <text:p>-1,27733787469521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35])" office:value-type="float" office:value="-2.85316954888546" calcext:value-type="float">
            <text:p>-2,85316954888546</text:p>
          </table:table-cell>
          <table:table-cell table:formula="of:=3*COS([.B35])" office:value-type="float" office:value="-0.927050983124835" calcext:value-type="float">
            <text:p>-0,927050983124835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35])" office:value-type="float" office:value="-2.71448115739806" calcext:value-type="float">
            <text:p>-2,71448115739806</text:p>
          </table:table-cell>
          <table:table-cell table:formula="of:=3*COS([.A35])" office:value-type="float" office:value="-1.27733787469521" calcext:value-type="float">
            <text:p>-1,27733787469521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35])" office:value-type="float" office:value="-2.85316954888546" calcext:value-type="float">
            <text:p>-2,85316954888546</text:p>
          </table:table-cell>
          <table:table-cell table:formula="of:=3*COS([.B35])" office:value-type="float" office:value="-0.927050983124835" calcext:value-type="float">
            <text:p>-0,927050983124835</text:p>
          </table:table-cell>
          <table:table-cell office:value-type="string" calcext:value-type="string">
            <text:p>|</text:p>
          </table:table-cell>
          <table:table-cell table:formula="of:=3*SIN([.A35])" office:value-type="float" office:value="-2.71448115739806" calcext:value-type="float">
            <text:p>-2,71448115739806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35])" office:value-type="float" office:value="-1.27733787469521" calcext:value-type="float">
            <text:p>-1,27733787469521</text:p>
          </table:table-cell>
          <table:table-cell office:value-type="string" calcext:value-type="string">
            <text:p>;</text:p>
          </table:table-cell>
          <table:table-cell table:formula="of:=3*SIN([.B35])" office:value-type="float" office:value="-2.85316954888546" calcext:value-type="float">
            <text:p>-2,85316954888546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35])" office:value-type="float" office:value="-0.927050983124835" calcext:value-type="float">
            <text:p>-0,927050983124835</text:p>
          </table:table-cell>
          <table:table-cell office:value-type="string" calcext:value-type="string">
            <text:p>|</text:p>
          </table:table-cell>
          <table:table-cell table:formula="of:=3*SIN([.A35])" office:value-type="float" office:value="-2.71448115739806" calcext:value-type="float">
            <text:p>-2,71448115739806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35])" office:value-type="float" office:value="-1.27733787469521" calcext:value-type="float">
            <text:p>-1,27733787469521</text:p>
          </table:table-cell>
          <table:table-cell office:value-type="string" calcext:value-type="string">
            <text:p>;</text:p>
          </table:table-cell>
          <table:table-cell table:formula="of:=3*SIN([.B35])" office:value-type="float" office:value="-2.85316954888546" calcext:value-type="float">
            <text:p>-2,85316954888546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35])" office:value-type="float" office:value="-0.927050983124835" calcext:value-type="float">
            <text:p>-0,927050983124835</text:p>
          </table:table-cell>
          <table:table-cell office:value-type="string" calcext:value-type="string">
            <text:p>|</text:p>
          </table:table-cell>
          <table:table-cell table:formula="of:=3*SIN(4*[.A35])" office:value-type="float" office:value="-2.94686175218607" calcext:value-type="float">
            <text:p>-2,94686175218607</text:p>
          </table:table-cell>
          <table:table-cell table:formula="of:=3*COS(4*[.A35])" office:value-type="float" office:value="-0.562143943757147" calcext:value-type="float">
            <text:p>-0,562143943757147</text:p>
          </table:table-cell>
          <table:table-cell table:formula="of:=[.AK34] + 30/50" office:value-type="float" office:value="5.39999999999999" calcext:value-type="float">
            <text:p>5,39999999999999</text:p>
          </table:table-cell>
          <table:table-cell office:value-type="string" calcext:value-type="string">
            <text:p>;</text:p>
          </table:table-cell>
          <table:table-cell table:formula="of:=3*SIN(4*[.B35])" office:value-type="float" office:value="-2.85316954888545" calcext:value-type="float">
            <text:p>-2,85316954888545</text:p>
          </table:table-cell>
          <table:table-cell table:formula="of:=3*COS(4*[.B35])" office:value-type="float" office:value="0.927050983124871" calcext:value-type="float">
            <text:p>0,927050983124871</text:p>
          </table:table-cell>
          <table:table-cell table:formula="of:=[.AO34] + 30/50" office:value-type="float" office:value="5.99999999999999" calcext:value-type="float">
            <text:p>5,99999999999999</text:p>
          </table:table-cell>
        </table:table-row>
        <table:table-row table:style-name="ro1">
          <table:table-cell table:formula="of:=[.A35]+2*PI() / 50" office:value-type="float" office:value="4.39822971502571" calcext:value-type="float">
            <text:p>4,39822971502571</text:p>
          </table:table-cell>
          <table:table-cell table:formula="of:=[.A36]+PI() / 25" office:value-type="float" office:value="4.52389342116931" calcext:value-type="float">
            <text:p>4,52389342116931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36])" office:value-type="float" office:value="-2.85316954888546" calcext:value-type="float">
            <text:p>-2,85316954888546</text:p>
          </table:table-cell>
          <table:table-cell table:formula="of:=3*COS([.A36])" office:value-type="float" office:value="-0.927050983124835" calcext:value-type="float">
            <text:p>-0,927050983124835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36])" office:value-type="float" office:value="-2.94686175218607" calcext:value-type="float">
            <text:p>-2,94686175218607</text:p>
          </table:table-cell>
          <table:table-cell table:formula="of:=3*COS([.B36])" office:value-type="float" office:value="-0.562143943757166" calcext:value-type="float">
            <text:p>-0,562143943757166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36])" office:value-type="float" office:value="-2.85316954888546" calcext:value-type="float">
            <text:p>-2,85316954888546</text:p>
          </table:table-cell>
          <table:table-cell table:formula="of:=3*COS([.A36])" office:value-type="float" office:value="-0.927050983124835" calcext:value-type="float">
            <text:p>-0,927050983124835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36])" office:value-type="float" office:value="-2.94686175218607" calcext:value-type="float">
            <text:p>-2,94686175218607</text:p>
          </table:table-cell>
          <table:table-cell table:formula="of:=3*COS([.B36])" office:value-type="float" office:value="-0.562143943757166" calcext:value-type="float">
            <text:p>-0,562143943757166</text:p>
          </table:table-cell>
          <table:table-cell office:value-type="string" calcext:value-type="string">
            <text:p>|</text:p>
          </table:table-cell>
          <table:table-cell table:formula="of:=3*SIN([.A36])" office:value-type="float" office:value="-2.85316954888546" calcext:value-type="float">
            <text:p>-2,85316954888546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36])" office:value-type="float" office:value="-0.927050983124835" calcext:value-type="float">
            <text:p>-0,927050983124835</text:p>
          </table:table-cell>
          <table:table-cell office:value-type="string" calcext:value-type="string">
            <text:p>;</text:p>
          </table:table-cell>
          <table:table-cell table:formula="of:=3*SIN([.B36])" office:value-type="float" office:value="-2.94686175218607" calcext:value-type="float">
            <text:p>-2,94686175218607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36])" office:value-type="float" office:value="-0.562143943757166" calcext:value-type="float">
            <text:p>-0,562143943757166</text:p>
          </table:table-cell>
          <table:table-cell office:value-type="string" calcext:value-type="string">
            <text:p>|</text:p>
          </table:table-cell>
          <table:table-cell table:formula="of:=3*SIN([.A36])" office:value-type="float" office:value="-2.85316954888546" calcext:value-type="float">
            <text:p>-2,85316954888546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36])" office:value-type="float" office:value="-0.927050983124835" calcext:value-type="float">
            <text:p>-0,927050983124835</text:p>
          </table:table-cell>
          <table:table-cell office:value-type="string" calcext:value-type="string">
            <text:p>;</text:p>
          </table:table-cell>
          <table:table-cell table:formula="of:=3*SIN([.B36])" office:value-type="float" office:value="-2.94686175218607" calcext:value-type="float">
            <text:p>-2,94686175218607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36])" office:value-type="float" office:value="-0.562143943757166" calcext:value-type="float">
            <text:p>-0,562143943757166</text:p>
          </table:table-cell>
          <table:table-cell office:value-type="string" calcext:value-type="string">
            <text:p>|</text:p>
          </table:table-cell>
          <table:table-cell table:formula="of:=3*SIN(4*[.A36])" office:value-type="float" office:value="-2.85316954888545" calcext:value-type="float">
            <text:p>-2,85316954888545</text:p>
          </table:table-cell>
          <table:table-cell table:formula="of:=3*COS(4*[.A36])" office:value-type="float" office:value="0.927050983124871" calcext:value-type="float">
            <text:p>0,927050983124871</text:p>
          </table:table-cell>
          <table:table-cell table:formula="of:=[.AK35] + 30/50" office:value-type="float" office:value="5.99999999999999" calcext:value-type="float">
            <text:p>5,99999999999999</text:p>
          </table:table-cell>
          <table:table-cell office:value-type="string" calcext:value-type="string">
            <text:p>;</text:p>
          </table:table-cell>
          <table:table-cell table:formula="of:=3*SIN(4*[.B36])" office:value-type="float" office:value="-2.05364131778604" calcext:value-type="float">
            <text:p>-2,05364131778604</text:p>
          </table:table-cell>
          <table:table-cell table:formula="of:=3*COS(4*[.B36])" office:value-type="float" office:value="2.18690588226426" calcext:value-type="float">
            <text:p>2,18690588226426</text:p>
          </table:table-cell>
          <table:table-cell table:formula="of:=[.AO35] + 30/50" office:value-type="float" office:value="6.59999999999999" calcext:value-type="float">
            <text:p>6,59999999999999</text:p>
          </table:table-cell>
        </table:table-row>
        <table:table-row table:style-name="ro1">
          <table:table-cell table:formula="of:=[.A36]+2*PI() / 50" office:value-type="float" office:value="4.52389342116931" calcext:value-type="float">
            <text:p>4,52389342116931</text:p>
          </table:table-cell>
          <table:table-cell table:formula="of:=[.A37]+PI() / 25" office:value-type="float" office:value="4.6495571273129" calcext:value-type="float">
            <text:p>4,6495571273129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37])" office:value-type="float" office:value="-2.94686175218607" calcext:value-type="float">
            <text:p>-2,94686175218607</text:p>
          </table:table-cell>
          <table:table-cell table:formula="of:=3*COS([.A37])" office:value-type="float" office:value="-0.562143943757166" calcext:value-type="float">
            <text:p>-0,562143943757166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37])" office:value-type="float" office:value="-2.99408018528482" calcext:value-type="float">
            <text:p>-2,99408018528482</text:p>
          </table:table-cell>
          <table:table-cell table:formula="of:=3*COS([.B37])" office:value-type="float" office:value="-0.188371558587932" calcext:value-type="float">
            <text:p>-0,188371558587932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37])" office:value-type="float" office:value="-2.94686175218607" calcext:value-type="float">
            <text:p>-2,94686175218607</text:p>
          </table:table-cell>
          <table:table-cell table:formula="of:=3*COS([.A37])" office:value-type="float" office:value="-0.562143943757166" calcext:value-type="float">
            <text:p>-0,562143943757166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37])" office:value-type="float" office:value="-2.99408018528482" calcext:value-type="float">
            <text:p>-2,99408018528482</text:p>
          </table:table-cell>
          <table:table-cell table:formula="of:=3*COS([.B37])" office:value-type="float" office:value="-0.188371558587932" calcext:value-type="float">
            <text:p>-0,188371558587932</text:p>
          </table:table-cell>
          <table:table-cell office:value-type="string" calcext:value-type="string">
            <text:p>|</text:p>
          </table:table-cell>
          <table:table-cell table:formula="of:=3*SIN([.A37])" office:value-type="float" office:value="-2.94686175218607" calcext:value-type="float">
            <text:p>-2,94686175218607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37])" office:value-type="float" office:value="-0.562143943757166" calcext:value-type="float">
            <text:p>-0,562143943757166</text:p>
          </table:table-cell>
          <table:table-cell office:value-type="string" calcext:value-type="string">
            <text:p>;</text:p>
          </table:table-cell>
          <table:table-cell table:formula="of:=3*SIN([.B37])" office:value-type="float" office:value="-2.99408018528482" calcext:value-type="float">
            <text:p>-2,99408018528482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37])" office:value-type="float" office:value="-0.188371558587932" calcext:value-type="float">
            <text:p>-0,188371558587932</text:p>
          </table:table-cell>
          <table:table-cell office:value-type="string" calcext:value-type="string">
            <text:p>|</text:p>
          </table:table-cell>
          <table:table-cell table:formula="of:=3*SIN([.A37])" office:value-type="float" office:value="-2.94686175218607" calcext:value-type="float">
            <text:p>-2,94686175218607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37])" office:value-type="float" office:value="-0.562143943757166" calcext:value-type="float">
            <text:p>-0,562143943757166</text:p>
          </table:table-cell>
          <table:table-cell office:value-type="string" calcext:value-type="string">
            <text:p>;</text:p>
          </table:table-cell>
          <table:table-cell table:formula="of:=3*SIN([.B37])" office:value-type="float" office:value="-2.99408018528482" calcext:value-type="float">
            <text:p>-2,99408018528482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37])" office:value-type="float" office:value="-0.188371558587932" calcext:value-type="float">
            <text:p>-0,188371558587932</text:p>
          </table:table-cell>
          <table:table-cell office:value-type="string" calcext:value-type="string">
            <text:p>|</text:p>
          </table:table-cell>
          <table:table-cell table:formula="of:=3*SIN(4*[.A37])" office:value-type="float" office:value="-2.05364131778604" calcext:value-type="float">
            <text:p>-2,05364131778604</text:p>
          </table:table-cell>
          <table:table-cell table:formula="of:=3*COS(4*[.A37])" office:value-type="float" office:value="2.18690588226426" calcext:value-type="float">
            <text:p>2,18690588226426</text:p>
          </table:table-cell>
          <table:table-cell table:formula="of:=[.AK36] + 30/50" office:value-type="float" office:value="6.59999999999999" calcext:value-type="float">
            <text:p>6,59999999999999</text:p>
          </table:table-cell>
          <table:table-cell office:value-type="string" calcext:value-type="string">
            <text:p>;</text:p>
          </table:table-cell>
          <table:table-cell table:formula="of:=3*SIN(4*[.B37])" office:value-type="float" office:value="-0.746069661494532" calcext:value-type="float">
            <text:p>-0,746069661494532</text:p>
          </table:table-cell>
          <table:table-cell table:formula="of:=3*COS(4*[.B37])" office:value-type="float" office:value="2.9057494833859" calcext:value-type="float">
            <text:p>2,9057494833859</text:p>
          </table:table-cell>
          <table:table-cell table:formula="of:=[.AO36] + 30/50" office:value-type="float" office:value="7.19999999999999" calcext:value-type="float">
            <text:p>7,19999999999999</text:p>
          </table:table-cell>
        </table:table-row>
        <table:table-row table:style-name="ro1">
          <table:table-cell table:formula="of:=[.A37]+2*PI() / 50" office:value-type="float" office:value="4.6495571273129" calcext:value-type="float">
            <text:p>4,6495571273129</text:p>
          </table:table-cell>
          <table:table-cell table:formula="of:=[.A38]+PI() / 25" office:value-type="float" office:value="4.77522083345649" calcext:value-type="float">
            <text:p>4,77522083345649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38])" office:value-type="float" office:value="-2.99408018528482" calcext:value-type="float">
            <text:p>-2,99408018528482</text:p>
          </table:table-cell>
          <table:table-cell table:formula="of:=3*COS([.A38])" office:value-type="float" office:value="-0.188371558587932" calcext:value-type="float">
            <text:p>-0,188371558587932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38])" office:value-type="float" office:value="-2.99408018528481" calcext:value-type="float">
            <text:p>-2,99408018528481</text:p>
          </table:table-cell>
          <table:table-cell table:formula="of:=3*COS([.B38])" office:value-type="float" office:value="0.188371558587949" calcext:value-type="float">
            <text:p>0,188371558587949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38])" office:value-type="float" office:value="-2.99408018528482" calcext:value-type="float">
            <text:p>-2,99408018528482</text:p>
          </table:table-cell>
          <table:table-cell table:formula="of:=3*COS([.A38])" office:value-type="float" office:value="-0.188371558587932" calcext:value-type="float">
            <text:p>-0,188371558587932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38])" office:value-type="float" office:value="-2.99408018528481" calcext:value-type="float">
            <text:p>-2,99408018528481</text:p>
          </table:table-cell>
          <table:table-cell table:formula="of:=3*COS([.B38])" office:value-type="float" office:value="0.188371558587949" calcext:value-type="float">
            <text:p>0,188371558587949</text:p>
          </table:table-cell>
          <table:table-cell office:value-type="string" calcext:value-type="string">
            <text:p>|</text:p>
          </table:table-cell>
          <table:table-cell table:formula="of:=3*SIN([.A38])" office:value-type="float" office:value="-2.99408018528482" calcext:value-type="float">
            <text:p>-2,99408018528482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38])" office:value-type="float" office:value="-0.188371558587932" calcext:value-type="float">
            <text:p>-0,188371558587932</text:p>
          </table:table-cell>
          <table:table-cell office:value-type="string" calcext:value-type="string">
            <text:p>;</text:p>
          </table:table-cell>
          <table:table-cell table:formula="of:=3*SIN([.B38])" office:value-type="float" office:value="-2.99408018528481" calcext:value-type="float">
            <text:p>-2,99408018528481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38])" office:value-type="float" office:value="0.188371558587949" calcext:value-type="float">
            <text:p>0,188371558587949</text:p>
          </table:table-cell>
          <table:table-cell office:value-type="string" calcext:value-type="string">
            <text:p>|</text:p>
          </table:table-cell>
          <table:table-cell table:formula="of:=3*SIN([.A38])" office:value-type="float" office:value="-2.99408018528482" calcext:value-type="float">
            <text:p>-2,99408018528482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38])" office:value-type="float" office:value="-0.188371558587932" calcext:value-type="float">
            <text:p>-0,188371558587932</text:p>
          </table:table-cell>
          <table:table-cell office:value-type="string" calcext:value-type="string">
            <text:p>;</text:p>
          </table:table-cell>
          <table:table-cell table:formula="of:=3*SIN([.B38])" office:value-type="float" office:value="-2.99408018528481" calcext:value-type="float">
            <text:p>-2,99408018528481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38])" office:value-type="float" office:value="0.188371558587949" calcext:value-type="float">
            <text:p>0,188371558587949</text:p>
          </table:table-cell>
          <table:table-cell office:value-type="string" calcext:value-type="string">
            <text:p>|</text:p>
          </table:table-cell>
          <table:table-cell table:formula="of:=3*SIN(4*[.A38])" office:value-type="float" office:value="-0.746069661494532" calcext:value-type="float">
            <text:p>-0,746069661494532</text:p>
          </table:table-cell>
          <table:table-cell table:formula="of:=3*COS(4*[.A38])" office:value-type="float" office:value="2.9057494833859" calcext:value-type="float">
            <text:p>2,9057494833859</text:p>
          </table:table-cell>
          <table:table-cell table:formula="of:=[.AK37] + 30/50" office:value-type="float" office:value="7.19999999999999" calcext:value-type="float">
            <text:p>7,19999999999999</text:p>
          </table:table-cell>
          <table:table-cell office:value-type="string" calcext:value-type="string">
            <text:p>;</text:p>
          </table:table-cell>
          <table:table-cell table:formula="of:=3*SIN(4*[.B38])" office:value-type="float" office:value="0.746069661494599" calcext:value-type="float">
            <text:p>0,746069661494599</text:p>
          </table:table-cell>
          <table:table-cell table:formula="of:=3*COS(4*[.B38])" office:value-type="float" office:value="2.90574948338588" calcext:value-type="float">
            <text:p>2,90574948338588</text:p>
          </table:table-cell>
          <table:table-cell table:formula="of:=[.AO37] + 30/50" office:value-type="float" office:value="7.79999999999999" calcext:value-type="float">
            <text:p>7,79999999999999</text:p>
          </table:table-cell>
        </table:table-row>
        <table:table-row table:style-name="ro1">
          <table:table-cell table:formula="of:=[.A38]+2*PI() / 50" office:value-type="float" office:value="4.77522083345649" calcext:value-type="float">
            <text:p>4,77522083345649</text:p>
          </table:table-cell>
          <table:table-cell table:formula="of:=[.A39]+PI() / 25" office:value-type="float" office:value="4.90088453960008" calcext:value-type="float">
            <text:p>4,90088453960008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39])" office:value-type="float" office:value="-2.99408018528481" calcext:value-type="float">
            <text:p>-2,99408018528481</text:p>
          </table:table-cell>
          <table:table-cell table:formula="of:=3*COS([.A39])" office:value-type="float" office:value="0.188371558587949" calcext:value-type="float">
            <text:p>0,188371558587949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39])" office:value-type="float" office:value="-2.94686175218606" calcext:value-type="float">
            <text:p>-2,94686175218606</text:p>
          </table:table-cell>
          <table:table-cell table:formula="of:=3*COS([.B39])" office:value-type="float" office:value="0.562143943757183" calcext:value-type="float">
            <text:p>0,562143943757183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39])" office:value-type="float" office:value="-2.99408018528481" calcext:value-type="float">
            <text:p>-2,99408018528481</text:p>
          </table:table-cell>
          <table:table-cell table:formula="of:=3*COS([.A39])" office:value-type="float" office:value="0.188371558587949" calcext:value-type="float">
            <text:p>0,188371558587949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39])" office:value-type="float" office:value="-2.94686175218606" calcext:value-type="float">
            <text:p>-2,94686175218606</text:p>
          </table:table-cell>
          <table:table-cell table:formula="of:=3*COS([.B39])" office:value-type="float" office:value="0.562143943757183" calcext:value-type="float">
            <text:p>0,562143943757183</text:p>
          </table:table-cell>
          <table:table-cell office:value-type="string" calcext:value-type="string">
            <text:p>|</text:p>
          </table:table-cell>
          <table:table-cell table:formula="of:=3*SIN([.A39])" office:value-type="float" office:value="-2.99408018528481" calcext:value-type="float">
            <text:p>-2,99408018528481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39])" office:value-type="float" office:value="0.188371558587949" calcext:value-type="float">
            <text:p>0,188371558587949</text:p>
          </table:table-cell>
          <table:table-cell office:value-type="string" calcext:value-type="string">
            <text:p>;</text:p>
          </table:table-cell>
          <table:table-cell table:formula="of:=3*SIN([.B39])" office:value-type="float" office:value="-2.94686175218606" calcext:value-type="float">
            <text:p>-2,94686175218606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39])" office:value-type="float" office:value="0.562143943757183" calcext:value-type="float">
            <text:p>0,562143943757183</text:p>
          </table:table-cell>
          <table:table-cell office:value-type="string" calcext:value-type="string">
            <text:p>|</text:p>
          </table:table-cell>
          <table:table-cell table:formula="of:=3*SIN([.A39])" office:value-type="float" office:value="-2.99408018528481" calcext:value-type="float">
            <text:p>-2,99408018528481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39])" office:value-type="float" office:value="0.188371558587949" calcext:value-type="float">
            <text:p>0,188371558587949</text:p>
          </table:table-cell>
          <table:table-cell office:value-type="string" calcext:value-type="string">
            <text:p>;</text:p>
          </table:table-cell>
          <table:table-cell table:formula="of:=3*SIN([.B39])" office:value-type="float" office:value="-2.94686175218606" calcext:value-type="float">
            <text:p>-2,94686175218606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39])" office:value-type="float" office:value="0.562143943757183" calcext:value-type="float">
            <text:p>0,562143943757183</text:p>
          </table:table-cell>
          <table:table-cell office:value-type="string" calcext:value-type="string">
            <text:p>|</text:p>
          </table:table-cell>
          <table:table-cell table:formula="of:=3*SIN(4*[.A39])" office:value-type="float" office:value="0.746069661494599" calcext:value-type="float">
            <text:p>0,746069661494599</text:p>
          </table:table-cell>
          <table:table-cell table:formula="of:=3*COS(4*[.A39])" office:value-type="float" office:value="2.90574948338588" calcext:value-type="float">
            <text:p>2,90574948338588</text:p>
          </table:table-cell>
          <table:table-cell table:formula="of:=[.AK38] + 30/50" office:value-type="float" office:value="7.79999999999999" calcext:value-type="float">
            <text:p>7,79999999999999</text:p>
          </table:table-cell>
          <table:table-cell office:value-type="string" calcext:value-type="string">
            <text:p>;</text:p>
          </table:table-cell>
          <table:table-cell table:formula="of:=3*SIN(4*[.B39])" office:value-type="float" office:value="2.05364131778609" calcext:value-type="float">
            <text:p>2,05364131778609</text:p>
          </table:table-cell>
          <table:table-cell table:formula="of:=3*COS(4*[.B39])" office:value-type="float" office:value="2.18690588226421" calcext:value-type="float">
            <text:p>2,18690588226421</text:p>
          </table:table-cell>
          <table:table-cell table:formula="of:=[.AO38] + 30/50" office:value-type="float" office:value="8.39999999999999" calcext:value-type="float">
            <text:p>8,39999999999999</text:p>
          </table:table-cell>
        </table:table-row>
        <table:table-row table:style-name="ro1">
          <table:table-cell table:formula="of:=[.A39]+2*PI() / 50" office:value-type="float" office:value="4.90088453960008" calcext:value-type="float">
            <text:p>4,90088453960008</text:p>
          </table:table-cell>
          <table:table-cell table:formula="of:=[.A40]+PI() / 25" office:value-type="float" office:value="5.02654824574367" calcext:value-type="float">
            <text:p>5,02654824574367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40])" office:value-type="float" office:value="-2.94686175218606" calcext:value-type="float">
            <text:p>-2,94686175218606</text:p>
          </table:table-cell>
          <table:table-cell table:formula="of:=3*COS([.A40])" office:value-type="float" office:value="0.562143943757183" calcext:value-type="float">
            <text:p>0,562143943757183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40])" office:value-type="float" office:value="-2.85316954888546" calcext:value-type="float">
            <text:p>-2,85316954888546</text:p>
          </table:table-cell>
          <table:table-cell table:formula="of:=3*COS([.B40])" office:value-type="float" office:value="0.927050983124852" calcext:value-type="float">
            <text:p>0,927050983124852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40])" office:value-type="float" office:value="-2.94686175218606" calcext:value-type="float">
            <text:p>-2,94686175218606</text:p>
          </table:table-cell>
          <table:table-cell table:formula="of:=3*COS([.A40])" office:value-type="float" office:value="0.562143943757183" calcext:value-type="float">
            <text:p>0,562143943757183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40])" office:value-type="float" office:value="-2.85316954888546" calcext:value-type="float">
            <text:p>-2,85316954888546</text:p>
          </table:table-cell>
          <table:table-cell table:formula="of:=3*COS([.B40])" office:value-type="float" office:value="0.927050983124852" calcext:value-type="float">
            <text:p>0,927050983124852</text:p>
          </table:table-cell>
          <table:table-cell office:value-type="string" calcext:value-type="string">
            <text:p>|</text:p>
          </table:table-cell>
          <table:table-cell table:formula="of:=3*SIN([.A40])" office:value-type="float" office:value="-2.94686175218606" calcext:value-type="float">
            <text:p>-2,94686175218606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40])" office:value-type="float" office:value="0.562143943757183" calcext:value-type="float">
            <text:p>0,562143943757183</text:p>
          </table:table-cell>
          <table:table-cell office:value-type="string" calcext:value-type="string">
            <text:p>;</text:p>
          </table:table-cell>
          <table:table-cell table:formula="of:=3*SIN([.B40])" office:value-type="float" office:value="-2.85316954888546" calcext:value-type="float">
            <text:p>-2,85316954888546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40])" office:value-type="float" office:value="0.927050983124852" calcext:value-type="float">
            <text:p>0,927050983124852</text:p>
          </table:table-cell>
          <table:table-cell office:value-type="string" calcext:value-type="string">
            <text:p>|</text:p>
          </table:table-cell>
          <table:table-cell table:formula="of:=3*SIN([.A40])" office:value-type="float" office:value="-2.94686175218606" calcext:value-type="float">
            <text:p>-2,94686175218606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40])" office:value-type="float" office:value="0.562143943757183" calcext:value-type="float">
            <text:p>0,562143943757183</text:p>
          </table:table-cell>
          <table:table-cell office:value-type="string" calcext:value-type="string">
            <text:p>;</text:p>
          </table:table-cell>
          <table:table-cell table:formula="of:=3*SIN([.B40])" office:value-type="float" office:value="-2.85316954888546" calcext:value-type="float">
            <text:p>-2,85316954888546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40])" office:value-type="float" office:value="0.927050983124852" calcext:value-type="float">
            <text:p>0,927050983124852</text:p>
          </table:table-cell>
          <table:table-cell office:value-type="string" calcext:value-type="string">
            <text:p>|</text:p>
          </table:table-cell>
          <table:table-cell table:formula="of:=3*SIN(4*[.A40])" office:value-type="float" office:value="2.05364131778609" calcext:value-type="float">
            <text:p>2,05364131778609</text:p>
          </table:table-cell>
          <table:table-cell table:formula="of:=3*COS(4*[.A40])" office:value-type="float" office:value="2.18690588226421" calcext:value-type="float">
            <text:p>2,18690588226421</text:p>
          </table:table-cell>
          <table:table-cell table:formula="of:=[.AK39] + 30/50" office:value-type="float" office:value="8.39999999999999" calcext:value-type="float">
            <text:p>8,39999999999999</text:p>
          </table:table-cell>
          <table:table-cell office:value-type="string" calcext:value-type="string">
            <text:p>;</text:p>
          </table:table-cell>
          <table:table-cell table:formula="of:=3*SIN(4*[.B40])" office:value-type="float" office:value="2.85316954888547" calcext:value-type="float">
            <text:p>2,85316954888547</text:p>
          </table:table-cell>
          <table:table-cell table:formula="of:=3*COS(4*[.B40])" office:value-type="float" office:value="0.927050983124804" calcext:value-type="float">
            <text:p>0,927050983124804</text:p>
          </table:table-cell>
          <table:table-cell table:formula="of:=[.AO39] + 30/50" office:value-type="float" office:value="8.99999999999999" calcext:value-type="float">
            <text:p>8,99999999999999</text:p>
          </table:table-cell>
        </table:table-row>
        <table:table-row table:style-name="ro1">
          <table:table-cell table:formula="of:=[.A40]+2*PI() / 50" office:value-type="float" office:value="5.02654824574367" calcext:value-type="float">
            <text:p>5,02654824574367</text:p>
          </table:table-cell>
          <table:table-cell table:formula="of:=[.A41]+PI() / 25" office:value-type="float" office:value="5.15221195188726" calcext:value-type="float">
            <text:p>5,15221195188726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41])" office:value-type="float" office:value="-2.85316954888546" calcext:value-type="float">
            <text:p>-2,85316954888546</text:p>
          </table:table-cell>
          <table:table-cell table:formula="of:=3*COS([.A41])" office:value-type="float" office:value="0.927050983124852" calcext:value-type="float">
            <text:p>0,927050983124852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41])" office:value-type="float" office:value="-2.71448115739805" calcext:value-type="float">
            <text:p>-2,71448115739805</text:p>
          </table:table-cell>
          <table:table-cell table:formula="of:=3*COS([.B41])" office:value-type="float" office:value="1.27733787469523" calcext:value-type="float">
            <text:p>1,27733787469523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41])" office:value-type="float" office:value="-2.85316954888546" calcext:value-type="float">
            <text:p>-2,85316954888546</text:p>
          </table:table-cell>
          <table:table-cell table:formula="of:=3*COS([.A41])" office:value-type="float" office:value="0.927050983124852" calcext:value-type="float">
            <text:p>0,927050983124852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41])" office:value-type="float" office:value="-2.71448115739805" calcext:value-type="float">
            <text:p>-2,71448115739805</text:p>
          </table:table-cell>
          <table:table-cell table:formula="of:=3*COS([.B41])" office:value-type="float" office:value="1.27733787469523" calcext:value-type="float">
            <text:p>1,27733787469523</text:p>
          </table:table-cell>
          <table:table-cell office:value-type="string" calcext:value-type="string">
            <text:p>|</text:p>
          </table:table-cell>
          <table:table-cell table:formula="of:=3*SIN([.A41])" office:value-type="float" office:value="-2.85316954888546" calcext:value-type="float">
            <text:p>-2,85316954888546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41])" office:value-type="float" office:value="0.927050983124852" calcext:value-type="float">
            <text:p>0,927050983124852</text:p>
          </table:table-cell>
          <table:table-cell office:value-type="string" calcext:value-type="string">
            <text:p>;</text:p>
          </table:table-cell>
          <table:table-cell table:formula="of:=3*SIN([.B41])" office:value-type="float" office:value="-2.71448115739805" calcext:value-type="float">
            <text:p>-2,71448115739805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41])" office:value-type="float" office:value="1.27733787469523" calcext:value-type="float">
            <text:p>1,27733787469523</text:p>
          </table:table-cell>
          <table:table-cell office:value-type="string" calcext:value-type="string">
            <text:p>|</text:p>
          </table:table-cell>
          <table:table-cell table:formula="of:=3*SIN([.A41])" office:value-type="float" office:value="-2.85316954888546" calcext:value-type="float">
            <text:p>-2,85316954888546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41])" office:value-type="float" office:value="0.927050983124852" calcext:value-type="float">
            <text:p>0,927050983124852</text:p>
          </table:table-cell>
          <table:table-cell office:value-type="string" calcext:value-type="string">
            <text:p>;</text:p>
          </table:table-cell>
          <table:table-cell table:formula="of:=3*SIN([.B41])" office:value-type="float" office:value="-2.71448115739805" calcext:value-type="float">
            <text:p>-2,71448115739805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41])" office:value-type="float" office:value="1.27733787469523" calcext:value-type="float">
            <text:p>1,27733787469523</text:p>
          </table:table-cell>
          <table:table-cell office:value-type="string" calcext:value-type="string">
            <text:p>|</text:p>
          </table:table-cell>
          <table:table-cell table:formula="of:=3*SIN(4*[.A41])" office:value-type="float" office:value="2.85316954888547" calcext:value-type="float">
            <text:p>2,85316954888547</text:p>
          </table:table-cell>
          <table:table-cell table:formula="of:=3*COS(4*[.A41])" office:value-type="float" office:value="0.927050983124804" calcext:value-type="float">
            <text:p>0,927050983124804</text:p>
          </table:table-cell>
          <table:table-cell table:formula="of:=[.AK40] + 30/50" office:value-type="float" office:value="8.99999999999999" calcext:value-type="float">
            <text:p>8,99999999999999</text:p>
          </table:table-cell>
          <table:table-cell office:value-type="string" calcext:value-type="string">
            <text:p>;</text:p>
          </table:table-cell>
          <table:table-cell table:formula="of:=3*SIN(4*[.B41])" office:value-type="float" office:value="2.94686175218606" calcext:value-type="float">
            <text:p>2,94686175218606</text:p>
          </table:table-cell>
          <table:table-cell table:formula="of:=3*COS(4*[.B41])" office:value-type="float" office:value="-0.562143943757216" calcext:value-type="float">
            <text:p>-0,562143943757216</text:p>
          </table:table-cell>
          <table:table-cell table:formula="of:=[.AO40] + 30/50" office:value-type="float" office:value="9.59999999999999" calcext:value-type="float">
            <text:p>9,59999999999999</text:p>
          </table:table-cell>
        </table:table-row>
        <table:table-row table:style-name="ro1">
          <table:table-cell table:formula="of:=[.A41]+2*PI() / 50" office:value-type="float" office:value="5.15221195188726" calcext:value-type="float">
            <text:p>5,15221195188726</text:p>
          </table:table-cell>
          <table:table-cell table:formula="of:=[.A42]+PI() / 25" office:value-type="float" office:value="5.27787565803086" calcext:value-type="float">
            <text:p>5,27787565803086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42])" office:value-type="float" office:value="-2.71448115739805" calcext:value-type="float">
            <text:p>-2,71448115739805</text:p>
          </table:table-cell>
          <table:table-cell table:formula="of:=3*COS([.A42])" office:value-type="float" office:value="1.27733787469523" calcext:value-type="float">
            <text:p>1,27733787469523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42])" office:value-type="float" office:value="-2.53298377650604" calcext:value-type="float">
            <text:p>-2,53298377650604</text:p>
          </table:table-cell>
          <table:table-cell table:formula="of:=3*COS([.B42])" office:value-type="float" office:value="1.607480384937" calcext:value-type="float">
            <text:p>1,607480384937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42])" office:value-type="float" office:value="-2.71448115739805" calcext:value-type="float">
            <text:p>-2,71448115739805</text:p>
          </table:table-cell>
          <table:table-cell table:formula="of:=3*COS([.A42])" office:value-type="float" office:value="1.27733787469523" calcext:value-type="float">
            <text:p>1,27733787469523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42])" office:value-type="float" office:value="-2.53298377650604" calcext:value-type="float">
            <text:p>-2,53298377650604</text:p>
          </table:table-cell>
          <table:table-cell table:formula="of:=3*COS([.B42])" office:value-type="float" office:value="1.607480384937" calcext:value-type="float">
            <text:p>1,607480384937</text:p>
          </table:table-cell>
          <table:table-cell office:value-type="string" calcext:value-type="string">
            <text:p>|</text:p>
          </table:table-cell>
          <table:table-cell table:formula="of:=3*SIN([.A42])" office:value-type="float" office:value="-2.71448115739805" calcext:value-type="float">
            <text:p>-2,71448115739805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42])" office:value-type="float" office:value="1.27733787469523" calcext:value-type="float">
            <text:p>1,27733787469523</text:p>
          </table:table-cell>
          <table:table-cell office:value-type="string" calcext:value-type="string">
            <text:p>;</text:p>
          </table:table-cell>
          <table:table-cell table:formula="of:=3*SIN([.B42])" office:value-type="float" office:value="-2.53298377650604" calcext:value-type="float">
            <text:p>-2,53298377650604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42])" office:value-type="float" office:value="1.607480384937" calcext:value-type="float">
            <text:p>1,607480384937</text:p>
          </table:table-cell>
          <table:table-cell office:value-type="string" calcext:value-type="string">
            <text:p>|</text:p>
          </table:table-cell>
          <table:table-cell table:formula="of:=3*SIN([.A42])" office:value-type="float" office:value="-2.71448115739805" calcext:value-type="float">
            <text:p>-2,71448115739805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42])" office:value-type="float" office:value="1.27733787469523" calcext:value-type="float">
            <text:p>1,27733787469523</text:p>
          </table:table-cell>
          <table:table-cell office:value-type="string" calcext:value-type="string">
            <text:p>;</text:p>
          </table:table-cell>
          <table:table-cell table:formula="of:=3*SIN([.B42])" office:value-type="float" office:value="-2.53298377650604" calcext:value-type="float">
            <text:p>-2,53298377650604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42])" office:value-type="float" office:value="1.607480384937" calcext:value-type="float">
            <text:p>1,607480384937</text:p>
          </table:table-cell>
          <table:table-cell office:value-type="string" calcext:value-type="string">
            <text:p>|</text:p>
          </table:table-cell>
          <table:table-cell table:formula="of:=3*SIN(4*[.A42])" office:value-type="float" office:value="2.94686175218606" calcext:value-type="float">
            <text:p>2,94686175218606</text:p>
          </table:table-cell>
          <table:table-cell table:formula="of:=3*COS(4*[.A42])" office:value-type="float" office:value="-0.562143943757216" calcext:value-type="float">
            <text:p>-0,562143943757216</text:p>
          </table:table-cell>
          <table:table-cell table:formula="of:=[.AK41] + 30/50" office:value-type="float" office:value="9.59999999999999" calcext:value-type="float">
            <text:p>9,59999999999999</text:p>
          </table:table-cell>
          <table:table-cell office:value-type="string" calcext:value-type="string">
            <text:p>;</text:p>
          </table:table-cell>
          <table:table-cell table:formula="of:=3*SIN(4*[.B42])" office:value-type="float" office:value="2.31153972832734" calcext:value-type="float">
            <text:p>2,31153972832734</text:p>
          </table:table-cell>
          <table:table-cell table:formula="of:=3*COS(4*[.B42])" office:value-type="float" office:value="-1.9122719692461" calcext:value-type="float">
            <text:p>-1,9122719692461</text:p>
          </table:table-cell>
          <table:table-cell table:formula="of:=[.AO41] + 30/50" office:value-type="float" office:value="10.2" calcext:value-type="float">
            <text:p>10,2</text:p>
          </table:table-cell>
        </table:table-row>
        <table:table-row table:style-name="ro1">
          <table:table-cell table:formula="of:=[.A42]+2*PI() / 50" office:value-type="float" office:value="5.27787565803086" calcext:value-type="float">
            <text:p>5,27787565803086</text:p>
          </table:table-cell>
          <table:table-cell table:formula="of:=[.A43]+PI() / 25" office:value-type="float" office:value="5.40353936417445" calcext:value-type="float">
            <text:p>5,40353936417445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43])" office:value-type="float" office:value="-2.53298377650604" calcext:value-type="float">
            <text:p>-2,53298377650604</text:p>
          </table:table-cell>
          <table:table-cell table:formula="of:=3*COS([.A43])" office:value-type="float" office:value="1.607480384937" calcext:value-type="float">
            <text:p>1,607480384937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43])" office:value-type="float" office:value="-2.31153972832736" calcext:value-type="float">
            <text:p>-2,31153972832736</text:p>
          </table:table-cell>
          <table:table-cell table:formula="of:=3*COS([.B43])" office:value-type="float" office:value="1.91227196924608" calcext:value-type="float">
            <text:p>1,91227196924608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43])" office:value-type="float" office:value="-2.53298377650604" calcext:value-type="float">
            <text:p>-2,53298377650604</text:p>
          </table:table-cell>
          <table:table-cell table:formula="of:=3*COS([.A43])" office:value-type="float" office:value="1.607480384937" calcext:value-type="float">
            <text:p>1,607480384937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43])" office:value-type="float" office:value="-2.31153972832736" calcext:value-type="float">
            <text:p>-2,31153972832736</text:p>
          </table:table-cell>
          <table:table-cell table:formula="of:=3*COS([.B43])" office:value-type="float" office:value="1.91227196924608" calcext:value-type="float">
            <text:p>1,91227196924608</text:p>
          </table:table-cell>
          <table:table-cell office:value-type="string" calcext:value-type="string">
            <text:p>|</text:p>
          </table:table-cell>
          <table:table-cell table:formula="of:=3*SIN([.A43])" office:value-type="float" office:value="-2.53298377650604" calcext:value-type="float">
            <text:p>-2,53298377650604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43])" office:value-type="float" office:value="1.607480384937" calcext:value-type="float">
            <text:p>1,607480384937</text:p>
          </table:table-cell>
          <table:table-cell office:value-type="string" calcext:value-type="string">
            <text:p>;</text:p>
          </table:table-cell>
          <table:table-cell table:formula="of:=3*SIN([.B43])" office:value-type="float" office:value="-2.31153972832736" calcext:value-type="float">
            <text:p>-2,31153972832736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43])" office:value-type="float" office:value="1.91227196924608" calcext:value-type="float">
            <text:p>1,91227196924608</text:p>
          </table:table-cell>
          <table:table-cell office:value-type="string" calcext:value-type="string">
            <text:p>|</text:p>
          </table:table-cell>
          <table:table-cell table:formula="of:=3*SIN([.A43])" office:value-type="float" office:value="-2.53298377650604" calcext:value-type="float">
            <text:p>-2,53298377650604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43])" office:value-type="float" office:value="1.607480384937" calcext:value-type="float">
            <text:p>1,607480384937</text:p>
          </table:table-cell>
          <table:table-cell office:value-type="string" calcext:value-type="string">
            <text:p>;</text:p>
          </table:table-cell>
          <table:table-cell table:formula="of:=3*SIN([.B43])" office:value-type="float" office:value="-2.31153972832736" calcext:value-type="float">
            <text:p>-2,31153972832736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43])" office:value-type="float" office:value="1.91227196924608" calcext:value-type="float">
            <text:p>1,91227196924608</text:p>
          </table:table-cell>
          <table:table-cell office:value-type="string" calcext:value-type="string">
            <text:p>|</text:p>
          </table:table-cell>
          <table:table-cell table:formula="of:=3*SIN(4*[.A43])" office:value-type="float" office:value="2.31153972832734" calcext:value-type="float">
            <text:p>2,31153972832734</text:p>
          </table:table-cell>
          <table:table-cell table:formula="of:=3*COS(4*[.A43])" office:value-type="float" office:value="-1.9122719692461" calcext:value-type="float">
            <text:p>-1,9122719692461</text:p>
          </table:table-cell>
          <table:table-cell table:formula="of:=[.AK42] + 30/50" office:value-type="float" office:value="10.2" calcext:value-type="float">
            <text:p>10,2</text:p>
          </table:table-cell>
          <table:table-cell office:value-type="string" calcext:value-type="string">
            <text:p>;</text:p>
          </table:table-cell>
          <table:table-cell table:formula="of:=3*SIN(4*[.B43])" office:value-type="float" office:value="1.10437365805399" calcext:value-type="float">
            <text:p>1,10437365805399</text:p>
          </table:table-cell>
          <table:table-cell table:formula="of:=3*COS(4*[.B43])" office:value-type="float" office:value="-2.78932945766477" calcext:value-type="float">
            <text:p>-2,78932945766477</text:p>
          </table:table-cell>
          <table:table-cell table:formula="of:=[.AO42] + 30/50" office:value-type="float" office:value="10.8" calcext:value-type="float">
            <text:p>10,8</text:p>
          </table:table-cell>
        </table:table-row>
        <table:table-row table:style-name="ro1">
          <table:table-cell table:formula="of:=[.A43]+2*PI() / 50" office:value-type="float" office:value="5.40353936417445" calcext:value-type="float">
            <text:p>5,40353936417445</text:p>
          </table:table-cell>
          <table:table-cell table:formula="of:=[.A44]+PI() / 25" office:value-type="float" office:value="5.52920307031804" calcext:value-type="float">
            <text:p>5,52920307031804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44])" office:value-type="float" office:value="-2.31153972832736" calcext:value-type="float">
            <text:p>-2,31153972832736</text:p>
          </table:table-cell>
          <table:table-cell table:formula="of:=3*COS([.A44])" office:value-type="float" office:value="1.91227196924608" calcext:value-type="float">
            <text:p>1,91227196924608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44])" office:value-type="float" office:value="-2.05364131778606" calcext:value-type="float">
            <text:p>-2,05364131778606</text:p>
          </table:table-cell>
          <table:table-cell table:formula="of:=3*COS([.B44])" office:value-type="float" office:value="2.18690588226424" calcext:value-type="float">
            <text:p>2,18690588226424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44])" office:value-type="float" office:value="-2.31153972832736" calcext:value-type="float">
            <text:p>-2,31153972832736</text:p>
          </table:table-cell>
          <table:table-cell table:formula="of:=3*COS([.A44])" office:value-type="float" office:value="1.91227196924608" calcext:value-type="float">
            <text:p>1,91227196924608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44])" office:value-type="float" office:value="-2.05364131778606" calcext:value-type="float">
            <text:p>-2,05364131778606</text:p>
          </table:table-cell>
          <table:table-cell table:formula="of:=3*COS([.B44])" office:value-type="float" office:value="2.18690588226424" calcext:value-type="float">
            <text:p>2,18690588226424</text:p>
          </table:table-cell>
          <table:table-cell office:value-type="string" calcext:value-type="string">
            <text:p>|</text:p>
          </table:table-cell>
          <table:table-cell table:formula="of:=3*SIN([.A44])" office:value-type="float" office:value="-2.31153972832736" calcext:value-type="float">
            <text:p>-2,31153972832736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44])" office:value-type="float" office:value="1.91227196924608" calcext:value-type="float">
            <text:p>1,91227196924608</text:p>
          </table:table-cell>
          <table:table-cell office:value-type="string" calcext:value-type="string">
            <text:p>;</text:p>
          </table:table-cell>
          <table:table-cell table:formula="of:=3*SIN([.B44])" office:value-type="float" office:value="-2.05364131778606" calcext:value-type="float">
            <text:p>-2,05364131778606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44])" office:value-type="float" office:value="2.18690588226424" calcext:value-type="float">
            <text:p>2,18690588226424</text:p>
          </table:table-cell>
          <table:table-cell office:value-type="string" calcext:value-type="string">
            <text:p>|</text:p>
          </table:table-cell>
          <table:table-cell table:formula="of:=3*SIN([.A44])" office:value-type="float" office:value="-2.31153972832736" calcext:value-type="float">
            <text:p>-2,31153972832736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44])" office:value-type="float" office:value="1.91227196924608" calcext:value-type="float">
            <text:p>1,91227196924608</text:p>
          </table:table-cell>
          <table:table-cell office:value-type="string" calcext:value-type="string">
            <text:p>;</text:p>
          </table:table-cell>
          <table:table-cell table:formula="of:=3*SIN([.B44])" office:value-type="float" office:value="-2.05364131778606" calcext:value-type="float">
            <text:p>-2,05364131778606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44])" office:value-type="float" office:value="2.18690588226424" calcext:value-type="float">
            <text:p>2,18690588226424</text:p>
          </table:table-cell>
          <table:table-cell office:value-type="string" calcext:value-type="string">
            <text:p>|</text:p>
          </table:table-cell>
          <table:table-cell table:formula="of:=3*SIN(4*[.A44])" office:value-type="float" office:value="1.10437365805399" calcext:value-type="float">
            <text:p>1,10437365805399</text:p>
          </table:table-cell>
          <table:table-cell table:formula="of:=3*COS(4*[.A44])" office:value-type="float" office:value="-2.78932945766477" calcext:value-type="float">
            <text:p>-2,78932945766477</text:p>
          </table:table-cell>
          <table:table-cell table:formula="of:=[.AK43] + 30/50" office:value-type="float" office:value="10.8" calcext:value-type="float">
            <text:p>10,8</text:p>
          </table:table-cell>
          <table:table-cell office:value-type="string" calcext:value-type="string">
            <text:p>;</text:p>
          </table:table-cell>
          <table:table-cell table:formula="of:=3*SIN(4*[.B44])" office:value-type="float" office:value="-0.375999700692961" calcext:value-type="float">
            <text:p>-0,375999700692961</text:p>
          </table:table-cell>
          <table:table-cell table:formula="of:=3*COS(4*[.B44])" office:value-type="float" office:value="-2.97634410394343" calcext:value-type="float">
            <text:p>-2,97634410394343</text:p>
          </table:table-cell>
          <table:table-cell table:formula="of:=[.AO43] + 30/50" office:value-type="float" office:value="11.4" calcext:value-type="float">
            <text:p>11,4</text:p>
          </table:table-cell>
        </table:table-row>
        <table:table-row table:style-name="ro1">
          <table:table-cell table:formula="of:=[.A44]+2*PI() / 50" office:value-type="float" office:value="5.52920307031804" calcext:value-type="float">
            <text:p>5,52920307031804</text:p>
          </table:table-cell>
          <table:table-cell table:formula="of:=[.A45]+PI() / 25" office:value-type="float" office:value="5.65486677646163" calcext:value-type="float">
            <text:p>5,65486677646163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45])" office:value-type="float" office:value="-2.05364131778606" calcext:value-type="float">
            <text:p>-2,05364131778606</text:p>
          </table:table-cell>
          <table:table-cell table:formula="of:=3*COS([.A45])" office:value-type="float" office:value="2.18690588226424" calcext:value-type="float">
            <text:p>2,18690588226424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45])" office:value-type="float" office:value="-1.76335575687741" calcext:value-type="float">
            <text:p>-1,76335575687741</text:p>
          </table:table-cell>
          <table:table-cell table:formula="of:=3*COS([.B45])" office:value-type="float" office:value="2.42705098312485" calcext:value-type="float">
            <text:p>2,42705098312485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45])" office:value-type="float" office:value="-2.05364131778606" calcext:value-type="float">
            <text:p>-2,05364131778606</text:p>
          </table:table-cell>
          <table:table-cell table:formula="of:=3*COS([.A45])" office:value-type="float" office:value="2.18690588226424" calcext:value-type="float">
            <text:p>2,18690588226424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45])" office:value-type="float" office:value="-1.76335575687741" calcext:value-type="float">
            <text:p>-1,76335575687741</text:p>
          </table:table-cell>
          <table:table-cell table:formula="of:=3*COS([.B45])" office:value-type="float" office:value="2.42705098312485" calcext:value-type="float">
            <text:p>2,42705098312485</text:p>
          </table:table-cell>
          <table:table-cell office:value-type="string" calcext:value-type="string">
            <text:p>|</text:p>
          </table:table-cell>
          <table:table-cell table:formula="of:=3*SIN([.A45])" office:value-type="float" office:value="-2.05364131778606" calcext:value-type="float">
            <text:p>-2,05364131778606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45])" office:value-type="float" office:value="2.18690588226424" calcext:value-type="float">
            <text:p>2,18690588226424</text:p>
          </table:table-cell>
          <table:table-cell office:value-type="string" calcext:value-type="string">
            <text:p>;</text:p>
          </table:table-cell>
          <table:table-cell table:formula="of:=3*SIN([.B45])" office:value-type="float" office:value="-1.76335575687741" calcext:value-type="float">
            <text:p>-1,76335575687741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45])" office:value-type="float" office:value="2.42705098312485" calcext:value-type="float">
            <text:p>2,42705098312485</text:p>
          </table:table-cell>
          <table:table-cell office:value-type="string" calcext:value-type="string">
            <text:p>|</text:p>
          </table:table-cell>
          <table:table-cell table:formula="of:=3*SIN([.A45])" office:value-type="float" office:value="-2.05364131778606" calcext:value-type="float">
            <text:p>-2,05364131778606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45])" office:value-type="float" office:value="2.18690588226424" calcext:value-type="float">
            <text:p>2,18690588226424</text:p>
          </table:table-cell>
          <table:table-cell office:value-type="string" calcext:value-type="string">
            <text:p>;</text:p>
          </table:table-cell>
          <table:table-cell table:formula="of:=3*SIN([.B45])" office:value-type="float" office:value="-1.76335575687741" calcext:value-type="float">
            <text:p>-1,76335575687741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45])" office:value-type="float" office:value="2.42705098312485" calcext:value-type="float">
            <text:p>2,42705098312485</text:p>
          </table:table-cell>
          <table:table-cell office:value-type="string" calcext:value-type="string">
            <text:p>|</text:p>
          </table:table-cell>
          <table:table-cell table:formula="of:=3*SIN(4*[.A45])" office:value-type="float" office:value="-0.375999700692961" calcext:value-type="float">
            <text:p>-0,375999700692961</text:p>
          </table:table-cell>
          <table:table-cell table:formula="of:=3*COS(4*[.A45])" office:value-type="float" office:value="-2.97634410394343" calcext:value-type="float">
            <text:p>-2,97634410394343</text:p>
          </table:table-cell>
          <table:table-cell table:formula="of:=[.AK44] + 30/50" office:value-type="float" office:value="11.4" calcext:value-type="float">
            <text:p>11,4</text:p>
          </table:table-cell>
          <table:table-cell office:value-type="string" calcext:value-type="string">
            <text:p>;</text:p>
          </table:table-cell>
          <table:table-cell table:formula="of:=3*SIN(4*[.B45])" office:value-type="float" office:value="-1.76335575687746" calcext:value-type="float">
            <text:p>-1,76335575687746</text:p>
          </table:table-cell>
          <table:table-cell table:formula="of:=3*COS(4*[.B45])" office:value-type="float" office:value="-2.42705098312481" calcext:value-type="float">
            <text:p>-2,42705098312481</text:p>
          </table:table-cell>
          <table:table-cell table:formula="of:=[.AO44] + 30/50" office:value-type="float" office:value="12" calcext:value-type="float">
            <text:p>12</text:p>
          </table:table-cell>
        </table:table-row>
        <table:table-row table:style-name="ro1">
          <table:table-cell table:formula="of:=[.A45]+2*PI() / 50" office:value-type="float" office:value="5.65486677646163" calcext:value-type="float">
            <text:p>5,65486677646163</text:p>
          </table:table-cell>
          <table:table-cell table:formula="of:=[.A46]+PI() / 25" office:value-type="float" office:value="5.78053048260522" calcext:value-type="float">
            <text:p>5,78053048260522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46])" office:value-type="float" office:value="-1.76335575687741" calcext:value-type="float">
            <text:p>-1,76335575687741</text:p>
          </table:table-cell>
          <table:table-cell table:formula="of:=3*COS([.A46])" office:value-type="float" office:value="2.42705098312485" calcext:value-type="float">
            <text:p>2,42705098312485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46])" office:value-type="float" office:value="-1.44526102230513" calcext:value-type="float">
            <text:p>-1,44526102230513</text:p>
          </table:table-cell>
          <table:table-cell table:formula="of:=3*COS([.B46])" office:value-type="float" office:value="2.6289200401316" calcext:value-type="float">
            <text:p>2,6289200401316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46])" office:value-type="float" office:value="-1.76335575687741" calcext:value-type="float">
            <text:p>-1,76335575687741</text:p>
          </table:table-cell>
          <table:table-cell table:formula="of:=3*COS([.A46])" office:value-type="float" office:value="2.42705098312485" calcext:value-type="float">
            <text:p>2,42705098312485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46])" office:value-type="float" office:value="-1.44526102230513" calcext:value-type="float">
            <text:p>-1,44526102230513</text:p>
          </table:table-cell>
          <table:table-cell table:formula="of:=3*COS([.B46])" office:value-type="float" office:value="2.6289200401316" calcext:value-type="float">
            <text:p>2,6289200401316</text:p>
          </table:table-cell>
          <table:table-cell office:value-type="string" calcext:value-type="string">
            <text:p>|</text:p>
          </table:table-cell>
          <table:table-cell table:formula="of:=3*SIN([.A46])" office:value-type="float" office:value="-1.76335575687741" calcext:value-type="float">
            <text:p>-1,76335575687741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46])" office:value-type="float" office:value="2.42705098312485" calcext:value-type="float">
            <text:p>2,42705098312485</text:p>
          </table:table-cell>
          <table:table-cell office:value-type="string" calcext:value-type="string">
            <text:p>;</text:p>
          </table:table-cell>
          <table:table-cell table:formula="of:=3*SIN([.B46])" office:value-type="float" office:value="-1.44526102230513" calcext:value-type="float">
            <text:p>-1,44526102230513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46])" office:value-type="float" office:value="2.6289200401316" calcext:value-type="float">
            <text:p>2,6289200401316</text:p>
          </table:table-cell>
          <table:table-cell office:value-type="string" calcext:value-type="string">
            <text:p>|</text:p>
          </table:table-cell>
          <table:table-cell table:formula="of:=3*SIN([.A46])" office:value-type="float" office:value="-1.76335575687741" calcext:value-type="float">
            <text:p>-1,76335575687741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46])" office:value-type="float" office:value="2.42705098312485" calcext:value-type="float">
            <text:p>2,42705098312485</text:p>
          </table:table-cell>
          <table:table-cell office:value-type="string" calcext:value-type="string">
            <text:p>;</text:p>
          </table:table-cell>
          <table:table-cell table:formula="of:=3*SIN([.B46])" office:value-type="float" office:value="-1.44526102230513" calcext:value-type="float">
            <text:p>-1,44526102230513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46])" office:value-type="float" office:value="2.6289200401316" calcext:value-type="float">
            <text:p>2,6289200401316</text:p>
          </table:table-cell>
          <table:table-cell office:value-type="string" calcext:value-type="string">
            <text:p>|</text:p>
          </table:table-cell>
          <table:table-cell table:formula="of:=3*SIN(4*[.A46])" office:value-type="float" office:value="-1.76335575687746" calcext:value-type="float">
            <text:p>-1,76335575687746</text:p>
          </table:table-cell>
          <table:table-cell table:formula="of:=3*COS(4*[.A46])" office:value-type="float" office:value="-2.42705098312481" calcext:value-type="float">
            <text:p>-2,42705098312481</text:p>
          </table:table-cell>
          <table:table-cell table:formula="of:=[.AK45] + 30/50" office:value-type="float" office:value="12" calcext:value-type="float">
            <text:p>12</text:p>
          </table:table-cell>
          <table:table-cell office:value-type="string" calcext:value-type="string">
            <text:p>;</text:p>
          </table:table-cell>
          <table:table-cell table:formula="of:=3*SIN(4*[.B46])" office:value-type="float" office:value="-2.71448115739808" calcext:value-type="float">
            <text:p>-2,71448115739808</text:p>
          </table:table-cell>
          <table:table-cell table:formula="of:=3*COS(4*[.B46])" office:value-type="float" office:value="-1.27733787469517" calcext:value-type="float">
            <text:p>-1,27733787469517</text:p>
          </table:table-cell>
          <table:table-cell table:formula="of:=[.AO45] + 30/50" office:value-type="float" office:value="12.6" calcext:value-type="float">
            <text:p>12,6</text:p>
          </table:table-cell>
        </table:table-row>
        <table:table-row table:style-name="ro1">
          <table:table-cell table:formula="of:=[.A46]+2*PI() / 50" office:value-type="float" office:value="5.78053048260522" calcext:value-type="float">
            <text:p>5,78053048260522</text:p>
          </table:table-cell>
          <table:table-cell table:formula="of:=[.A47]+PI() / 25" office:value-type="float" office:value="5.90619418874882" calcext:value-type="float">
            <text:p>5,90619418874882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47])" office:value-type="float" office:value="-1.44526102230513" calcext:value-type="float">
            <text:p>-1,44526102230513</text:p>
          </table:table-cell>
          <table:table-cell table:formula="of:=3*COS([.A47])" office:value-type="float" office:value="2.6289200401316" calcext:value-type="float">
            <text:p>2,6289200401316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47])" office:value-type="float" office:value="-1.10437365805402" calcext:value-type="float">
            <text:p>-1,10437365805402</text:p>
          </table:table-cell>
          <table:table-cell table:formula="of:=3*COS([.B47])" office:value-type="float" office:value="2.78932945766476" calcext:value-type="float">
            <text:p>2,78932945766476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47])" office:value-type="float" office:value="-1.44526102230513" calcext:value-type="float">
            <text:p>-1,44526102230513</text:p>
          </table:table-cell>
          <table:table-cell table:formula="of:=3*COS([.A47])" office:value-type="float" office:value="2.6289200401316" calcext:value-type="float">
            <text:p>2,6289200401316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47])" office:value-type="float" office:value="-1.10437365805402" calcext:value-type="float">
            <text:p>-1,10437365805402</text:p>
          </table:table-cell>
          <table:table-cell table:formula="of:=3*COS([.B47])" office:value-type="float" office:value="2.78932945766476" calcext:value-type="float">
            <text:p>2,78932945766476</text:p>
          </table:table-cell>
          <table:table-cell office:value-type="string" calcext:value-type="string">
            <text:p>|</text:p>
          </table:table-cell>
          <table:table-cell table:formula="of:=3*SIN([.A47])" office:value-type="float" office:value="-1.44526102230513" calcext:value-type="float">
            <text:p>-1,44526102230513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47])" office:value-type="float" office:value="2.6289200401316" calcext:value-type="float">
            <text:p>2,6289200401316</text:p>
          </table:table-cell>
          <table:table-cell office:value-type="string" calcext:value-type="string">
            <text:p>;</text:p>
          </table:table-cell>
          <table:table-cell table:formula="of:=3*SIN([.B47])" office:value-type="float" office:value="-1.10437365805402" calcext:value-type="float">
            <text:p>-1,10437365805402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47])" office:value-type="float" office:value="2.78932945766476" calcext:value-type="float">
            <text:p>2,78932945766476</text:p>
          </table:table-cell>
          <table:table-cell office:value-type="string" calcext:value-type="string">
            <text:p>|</text:p>
          </table:table-cell>
          <table:table-cell table:formula="of:=3*SIN([.A47])" office:value-type="float" office:value="-1.44526102230513" calcext:value-type="float">
            <text:p>-1,44526102230513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47])" office:value-type="float" office:value="2.6289200401316" calcext:value-type="float">
            <text:p>2,6289200401316</text:p>
          </table:table-cell>
          <table:table-cell office:value-type="string" calcext:value-type="string">
            <text:p>;</text:p>
          </table:table-cell>
          <table:table-cell table:formula="of:=3*SIN([.B47])" office:value-type="float" office:value="-1.10437365805402" calcext:value-type="float">
            <text:p>-1,10437365805402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47])" office:value-type="float" office:value="2.78932945766476" calcext:value-type="float">
            <text:p>2,78932945766476</text:p>
          </table:table-cell>
          <table:table-cell office:value-type="string" calcext:value-type="string">
            <text:p>|</text:p>
          </table:table-cell>
          <table:table-cell table:formula="of:=3*SIN(4*[.A47])" office:value-type="float" office:value="-2.71448115739808" calcext:value-type="float">
            <text:p>-2,71448115739808</text:p>
          </table:table-cell>
          <table:table-cell table:formula="of:=3*COS(4*[.A47])" office:value-type="float" office:value="-1.27733787469517" calcext:value-type="float">
            <text:p>-1,27733787469517</text:p>
          </table:table-cell>
          <table:table-cell table:formula="of:=[.AK46] + 30/50" office:value-type="float" office:value="12.6" calcext:value-type="float">
            <text:p>12,6</text:p>
          </table:table-cell>
          <table:table-cell office:value-type="string" calcext:value-type="string">
            <text:p>;</text:p>
          </table:table-cell>
          <table:table-cell table:formula="of:=3*SIN(4*[.B47])" office:value-type="float" office:value="-2.99408018528481" calcext:value-type="float">
            <text:p>-2,99408018528481</text:p>
          </table:table-cell>
          <table:table-cell table:formula="of:=3*COS(4*[.B47])" office:value-type="float" office:value="0.188371558587995" calcext:value-type="float">
            <text:p>0,188371558587995</text:p>
          </table:table-cell>
          <table:table-cell table:formula="of:=[.AO46] + 30/50" office:value-type="float" office:value="13.2" calcext:value-type="float">
            <text:p>13,2</text:p>
          </table:table-cell>
        </table:table-row>
        <table:table-row table:style-name="ro1">
          <table:table-cell table:formula="of:=[.A47]+2*PI() / 50" office:value-type="float" office:value="5.90619418874882" calcext:value-type="float">
            <text:p>5,90619418874882</text:p>
          </table:table-cell>
          <table:table-cell table:formula="of:=[.A48]+PI() / 25" office:value-type="float" office:value="6.03185789489241" calcext:value-type="float">
            <text:p>6,03185789489241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48])" office:value-type="float" office:value="-1.10437365805402" calcext:value-type="float">
            <text:p>-1,10437365805402</text:p>
          </table:table-cell>
          <table:table-cell table:formula="of:=3*COS([.A48])" office:value-type="float" office:value="2.78932945766476" calcext:value-type="float">
            <text:p>2,78932945766476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48])" office:value-type="float" office:value="-0.746069661494551" calcext:value-type="float">
            <text:p>-0,746069661494551</text:p>
          </table:table-cell>
          <table:table-cell table:formula="of:=3*COS([.B48])" office:value-type="float" office:value="2.9057494833859" calcext:value-type="float">
            <text:p>2,9057494833859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48])" office:value-type="float" office:value="-1.10437365805402" calcext:value-type="float">
            <text:p>-1,10437365805402</text:p>
          </table:table-cell>
          <table:table-cell table:formula="of:=3*COS([.A48])" office:value-type="float" office:value="2.78932945766476" calcext:value-type="float">
            <text:p>2,78932945766476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48])" office:value-type="float" office:value="-0.746069661494551" calcext:value-type="float">
            <text:p>-0,746069661494551</text:p>
          </table:table-cell>
          <table:table-cell table:formula="of:=3*COS([.B48])" office:value-type="float" office:value="2.9057494833859" calcext:value-type="float">
            <text:p>2,9057494833859</text:p>
          </table:table-cell>
          <table:table-cell office:value-type="string" calcext:value-type="string">
            <text:p>|</text:p>
          </table:table-cell>
          <table:table-cell table:formula="of:=3*SIN([.A48])" office:value-type="float" office:value="-1.10437365805402" calcext:value-type="float">
            <text:p>-1,10437365805402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48])" office:value-type="float" office:value="2.78932945766476" calcext:value-type="float">
            <text:p>2,78932945766476</text:p>
          </table:table-cell>
          <table:table-cell office:value-type="string" calcext:value-type="string">
            <text:p>;</text:p>
          </table:table-cell>
          <table:table-cell table:formula="of:=3*SIN([.B48])" office:value-type="float" office:value="-0.746069661494551" calcext:value-type="float">
            <text:p>-0,746069661494551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48])" office:value-type="float" office:value="2.9057494833859" calcext:value-type="float">
            <text:p>2,9057494833859</text:p>
          </table:table-cell>
          <table:table-cell office:value-type="string" calcext:value-type="string">
            <text:p>|</text:p>
          </table:table-cell>
          <table:table-cell table:formula="of:=3*SIN([.A48])" office:value-type="float" office:value="-1.10437365805402" calcext:value-type="float">
            <text:p>-1,10437365805402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48])" office:value-type="float" office:value="2.78932945766476" calcext:value-type="float">
            <text:p>2,78932945766476</text:p>
          </table:table-cell>
          <table:table-cell office:value-type="string" calcext:value-type="string">
            <text:p>;</text:p>
          </table:table-cell>
          <table:table-cell table:formula="of:=3*SIN([.B48])" office:value-type="float" office:value="-0.746069661494551" calcext:value-type="float">
            <text:p>-0,746069661494551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48])" office:value-type="float" office:value="2.9057494833859" calcext:value-type="float">
            <text:p>2,9057494833859</text:p>
          </table:table-cell>
          <table:table-cell office:value-type="string" calcext:value-type="string">
            <text:p>|</text:p>
          </table:table-cell>
          <table:table-cell table:formula="of:=3*SIN(4*[.A48])" office:value-type="float" office:value="-2.99408018528481" calcext:value-type="float">
            <text:p>-2,99408018528481</text:p>
          </table:table-cell>
          <table:table-cell table:formula="of:=3*COS(4*[.A48])" office:value-type="float" office:value="0.188371558587995" calcext:value-type="float">
            <text:p>0,188371558587995</text:p>
          </table:table-cell>
          <table:table-cell table:formula="of:=[.AK47] + 30/50" office:value-type="float" office:value="13.2" calcext:value-type="float">
            <text:p>13,2</text:p>
          </table:table-cell>
          <table:table-cell office:value-type="string" calcext:value-type="string">
            <text:p>;</text:p>
          </table:table-cell>
          <table:table-cell table:formula="of:=3*SIN(4*[.B48])" office:value-type="float" office:value="-2.53298377650602" calcext:value-type="float">
            <text:p>-2,53298377650602</text:p>
          </table:table-cell>
          <table:table-cell table:formula="of:=3*COS(4*[.B48])" office:value-type="float" office:value="1.60748038493704" calcext:value-type="float">
            <text:p>1,60748038493704</text:p>
          </table:table-cell>
          <table:table-cell table:formula="of:=[.AO47] + 30/50" office:value-type="float" office:value="13.8" calcext:value-type="float">
            <text:p>13,8</text:p>
          </table:table-cell>
        </table:table-row>
        <table:table-row table:style-name="ro1">
          <table:table-cell table:formula="of:=[.A48]+2*PI() / 50" office:value-type="float" office:value="6.03185789489241" calcext:value-type="float">
            <text:p>6,03185789489241</text:p>
          </table:table-cell>
          <table:table-cell table:formula="of:=[.A49]+PI() / 25" office:value-type="float" office:value="6.157521601036" calcext:value-type="float">
            <text:p>6,157521601036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49])" office:value-type="float" office:value="-0.746069661494551" calcext:value-type="float">
            <text:p>-0,746069661494551</text:p>
          </table:table-cell>
          <table:table-cell table:formula="of:=3*COS([.A49])" office:value-type="float" office:value="2.9057494833859" calcext:value-type="float">
            <text:p>2,9057494833859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49])" office:value-type="float" office:value="-0.375999700692898" calcext:value-type="float">
            <text:p>-0,375999700692898</text:p>
          </table:table-cell>
          <table:table-cell table:formula="of:=3*COS([.B49])" office:value-type="float" office:value="2.97634410394344" calcext:value-type="float">
            <text:p>2,97634410394344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49])" office:value-type="float" office:value="-0.746069661494551" calcext:value-type="float">
            <text:p>-0,746069661494551</text:p>
          </table:table-cell>
          <table:table-cell table:formula="of:=3*COS([.A49])" office:value-type="float" office:value="2.9057494833859" calcext:value-type="float">
            <text:p>2,9057494833859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49])" office:value-type="float" office:value="-0.375999700692898" calcext:value-type="float">
            <text:p>-0,375999700692898</text:p>
          </table:table-cell>
          <table:table-cell table:formula="of:=3*COS([.B49])" office:value-type="float" office:value="2.97634410394344" calcext:value-type="float">
            <text:p>2,97634410394344</text:p>
          </table:table-cell>
          <table:table-cell office:value-type="string" calcext:value-type="string">
            <text:p>|</text:p>
          </table:table-cell>
          <table:table-cell table:formula="of:=3*SIN([.A49])" office:value-type="float" office:value="-0.746069661494551" calcext:value-type="float">
            <text:p>-0,746069661494551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49])" office:value-type="float" office:value="2.9057494833859" calcext:value-type="float">
            <text:p>2,9057494833859</text:p>
          </table:table-cell>
          <table:table-cell office:value-type="string" calcext:value-type="string">
            <text:p>;</text:p>
          </table:table-cell>
          <table:table-cell table:formula="of:=3*SIN([.B49])" office:value-type="float" office:value="-0.375999700692898" calcext:value-type="float">
            <text:p>-0,375999700692898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49])" office:value-type="float" office:value="2.97634410394344" calcext:value-type="float">
            <text:p>2,97634410394344</text:p>
          </table:table-cell>
          <table:table-cell office:value-type="string" calcext:value-type="string">
            <text:p>|</text:p>
          </table:table-cell>
          <table:table-cell table:formula="of:=3*SIN([.A49])" office:value-type="float" office:value="-0.746069661494551" calcext:value-type="float">
            <text:p>-0,746069661494551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49])" office:value-type="float" office:value="2.9057494833859" calcext:value-type="float">
            <text:p>2,9057494833859</text:p>
          </table:table-cell>
          <table:table-cell office:value-type="string" calcext:value-type="string">
            <text:p>;</text:p>
          </table:table-cell>
          <table:table-cell table:formula="of:=3*SIN([.B49])" office:value-type="float" office:value="-0.375999700692898" calcext:value-type="float">
            <text:p>-0,375999700692898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49])" office:value-type="float" office:value="2.97634410394344" calcext:value-type="float">
            <text:p>2,97634410394344</text:p>
          </table:table-cell>
          <table:table-cell office:value-type="string" calcext:value-type="string">
            <text:p>|</text:p>
          </table:table-cell>
          <table:table-cell table:formula="of:=3*SIN(4*[.A49])" office:value-type="float" office:value="-2.53298377650602" calcext:value-type="float">
            <text:p>-2,53298377650602</text:p>
          </table:table-cell>
          <table:table-cell table:formula="of:=3*COS(4*[.A49])" office:value-type="float" office:value="1.60748038493704" calcext:value-type="float">
            <text:p>1,60748038493704</text:p>
          </table:table-cell>
          <table:table-cell table:formula="of:=[.AK48] + 30/50" office:value-type="float" office:value="13.8" calcext:value-type="float">
            <text:p>13,8</text:p>
          </table:table-cell>
          <table:table-cell office:value-type="string" calcext:value-type="string">
            <text:p>;</text:p>
          </table:table-cell>
          <table:table-cell table:formula="of:=3*SIN(4*[.B49])" office:value-type="float" office:value="-1.44526102230509" calcext:value-type="float">
            <text:p>-1,44526102230509</text:p>
          </table:table-cell>
          <table:table-cell table:formula="of:=3*COS(4*[.B49])" office:value-type="float" office:value="2.62892004013162" calcext:value-type="float">
            <text:p>2,62892004013162</text:p>
          </table:table-cell>
          <table:table-cell table:formula="of:=[.AO48] + 30/50" office:value-type="float" office:value="14.4" calcext:value-type="float">
            <text:p>14,4</text:p>
          </table:table-cell>
        </table:table-row>
        <table:table-row table:style-name="ro1">
          <table:table-cell table:formula="of:=[.A49]+2*PI() / 50" office:value-type="float" office:value="6.157521601036" calcext:value-type="float">
            <text:p>6,157521601036</text:p>
          </table:table-cell>
          <table:table-cell table:formula="of:=[.A50]+PI() / 25" office:value-type="float" office:value="6.28318530717959" calcext:value-type="float">
            <text:p>6,28318530717959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50])" office:value-type="float" office:value="-0.375999700692898" calcext:value-type="float">
            <text:p>-0,375999700692898</text:p>
          </table:table-cell>
          <table:table-cell table:formula="of:=3*COS([.A50])" office:value-type="float" office:value="2.97634410394344" calcext:value-type="float">
            <text:p>2,97634410394344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50])" office:value-type="float" office:value="0.00000000000001525242" calcext:value-type="float">
            <text:p>1,52524234751138E-14</text:p>
          </table:table-cell>
          <table:table-cell table:formula="of:=3*COS([.B50])" office:value-type="float" office:value="3" calcext:value-type="float">
            <text:p>3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50])" office:value-type="float" office:value="-0.375999700692898" calcext:value-type="float">
            <text:p>-0,375999700692898</text:p>
          </table:table-cell>
          <table:table-cell table:formula="of:=3*COS([.A50])" office:value-type="float" office:value="2.97634410394344" calcext:value-type="float">
            <text:p>2,97634410394344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50])" office:value-type="float" office:value="0.00000000000001525242" calcext:value-type="float">
            <text:p>1,52524234751138E-14</text:p>
          </table:table-cell>
          <table:table-cell table:formula="of:=3*COS([.B50])" office:value-type="float" office:value="3" calcext:value-type="float">
            <text:p>3</text:p>
          </table:table-cell>
          <table:table-cell office:value-type="string" calcext:value-type="string">
            <text:p>|</text:p>
          </table:table-cell>
          <table:table-cell table:formula="of:=3*SIN([.A50])" office:value-type="float" office:value="-0.375999700692898" calcext:value-type="float">
            <text:p>-0,375999700692898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50])" office:value-type="float" office:value="2.97634410394344" calcext:value-type="float">
            <text:p>2,97634410394344</text:p>
          </table:table-cell>
          <table:table-cell office:value-type="string" calcext:value-type="string">
            <text:p>;</text:p>
          </table:table-cell>
          <table:table-cell table:formula="of:=3*SIN([.B50])" office:value-type="float" office:value="0.00000000000001525242" calcext:value-type="float">
            <text:p>1,52524234751138E-14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50])" office:value-type="float" office:value="3" calcext:value-type="float">
            <text:p>3</text:p>
          </table:table-cell>
          <table:table-cell office:value-type="string" calcext:value-type="string">
            <text:p>|</text:p>
          </table:table-cell>
          <table:table-cell table:formula="of:=3*SIN([.A50])" office:value-type="float" office:value="-0.375999700692898" calcext:value-type="float">
            <text:p>-0,375999700692898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50])" office:value-type="float" office:value="2.97634410394344" calcext:value-type="float">
            <text:p>2,97634410394344</text:p>
          </table:table-cell>
          <table:table-cell office:value-type="string" calcext:value-type="string">
            <text:p>;</text:p>
          </table:table-cell>
          <table:table-cell table:formula="of:=3*SIN([.B50])" office:value-type="float" office:value="0.00000000000001525242" calcext:value-type="float">
            <text:p>1,52524234751138E-14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50])" office:value-type="float" office:value="3" calcext:value-type="float">
            <text:p>3</text:p>
          </table:table-cell>
          <table:table-cell office:value-type="string" calcext:value-type="string">
            <text:p>|</text:p>
          </table:table-cell>
          <table:table-cell table:formula="of:=3*SIN(4*[.A50])" office:value-type="float" office:value="-1.44526102230509" calcext:value-type="float">
            <text:p>-1,44526102230509</text:p>
          </table:table-cell>
          <table:table-cell table:formula="of:=3*COS(4*[.A50])" office:value-type="float" office:value="2.62892004013162" calcext:value-type="float">
            <text:p>2,62892004013162</text:p>
          </table:table-cell>
          <table:table-cell table:formula="of:=[.AK49] + 30/50" office:value-type="float" office:value="14.4" calcext:value-type="float">
            <text:p>14,4</text:p>
          </table:table-cell>
          <table:table-cell office:value-type="string" calcext:value-type="string">
            <text:p>;</text:p>
          </table:table-cell>
          <table:table-cell table:formula="of:=3*SIN(4*[.B50])" office:value-type="float" office:value="0.00000000000006100969" calcext:value-type="float">
            <text:p>6,10096939004554E-14</text:p>
          </table:table-cell>
          <table:table-cell table:formula="of:=3*COS(4*[.B50])" office:value-type="float" office:value="3" calcext:value-type="float">
            <text:p>3</text:p>
          </table:table-cell>
          <table:table-cell table:formula="of:=[.AO49] + 30/50"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8">00/00/0000</text:date>, <text:time style:data-style-name="N2" text:time-value="15:20:05.36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7T21:46:07.799000000</meta:creation-date>
    <dc:date>2023-09-18T15:45:00.082000000</dc:date>
    <meta:editing-duration>PT1H42M2S</meta:editing-duration>
    <meta:editing-cycles>15</meta:editing-cycles>
    <meta:generator>LibreOffice/7.5.3.2$Windows_X86_64 LibreOffice_project/9f56dff12ba03b9acd7730a5a481eea045e468f3</meta:generator>
    <meta:document-statistic meta:table-count="1" meta:cell-count="2050" meta:object-count="0"/>
  </office:meta>
</office:document-meta>
</file>